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color="#c9211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table:number-columns-repeated="2" office:value-type="float" office:value="468907" calcext:value-type="float">
            <text:p>468907</text:p>
          </table:table-cell>
          <table:table-cell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table:number-columns-repeated="2" office:value-type="float" office:value="3550273" calcext:value-type="float">
            <text:p>3550273</text:p>
          </table:table-cell>
          <table:table-cell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table:number-columns-repeated="2" office:value-type="float" office:value="8905320" calcext:value-type="float">
            <text:p>8905320</text:p>
          </table:table-cell>
          <table:table-cell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73861" calcext:value-type="float">
            <text:p>204977386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2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table:number-columns-repeated="2" office:value-type="float" office:value="468907" calcext:value-type="float">
            <text:p>468907</text:p>
          </table:table-cell>
          <table:table-cell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table:number-columns-repeated="2" office:value-type="float" office:value="8905320" calcext:value-type="float">
            <text:p>8905320</text:p>
          </table:table-cell>
          <table:table-cell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73861" calcext:value-type="float">
            <text:p>204977386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3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table:number-columns-repeated="2" office:value-type="float" office:value="468907" calcext:value-type="float">
            <text:p>468907</text:p>
          </table:table-cell>
          <table:table-cell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table:number-columns-repeated="2" office:value-type="float" office:value="8905320" calcext:value-type="float">
            <text:p>8905320</text:p>
          </table:table-cell>
          <table:table-cell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73861" calcext:value-type="float">
            <text:p>204977386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4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table:number-columns-repeated="2" office:value-type="float" office:value="8905320" calcext:value-type="float">
            <text:p>8905320</text:p>
          </table:table-cell>
          <table:table-cell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73861" calcext:value-type="float">
            <text:p>204977386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5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table:number-columns-repeated="2" office:value-type="float" office:value="8905320" calcext:value-type="float">
            <text:p>8905320</text:p>
          </table:table-cell>
          <table:table-cell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6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table:number-columns-repeated="2" office:value-type="float" office:value="8905320" calcext:value-type="float">
            <text:p>8905320</text:p>
          </table:table-cell>
          <table:table-cell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7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8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9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402" calcext:value-type="float">
            <text:p>293402</text:p>
          </table:table-cell>
          <table:table-cell office:value-type="float" office:value="292767" calcext:value-type="float">
            <text:p>292767</text:p>
          </table:table-cell>
          <table:table-cell office:value-type="float" office:value="293486" calcext:value-type="float">
            <text:p>293486</text:p>
          </table:table-cell>
          <table:table-cell office:value-type="float" office:value="293716" calcext:value-type="float">
            <text:p>293716</text:p>
          </table:table-cell>
          <table:table-cell office:value-type="float" office:value="293324" calcext:value-type="float">
            <text:p>293324</text:p>
          </table:table-cell>
          <table:table-cell table:number-columns-repeated="2" office:value-type="float" office:value="293116" calcext:value-type="float">
            <text:p>293116</text:p>
          </table:table-cell>
          <table:table-cell office:value-type="float" office:value="293065" calcext:value-type="float">
            <text:p>293065</text:p>
          </table:table-cell>
          <table:table-cell office:value-type="float" office:value="293737" calcext:value-type="float">
            <text:p>293737</text:p>
          </table:table-cell>
          <table:table-cell table:number-columns-repeated="2" office:value-type="float" office:value="293024" calcext:value-type="float">
            <text:p>293024</text:p>
          </table:table-cell>
          <table:table-cell office:value-type="float" office:value="293640" calcext:value-type="float">
            <text:p>293640</text:p>
          </table:table-cell>
          <table:table-cell office:value-type="float" office:value="292933" calcext:value-type="float">
            <text:p>292933</text:p>
          </table:table-cell>
          <table:table-cell table:number-columns-repeated="2" office:value-type="float" office:value="293537" calcext:value-type="float">
            <text:p>293537</text:p>
          </table:table-cell>
          <table:table-cell office:value-type="float" office:value="293269" calcext:value-type="float">
            <text:p>293269</text:p>
          </table:table-cell>
          <table:table-cell office:value-type="float" office:value="293764" calcext:value-type="float">
            <text:p>293764</text:p>
          </table:table-cell>
          <table:table-cell table:number-columns-repeated="2" office:value-type="float" office:value="292389" calcext:value-type="float">
            <text:p>292389</text:p>
          </table:table-cell>
          <table:table-cell office:value-type="float" office:value="292884" calcext:value-type="float">
            <text:p>292884</text:p>
          </table:table-cell>
          <table:table-cell table:number-columns-repeated="2" office:value-type="float" office:value="293606" calcext:value-type="float">
            <text:p>293606</text:p>
          </table:table-cell>
          <table:table-cell office:value-type="float" office:value="292554" calcext:value-type="float">
            <text:p>292554</text:p>
          </table:table-cell>
          <table:table-cell office:value-type="float" office:value="292982" calcext:value-type="float">
            <text:p>292982</text:p>
          </table:table-cell>
          <table:table-cell table:number-columns-repeated="2" office:value-type="float" office:value="293302" calcext:value-type="float">
            <text:p>293302</text:p>
          </table:table-cell>
          <table:table-cell office:value-type="float" office:value="293697" calcext:value-type="float">
            <text:p>293697</text:p>
          </table:table-cell>
          <table:table-cell office:value-type="float" office:value="294045" calcext:value-type="float">
            <text:p>294045</text:p>
          </table:table-cell>
          <table:table-cell table:number-columns-repeated="2" office:value-type="float" office:value="292716" calcext:value-type="float">
            <text:p>292716</text:p>
          </table:table-cell>
          <table:table-cell office:value-type="float" office:value="293661" calcext:value-type="float">
            <text:p>293661</text:p>
          </table:table-cell>
          <table:table-cell office:value-type="float" office:value="293559" calcext:value-type="float">
            <text:p>2935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35" calcext:value-type="float">
            <text:p>439535</text:p>
          </table:table-cell>
          <table:table-cell office:value-type="float" office:value="437812" calcext:value-type="float">
            <text:p>437812</text:p>
          </table:table-cell>
          <table:table-cell table:number-columns-repeated="2" office:value-type="float" office:value="438538" calcext:value-type="float">
            <text:p>438538</text:p>
          </table:table-cell>
          <table:table-cell office:value-type="float" office:value="440211" calcext:value-type="float">
            <text:p>440211</text:p>
          </table:table-cell>
          <table:table-cell table:number-columns-repeated="2" office:value-type="float" office:value="439452" calcext:value-type="float">
            <text:p>439452</text:p>
          </table:table-cell>
          <table:table-cell office:value-type="float" office:value="438743" calcext:value-type="float">
            <text:p>438743</text:p>
          </table:table-cell>
          <table:table-cell office:value-type="float" office:value="438719" calcext:value-type="float">
            <text:p>438719</text:p>
          </table:table-cell>
          <table:table-cell table:number-columns-repeated="2" office:value-type="float" office:value="440193" calcext:value-type="float">
            <text:p>440193</text:p>
          </table:table-cell>
          <table:table-cell office:value-type="float" office:value="439195" calcext:value-type="float">
            <text:p>439195</text:p>
          </table:table-cell>
          <table:table-cell office:value-type="float" office:value="439021" calcext:value-type="float">
            <text:p>439021</text:p>
          </table:table-cell>
          <table:table-cell table:number-columns-repeated="2" office:value-type="float" office:value="439142" calcext:value-type="float">
            <text:p>439142</text:p>
          </table:table-cell>
          <table:table-cell office:value-type="float" office:value="439612" calcext:value-type="float">
            <text:p>439612</text:p>
          </table:table-cell>
          <table:table-cell office:value-type="float" office:value="439090" calcext:value-type="float">
            <text:p>439090</text:p>
          </table:table-cell>
          <table:table-cell table:number-columns-repeated="2" office:value-type="float" office:value="438950" calcext:value-type="float">
            <text:p>438950</text:p>
          </table:table-cell>
          <table:table-cell office:value-type="float" office:value="437997" calcext:value-type="float">
            <text:p>437997</text:p>
          </table:table-cell>
          <table:table-cell office:value-type="float" office:value="439851" calcext:value-type="float">
            <text:p>439851</text:p>
          </table:table-cell>
          <table:table-cell table:number-columns-repeated="2" office:value-type="float" office:value="439078" calcext:value-type="float">
            <text:p>439078</text:p>
          </table:table-cell>
          <table:table-cell office:value-type="float" office:value="439587" calcext:value-type="float">
            <text:p>439587</text:p>
          </table:table-cell>
          <table:table-cell office:value-type="float" office:value="440286" calcext:value-type="float">
            <text:p>440286</text:p>
          </table:table-cell>
          <table:table-cell office:value-type="float" office:value="438672" calcext:value-type="float">
            <text:p>438672</text:p>
          </table:table-cell>
          <table:table-cell table:number-columns-repeated="2" office:value-type="float" office:value="439199" calcext:value-type="float">
            <text:p>439199</text:p>
          </table:table-cell>
          <table:table-cell office:value-type="float" office:value="439226" calcext:value-type="float">
            <text:p>439226</text:p>
          </table:table-cell>
          <table:table-cell office:value-type="float" office:value="439097" calcext:value-type="float">
            <text:p>439097</text:p>
          </table:table-cell>
          <table:table-cell table:number-columns-repeated="2" office:value-type="float" office:value="440652" calcext:value-type="float">
            <text:p>4406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28" calcext:value-type="float">
            <text:p>876628</text:p>
          </table:table-cell>
          <table:table-cell office:value-type="float" office:value="880112" calcext:value-type="float">
            <text:p>880112</text:p>
          </table:table-cell>
          <table:table-cell office:value-type="float" office:value="879287" calcext:value-type="float">
            <text:p>879287</text:p>
          </table:table-cell>
          <table:table-cell office:value-type="float" office:value="879320" calcext:value-type="float">
            <text:p>879320</text:p>
          </table:table-cell>
          <table:table-cell office:value-type="float" office:value="878268" calcext:value-type="float">
            <text:p>878268</text:p>
          </table:table-cell>
          <table:table-cell table:number-columns-repeated="2" office:value-type="float" office:value="878080" calcext:value-type="float">
            <text:p>878080</text:p>
          </table:table-cell>
          <table:table-cell office:value-type="float" office:value="876941" calcext:value-type="float">
            <text:p>876941</text:p>
          </table:table-cell>
          <table:table-cell office:value-type="float" office:value="879035" calcext:value-type="float">
            <text:p>879035</text:p>
          </table:table-cell>
          <table:table-cell office:value-type="float" office:value="880096" calcext:value-type="float">
            <text:p>880096</text:p>
          </table:table-cell>
          <table:table-cell table:number-columns-repeated="2" office:value-type="float" office:value="879221" calcext:value-type="float">
            <text:p>879221</text:p>
          </table:table-cell>
          <table:table-cell office:value-type="float" office:value="877470" calcext:value-type="float">
            <text:p>877470</text:p>
          </table:table-cell>
          <table:table-cell office:value-type="float" office:value="877431" calcext:value-type="float">
            <text:p>877431</text:p>
          </table:table-cell>
          <table:table-cell table:number-columns-repeated="2" office:value-type="float" office:value="880340" calcext:value-type="float">
            <text:p>880340</text:p>
          </table:table-cell>
          <table:table-cell office:value-type="float" office:value="878865" calcext:value-type="float">
            <text:p>878865</text:p>
          </table:table-cell>
          <table:table-cell office:value-type="float" office:value="877937" calcext:value-type="float">
            <text:p>877937</text:p>
          </table:table-cell>
          <table:table-cell office:value-type="float" office:value="879481" calcext:value-type="float">
            <text:p>879481</text:p>
          </table:table-cell>
          <table:table-cell table:number-columns-repeated="2" office:value-type="float" office:value="879943" calcext:value-type="float">
            <text:p>879943</text:p>
          </table:table-cell>
          <table:table-cell office:value-type="float" office:value="877369" calcext:value-type="float">
            <text:p>877369</text:p>
          </table:table-cell>
          <table:table-cell office:value-type="float" office:value="875830" calcext:value-type="float">
            <text:p>875830</text:p>
          </table:table-cell>
          <table:table-cell office:value-type="float" office:value="878636" calcext:value-type="float">
            <text:p>878636</text:p>
          </table:table-cell>
          <table:table-cell table:number-columns-repeated="2" office:value-type="float" office:value="880014" calcext:value-type="float">
            <text:p>880014</text:p>
          </table:table-cell>
          <table:table-cell office:value-type="float" office:value="879580" calcext:value-type="float">
            <text:p>879580</text:p>
          </table:table-cell>
          <table:table-cell office:value-type="float" office:value="876298" calcext:value-type="float">
            <text:p>876298</text:p>
          </table:table-cell>
          <table:table-cell table:number-columns-repeated="2" office:value-type="float" office:value="876760" calcext:value-type="float">
            <text:p>876760</text:p>
          </table:table-cell>
          <table:table-cell office:value-type="float" office:value="876163" calcext:value-type="float">
            <text:p>876163</text:p>
          </table:table-cell>
          <table:table-cell office:value-type="float" office:value="879738" calcext:value-type="float">
            <text:p>87973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92" calcext:value-type="float">
            <text:p>1606092</text:p>
          </table:table-cell>
          <table:table-cell office:value-type="float" office:value="1610091" calcext:value-type="float">
            <text:p>1610091</text:p>
          </table:table-cell>
          <table:table-cell office:value-type="float" office:value="1605879" calcext:value-type="float">
            <text:p>1605879</text:p>
          </table:table-cell>
          <table:table-cell office:value-type="float" office:value="1606663" calcext:value-type="float">
            <text:p>1606663</text:p>
          </table:table-cell>
          <table:table-cell office:value-type="float" office:value="1604349" calcext:value-type="float">
            <text:p>1604349</text:p>
          </table:table-cell>
          <table:table-cell table:number-columns-repeated="2" office:value-type="float" office:value="1605548" calcext:value-type="float">
            <text:p>1605548</text:p>
          </table:table-cell>
          <table:table-cell office:value-type="float" office:value="1612394" calcext:value-type="float">
            <text:p>1612394</text:p>
          </table:table-cell>
          <table:table-cell office:value-type="float" office:value="1612789" calcext:value-type="float">
            <text:p>1612789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10454" calcext:value-type="float">
            <text:p>1610454</text:p>
          </table:table-cell>
          <table:table-cell office:value-type="float" office:value="1611507" calcext:value-type="float">
            <text:p>1611507</text:p>
          </table:table-cell>
          <table:table-cell office:value-type="float" office:value="1610877" calcext:value-type="float">
            <text:p>1610877</text:p>
          </table:table-cell>
          <table:table-cell office:value-type="float" office:value="1611165" calcext:value-type="float">
            <text:p>1611165</text:p>
          </table:table-cell>
          <table:table-cell table:number-columns-repeated="2" office:value-type="float" office:value="1611849" calcext:value-type="float">
            <text:p>1611849</text:p>
          </table:table-cell>
          <table:table-cell office:value-type="float" office:value="1609704" calcext:value-type="float">
            <text:p>1609704</text:p>
          </table:table-cell>
          <table:table-cell office:value-type="float" office:value="1611080" calcext:value-type="float">
            <text:p>1611080</text:p>
          </table:table-cell>
          <table:table-cell table:number-columns-repeated="2" office:value-type="float" office:value="1609336" calcext:value-type="float">
            <text:p>1609336</text:p>
          </table:table-cell>
          <table:table-cell office:value-type="float" office:value="1612104" calcext:value-type="float">
            <text:p>1612104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606020" calcext:value-type="float">
            <text:p>1606020</text:p>
          </table:table-cell>
          <table:table-cell table:number-columns-repeated="2" office:value-type="float" office:value="1606743" calcext:value-type="float">
            <text:p>1606743</text:p>
          </table:table-cell>
          <table:table-cell office:value-type="float" office:value="1611233" calcext:value-type="float">
            <text:p>1611233</text:p>
          </table:table-cell>
          <table:table-cell office:value-type="float" office:value="1606108" calcext:value-type="float">
            <text:p>1606108</text:p>
          </table:table-cell>
          <table:table-cell office:value-type="float" office:value="1611524" calcext:value-type="float">
            <text:p>1611524</text:p>
          </table:table-cell>
          <table:table-cell table:number-columns-repeated="2" office:value-type="float" office:value="1611144" calcext:value-type="float">
            <text:p>1611144</text:p>
          </table:table-cell>
          <table:table-cell office:value-type="float" office:value="1609109" calcext:value-type="float">
            <text:p>160910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72" calcext:value-type="float">
            <text:p>3134072</text:p>
          </table:table-cell>
          <table:table-cell office:value-type="float" office:value="3127904" calcext:value-type="float">
            <text:p>3127904</text:p>
          </table:table-cell>
          <table:table-cell office:value-type="float" office:value="3139201" calcext:value-type="float">
            <text:p>3139201</text:p>
          </table:table-cell>
          <table:table-cell office:value-type="float" office:value="3128667" calcext:value-type="float">
            <text:p>3128667</text:p>
          </table:table-cell>
          <table:table-cell table:number-columns-repeated="2" office:value-type="float" office:value="3134869" calcext:value-type="float">
            <text:p>3134869</text:p>
          </table:table-cell>
          <table:table-cell office:value-type="float" office:value="3139960" calcext:value-type="float">
            <text:p>3139960</text:p>
          </table:table-cell>
          <table:table-cell office:value-type="float" office:value="3126918" calcext:value-type="float">
            <text:p>3126918</text:p>
          </table:table-cell>
          <table:table-cell office:value-type="float" office:value="3126825" calcext:value-type="float">
            <text:p>3126825</text:p>
          </table:table-cell>
          <table:table-cell office:value-type="float" office:value="3128346" calcext:value-type="float">
            <text:p>3128346</text:p>
          </table:table-cell>
          <table:table-cell table:number-columns-repeated="2" office:value-type="float" office:value="3134785" calcext:value-type="float">
            <text:p>3134785</text:p>
          </table:table-cell>
          <table:table-cell office:value-type="float" office:value="3134754" calcext:value-type="float">
            <text:p>3134754</text:p>
          </table:table-cell>
          <table:table-cell office:value-type="float" office:value="3133313" calcext:value-type="float">
            <text:p>3133313</text:p>
          </table:table-cell>
          <table:table-cell office:value-type="float" office:value="3128185" calcext:value-type="float">
            <text:p>3128185</text:p>
          </table:table-cell>
          <table:table-cell table:number-columns-repeated="2" office:value-type="float" office:value="3137096" calcext:value-type="float">
            <text:p>3137096</text:p>
          </table:table-cell>
          <table:table-cell office:value-type="float" office:value="3136038" calcext:value-type="float">
            <text:p>3136038</text:p>
          </table:table-cell>
          <table:table-cell office:value-type="float" office:value="3135097" calcext:value-type="float">
            <text:p>3135097</text:p>
          </table:table-cell>
          <table:table-cell office:value-type="float" office:value="3126528" calcext:value-type="float">
            <text:p>3126528</text:p>
          </table:table-cell>
          <table:table-cell office:value-type="float" office:value="3139924" calcext:value-type="float">
            <text:p>3139924</text:p>
          </table:table-cell>
          <table:table-cell table:number-columns-repeated="2" office:value-type="float" office:value="3136688" calcext:value-type="float">
            <text:p>3136688</text:p>
          </table:table-cell>
          <table:table-cell office:value-type="float" office:value="3137310" calcext:value-type="float">
            <text:p>3137310</text:p>
          </table:table-cell>
          <table:table-cell office:value-type="float" office:value="3136235" calcext:value-type="float">
            <text:p>3136235</text:p>
          </table:table-cell>
          <table:table-cell office:value-type="float" office:value="3129256" calcext:value-type="float">
            <text:p>3129256</text:p>
          </table:table-cell>
          <table:table-cell office:value-type="float" office:value="3135935" calcext:value-type="float">
            <text:p>3135935</text:p>
          </table:table-cell>
          <table:table-cell table:number-columns-repeated="2" office:value-type="float" office:value="3135394" calcext:value-type="float">
            <text:p>3135394</text:p>
          </table:table-cell>
          <table:table-cell office:value-type="float" office:value="3135728" calcext:value-type="float">
            <text:p>3135728</text:p>
          </table:table-cell>
          <table:table-cell office:value-type="float" office:value="3137692" calcext:value-type="float">
            <text:p>3137692</text:p>
          </table:table-cell>
          <table:table-cell office:value-type="float" office:value="3136186" calcext:value-type="float">
            <text:p>31361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48" calcext:value-type="float">
            <text:p>7716448</text:p>
          </table:table-cell>
          <table:table-cell office:value-type="float" office:value="7687064" calcext:value-type="float">
            <text:p>7687064</text:p>
          </table:table-cell>
          <table:table-cell office:value-type="float" office:value="7710611" calcext:value-type="float">
            <text:p>7710611</text:p>
          </table:table-cell>
          <table:table-cell table:number-columns-repeated="2" office:value-type="float" office:value="7687599" calcext:value-type="float">
            <text:p>7687599</text:p>
          </table:table-cell>
          <table:table-cell office:value-type="float" office:value="7687152" calcext:value-type="float">
            <text:p>7687152</text:p>
          </table:table-cell>
          <table:table-cell office:value-type="float" office:value="7714480" calcext:value-type="float">
            <text:p>7714480</text:p>
          </table:table-cell>
          <table:table-cell office:value-type="float" office:value="7710595" calcext:value-type="float">
            <text:p>7710595</text:p>
          </table:table-cell>
          <table:table-cell office:value-type="float" office:value="7685904" calcext:value-type="float">
            <text:p>7685904</text:p>
          </table:table-cell>
          <table:table-cell office:value-type="float" office:value="7713093" calcext:value-type="float">
            <text:p>7713093</text:p>
          </table:table-cell>
          <table:table-cell office:value-type="float" office:value="7687343" calcext:value-type="float">
            <text:p>7687343</text:p>
          </table:table-cell>
          <table:table-cell office:value-type="float" office:value="7709948" calcext:value-type="float">
            <text:p>7709948</text:p>
          </table:table-cell>
          <table:table-cell office:value-type="float" office:value="7714508" calcext:value-type="float">
            <text:p>7714508</text:p>
          </table:table-cell>
          <table:table-cell office:value-type="float" office:value="7713640" calcext:value-type="float">
            <text:p>7713640</text:p>
          </table:table-cell>
          <table:table-cell office:value-type="float" office:value="7713508" calcext:value-type="float">
            <text:p>7713508</text:p>
          </table:table-cell>
          <table:table-cell table:number-columns-repeated="2" office:value-type="float" office:value="7713060" calcext:value-type="float">
            <text:p>7713060</text:p>
          </table:table-cell>
          <table:table-cell office:value-type="float" office:value="7711693" calcext:value-type="float">
            <text:p>7711693</text:p>
          </table:table-cell>
          <table:table-cell office:value-type="float" office:value="7710569" calcext:value-type="float">
            <text:p>7710569</text:p>
          </table:table-cell>
          <table:table-cell office:value-type="float" office:value="7717968" calcext:value-type="float">
            <text:p>7717968</text:p>
          </table:table-cell>
          <table:table-cell office:value-type="float" office:value="7712015" calcext:value-type="float">
            <text:p>7712015</text:p>
          </table:table-cell>
          <table:table-cell office:value-type="float" office:value="7689092" calcext:value-type="float">
            <text:p>7689092</text:p>
          </table:table-cell>
          <table:table-cell office:value-type="float" office:value="7712560" calcext:value-type="float">
            <text:p>7712560</text:p>
          </table:table-cell>
          <table:table-cell office:value-type="float" office:value="7687485" calcext:value-type="float">
            <text:p>7687485</text:p>
          </table:table-cell>
          <table:table-cell office:value-type="float" office:value="7683887" calcext:value-type="float">
            <text:p>7683887</text:p>
          </table:table-cell>
          <table:table-cell office:value-type="float" office:value="7686039" calcext:value-type="float">
            <text:p>7686039</text:p>
          </table:table-cell>
          <table:table-cell office:value-type="float" office:value="7714824" calcext:value-type="float">
            <text:p>7714824</text:p>
          </table:table-cell>
          <table:table-cell office:value-type="float" office:value="7690103" calcext:value-type="float">
            <text:p>7690103</text:p>
          </table:table-cell>
          <table:table-cell office:value-type="float" office:value="7688902" calcext:value-type="float">
            <text:p>7688902</text:p>
          </table:table-cell>
          <table:table-cell table:number-columns-repeated="2" office:value-type="float" office:value="7684599" calcext:value-type="float">
            <text:p>76845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76" calcext:value-type="float">
            <text:p>15287476</text:p>
          </table:table-cell>
          <table:table-cell office:value-type="float" office:value="15290674" calcext:value-type="float">
            <text:p>15290674</text:p>
          </table:table-cell>
          <table:table-cell office:value-type="float" office:value="15339452" calcext:value-type="float">
            <text:p>15339452</text:p>
          </table:table-cell>
          <table:table-cell office:value-type="float" office:value="15343554" calcext:value-type="float">
            <text:p>15343554</text:p>
          </table:table-cell>
          <table:table-cell office:value-type="float" office:value="15291237" calcext:value-type="float">
            <text:p>15291237</text:p>
          </table:table-cell>
          <table:table-cell office:value-type="float" office:value="15288225" calcext:value-type="float">
            <text:p>15288225</text:p>
          </table:table-cell>
          <table:table-cell office:value-type="float" office:value="15289461" calcext:value-type="float">
            <text:p>15289461</text:p>
          </table:table-cell>
          <table:table-cell office:value-type="float" office:value="15336480" calcext:value-type="float">
            <text:p>15336480</text:p>
          </table:table-cell>
          <table:table-cell office:value-type="float" office:value="15340636" calcext:value-type="float">
            <text:p>15340636</text:p>
          </table:table-cell>
          <table:table-cell office:value-type="float" office:value="15290641" calcext:value-type="float">
            <text:p>15290641</text:p>
          </table:table-cell>
          <table:table-cell office:value-type="float" office:value="15339678" calcext:value-type="float">
            <text:p>15339678</text:p>
          </table:table-cell>
          <table:table-cell office:value-type="float" office:value="15338061" calcext:value-type="float">
            <text:p>15338061</text:p>
          </table:table-cell>
          <table:table-cell office:value-type="float" office:value="15284921" calcext:value-type="float">
            <text:p>15284921</text:p>
          </table:table-cell>
          <table:table-cell office:value-type="float" office:value="15288190" calcext:value-type="float">
            <text:p>15288190</text:p>
          </table:table-cell>
          <table:table-cell office:value-type="float" office:value="15338992" calcext:value-type="float">
            <text:p>15338992</text:p>
          </table:table-cell>
          <table:table-cell office:value-type="float" office:value="15339744" calcext:value-type="float">
            <text:p>15339744</text:p>
          </table:table-cell>
          <table:table-cell office:value-type="float" office:value="15341506" calcext:value-type="float">
            <text:p>15341506</text:p>
          </table:table-cell>
          <table:table-cell office:value-type="float" office:value="15291077" calcext:value-type="float">
            <text:p>15291077</text:p>
          </table:table-cell>
          <table:table-cell office:value-type="float" office:value="15336943" calcext:value-type="float">
            <text:p>15336943</text:p>
          </table:table-cell>
          <table:table-cell office:value-type="float" office:value="15336434" calcext:value-type="float">
            <text:p>15336434</text:p>
          </table:table-cell>
          <table:table-cell office:value-type="float" office:value="15338717" calcext:value-type="float">
            <text:p>15338717</text:p>
          </table:table-cell>
          <table:table-cell office:value-type="float" office:value="15340437" calcext:value-type="float">
            <text:p>15340437</text:p>
          </table:table-cell>
          <table:table-cell office:value-type="float" office:value="15285222" calcext:value-type="float">
            <text:p>15285222</text:p>
          </table:table-cell>
          <table:table-cell office:value-type="float" office:value="15339418" calcext:value-type="float">
            <text:p>15339418</text:p>
          </table:table-cell>
          <table:table-cell office:value-type="float" office:value="15336939" calcext:value-type="float">
            <text:p>15336939</text:p>
          </table:table-cell>
          <table:table-cell office:value-type="float" office:value="15338565" calcext:value-type="float">
            <text:p>15338565</text:p>
          </table:table-cell>
          <table:table-cell office:value-type="float" office:value="15340615" calcext:value-type="float">
            <text:p>15340615</text:p>
          </table:table-cell>
          <table:table-cell office:value-type="float" office:value="15335313" calcext:value-type="float">
            <text:p>15335313</text:p>
          </table:table-cell>
          <table:table-cell office:value-type="float" office:value="15342593" calcext:value-type="float">
            <text:p>15342593</text:p>
          </table:table-cell>
          <table:table-cell office:value-type="float" office:value="15292432" calcext:value-type="float">
            <text:p>15292432</text:p>
          </table:table-cell>
          <table:table-cell office:value-type="float" office:value="15341312" calcext:value-type="float">
            <text:p>15341312</text:p>
          </table:table-cell>
          <table:table-cell office:value-type="float" office:value="15339617" calcext:value-type="float">
            <text:p>1533961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83" calcext:value-type="float">
            <text:p>31090083</text:p>
          </table:table-cell>
          <table:table-cell office:value-type="float" office:value="31078942" calcext:value-type="float">
            <text:p>31078942</text:p>
          </table:table-cell>
          <table:table-cell office:value-type="float" office:value="31079631" calcext:value-type="float">
            <text:p>31079631</text:p>
          </table:table-cell>
          <table:table-cell office:value-type="float" office:value="30986995" calcext:value-type="float">
            <text:p>30986995</text:p>
          </table:table-cell>
          <table:table-cell office:value-type="float" office:value="30977519" calcext:value-type="float">
            <text:p>30977519</text:p>
          </table:table-cell>
          <table:table-cell office:value-type="float" office:value="31087929" calcext:value-type="float">
            <text:p>31087929</text:p>
          </table:table-cell>
          <table:table-cell office:value-type="float" office:value="31084127" calcext:value-type="float">
            <text:p>31084127</text:p>
          </table:table-cell>
          <table:table-cell office:value-type="float" office:value="31090204" calcext:value-type="float">
            <text:p>31090204</text:p>
          </table:table-cell>
          <table:table-cell office:value-type="float" office:value="31084363" calcext:value-type="float">
            <text:p>31084363</text:p>
          </table:table-cell>
          <table:table-cell office:value-type="float" office:value="30981700" calcext:value-type="float">
            <text:p>30981700</text:p>
          </table:table-cell>
          <table:table-cell office:value-type="float" office:value="31088989" calcext:value-type="float">
            <text:p>31088989</text:p>
          </table:table-cell>
          <table:table-cell office:value-type="float" office:value="30988948" calcext:value-type="float">
            <text:p>30988948</text:p>
          </table:table-cell>
          <table:table-cell office:value-type="float" office:value="31082724" calcext:value-type="float">
            <text:p>31082724</text:p>
          </table:table-cell>
          <table:table-cell office:value-type="float" office:value="30985058" calcext:value-type="float">
            <text:p>30985058</text:p>
          </table:table-cell>
          <table:table-cell office:value-type="float" office:value="31091704" calcext:value-type="float">
            <text:p>31091704</text:p>
          </table:table-cell>
          <table:table-cell office:value-type="float" office:value="30982579" calcext:value-type="float">
            <text:p>30982579</text:p>
          </table:table-cell>
          <table:table-cell office:value-type="float" office:value="31085817" calcext:value-type="float">
            <text:p>31085817</text:p>
          </table:table-cell>
          <table:table-cell office:value-type="float" office:value="31094545" calcext:value-type="float">
            <text:p>31094545</text:p>
          </table:table-cell>
          <table:table-cell office:value-type="float" office:value="31086422" calcext:value-type="float">
            <text:p>31086422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9010" calcext:value-type="float">
            <text:p>31079010</text:p>
          </table:table-cell>
          <table:table-cell office:value-type="float" office:value="31073912" calcext:value-type="float">
            <text:p>31073912</text:p>
          </table:table-cell>
          <table:table-cell office:value-type="float" office:value="30982513" calcext:value-type="float">
            <text:p>30982513</text:p>
          </table:table-cell>
          <table:table-cell office:value-type="float" office:value="31092659" calcext:value-type="float">
            <text:p>31092659</text:p>
          </table:table-cell>
          <table:table-cell office:value-type="float" office:value="31083553" calcext:value-type="float">
            <text:p>31083553</text:p>
          </table:table-cell>
          <table:table-cell office:value-type="float" office:value="30979700" calcext:value-type="float">
            <text:p>30979700</text:p>
          </table:table-cell>
          <table:table-cell office:value-type="float" office:value="31084707" calcext:value-type="float">
            <text:p>31084707</text:p>
          </table:table-cell>
          <table:table-cell office:value-type="float" office:value="31071439" calcext:value-type="float">
            <text:p>31071439</text:p>
          </table:table-cell>
          <table:table-cell office:value-type="float" office:value="31081889" calcext:value-type="float">
            <text:p>31081889</text:p>
          </table:table-cell>
          <table:table-cell office:value-type="float" office:value="31081721" calcext:value-type="float">
            <text:p>31081721</text:p>
          </table:table-cell>
          <table:table-cell office:value-type="float" office:value="30981066" calcext:value-type="float">
            <text:p>30981066</text:p>
          </table:table-cell>
          <table:table-cell office:value-type="float" office:value="31088736" calcext:value-type="float">
            <text:p>3108873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601" calcext:value-type="float">
            <text:p>78297601</text:p>
          </table:table-cell>
          <table:table-cell office:value-type="float" office:value="78561499" calcext:value-type="float">
            <text:p>78561499</text:p>
          </table:table-cell>
          <table:table-cell office:value-type="float" office:value="78551659" calcext:value-type="float">
            <text:p>78551659</text:p>
          </table:table-cell>
          <table:table-cell office:value-type="float" office:value="78554414" calcext:value-type="float">
            <text:p>78554414</text:p>
          </table:table-cell>
          <table:table-cell office:value-type="float" office:value="78302016" calcext:value-type="float">
            <text:p>78302016</text:p>
          </table:table-cell>
          <table:table-cell office:value-type="float" office:value="78547353" calcext:value-type="float">
            <text:p>78547353</text:p>
          </table:table-cell>
          <table:table-cell office:value-type="float" office:value="78543619" calcext:value-type="float">
            <text:p>78543619</text:p>
          </table:table-cell>
          <table:table-cell office:value-type="float" office:value="78564963" calcext:value-type="float">
            <text:p>78564963</text:p>
          </table:table-cell>
          <table:table-cell office:value-type="float" office:value="78553437" calcext:value-type="float">
            <text:p>78553437</text:p>
          </table:table-cell>
          <table:table-cell office:value-type="float" office:value="78312999" calcext:value-type="float">
            <text:p>78312999</text:p>
          </table:table-cell>
          <table:table-cell office:value-type="float" office:value="78562454" calcext:value-type="float">
            <text:p>78562454</text:p>
          </table:table-cell>
          <table:table-cell office:value-type="float" office:value="78559356" calcext:value-type="float">
            <text:p>78559356</text:p>
          </table:table-cell>
          <table:table-cell office:value-type="float" office:value="78311577" calcext:value-type="float">
            <text:p>78311577</text:p>
          </table:table-cell>
          <table:table-cell office:value-type="float" office:value="78552788" calcext:value-type="float">
            <text:p>78552788</text:p>
          </table:table-cell>
          <table:table-cell office:value-type="float" office:value="78306697" calcext:value-type="float">
            <text:p>78306697</text:p>
          </table:table-cell>
          <table:table-cell office:value-type="float" office:value="78288865" calcext:value-type="float">
            <text:p>78288865</text:p>
          </table:table-cell>
          <table:table-cell office:value-type="float" office:value="78560743" calcext:value-type="float">
            <text:p>78560743</text:p>
          </table:table-cell>
          <table:table-cell office:value-type="float" office:value="78301373" calcext:value-type="float">
            <text:p>78301373</text:p>
          </table:table-cell>
          <table:table-cell office:value-type="float" office:value="78555351" calcext:value-type="float">
            <text:p>78555351</text:p>
          </table:table-cell>
          <table:table-cell office:value-type="float" office:value="78550416" calcext:value-type="float">
            <text:p>78550416</text:p>
          </table:table-cell>
          <table:table-cell office:value-type="float" office:value="78557991" calcext:value-type="float">
            <text:p>78557991</text:p>
          </table:table-cell>
          <table:table-cell office:value-type="float" office:value="78304018" calcext:value-type="float">
            <text:p>78304018</text:p>
          </table:table-cell>
          <table:table-cell office:value-type="float" office:value="78559464" calcext:value-type="float">
            <text:p>78559464</text:p>
          </table:table-cell>
          <table:table-cell office:value-type="float" office:value="78303737" calcext:value-type="float">
            <text:p>78303737</text:p>
          </table:table-cell>
          <table:table-cell office:value-type="float" office:value="78312215" calcext:value-type="float">
            <text:p>78312215</text:p>
          </table:table-cell>
          <table:table-cell office:value-type="float" office:value="78314559" calcext:value-type="float">
            <text:p>78314559</text:p>
          </table:table-cell>
          <table:table-cell office:value-type="float" office:value="78314068" calcext:value-type="float">
            <text:p>78314068</text:p>
          </table:table-cell>
          <table:table-cell office:value-type="float" office:value="78549659" calcext:value-type="float">
            <text:p>78549659</text:p>
          </table:table-cell>
          <table:table-cell office:value-type="float" office:value="78560615" calcext:value-type="float">
            <text:p>78560615</text:p>
          </table:table-cell>
          <table:table-cell office:value-type="float" office:value="78567683" calcext:value-type="float">
            <text:p>78567683</text:p>
          </table:table-cell>
          <table:table-cell office:value-type="float" office:value="78558648" calcext:value-type="float">
            <text:p>78558648</text:p>
          </table:table-cell>
          <table:table-cell office:value-type="float" office:value="78568918" calcext:value-type="float">
            <text:p>785689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305" calcext:value-type="float">
            <text:p>157688305</text:p>
          </table:table-cell>
          <table:table-cell office:value-type="float" office:value="157179387" calcext:value-type="float">
            <text:p>157179387</text:p>
          </table:table-cell>
          <table:table-cell office:value-type="float" office:value="157677573" calcext:value-type="float">
            <text:p>157677573</text:p>
          </table:table-cell>
          <table:table-cell office:value-type="float" office:value="157691521" calcext:value-type="float">
            <text:p>157691521</text:p>
          </table:table-cell>
          <table:table-cell office:value-type="float" office:value="157699927" calcext:value-type="float">
            <text:p>157699927</text:p>
          </table:table-cell>
          <table:table-cell office:value-type="float" office:value="157686043" calcext:value-type="float">
            <text:p>157686043</text:p>
          </table:table-cell>
          <table:table-cell office:value-type="float" office:value="157173136" calcext:value-type="float">
            <text:p>157173136</text:p>
          </table:table-cell>
          <table:table-cell office:value-type="float" office:value="157170725" calcext:value-type="float">
            <text:p>157170725</text:p>
          </table:table-cell>
          <table:table-cell office:value-type="float" office:value="157687910" calcext:value-type="float">
            <text:p>157687910</text:p>
          </table:table-cell>
          <table:table-cell office:value-type="float" office:value="157165754" calcext:value-type="float">
            <text:p>157165754</text:p>
          </table:table-cell>
          <table:table-cell office:value-type="float" office:value="157679629" calcext:value-type="float">
            <text:p>157679629</text:p>
          </table:table-cell>
          <table:table-cell office:value-type="float" office:value="157178997" calcext:value-type="float">
            <text:p>157178997</text:p>
          </table:table-cell>
          <table:table-cell office:value-type="float" office:value="157178548" calcext:value-type="float">
            <text:p>157178548</text:p>
          </table:table-cell>
          <table:table-cell office:value-type="float" office:value="157671462" calcext:value-type="float">
            <text:p>157671462</text:p>
          </table:table-cell>
          <table:table-cell office:value-type="float" office:value="157183173" calcext:value-type="float">
            <text:p>157183173</text:p>
          </table:table-cell>
          <table:table-cell office:value-type="float" office:value="157696266" calcext:value-type="float">
            <text:p>157696266</text:p>
          </table:table-cell>
          <table:table-cell office:value-type="float" office:value="157192287" calcext:value-type="float">
            <text:p>157192287</text:p>
          </table:table-cell>
          <table:table-cell office:value-type="float" office:value="157687602" calcext:value-type="float">
            <text:p>157687602</text:p>
          </table:table-cell>
          <table:table-cell office:value-type="float" office:value="157685797" calcext:value-type="float">
            <text:p>157685797</text:p>
          </table:table-cell>
          <table:table-cell office:value-type="float" office:value="157679343" calcext:value-type="float">
            <text:p>157679343</text:p>
          </table:table-cell>
          <table:table-cell office:value-type="float" office:value="157194562" calcext:value-type="float">
            <text:p>157194562</text:p>
          </table:table-cell>
          <table:table-cell office:value-type="float" office:value="157188620" calcext:value-type="float">
            <text:p>157188620</text:p>
          </table:table-cell>
          <table:table-cell office:value-type="float" office:value="157687870" calcext:value-type="float">
            <text:p>157687870</text:p>
          </table:table-cell>
          <table:table-cell office:value-type="float" office:value="157677356" calcext:value-type="float">
            <text:p>157677356</text:p>
          </table:table-cell>
          <table:table-cell office:value-type="float" office:value="157674963" calcext:value-type="float">
            <text:p>157674963</text:p>
          </table:table-cell>
          <table:table-cell office:value-type="float" office:value="157681628" calcext:value-type="float">
            <text:p>157681628</text:p>
          </table:table-cell>
          <table:table-cell office:value-type="float" office:value="157180366" calcext:value-type="float">
            <text:p>157180366</text:p>
          </table:table-cell>
          <table:table-cell office:value-type="float" office:value="157172410" calcext:value-type="float">
            <text:p>157172410</text:p>
          </table:table-cell>
          <table:table-cell office:value-type="float" office:value="157676690" calcext:value-type="float">
            <text:p>157676690</text:p>
          </table:table-cell>
          <table:table-cell office:value-type="float" office:value="157689260" calcext:value-type="float">
            <text:p>157689260</text:p>
          </table:table-cell>
          <table:table-cell office:value-type="float" office:value="157682873" calcext:value-type="float">
            <text:p>157682873</text:p>
          </table:table-cell>
          <table:table-cell office:value-type="float" office:value="157688342" calcext:value-type="float">
            <text:p>15768834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94" calcext:value-type="float">
            <text:p>321452594</text:p>
          </table:table-cell>
          <table:table-cell office:value-type="float" office:value="321448296" calcext:value-type="float">
            <text:p>321448296</text:p>
          </table:table-cell>
          <table:table-cell office:value-type="float" office:value="322426864" calcext:value-type="float">
            <text:p>322426864</text:p>
          </table:table-cell>
          <table:table-cell office:value-type="float" office:value="321418965" calcext:value-type="float">
            <text:p>321418965</text:p>
          </table:table-cell>
          <table:table-cell office:value-type="float" office:value="322445682" calcext:value-type="float">
            <text:p>322445682</text:p>
          </table:table-cell>
          <table:table-cell office:value-type="float" office:value="321434899" calcext:value-type="float">
            <text:p>321434899</text:p>
          </table:table-cell>
          <table:table-cell office:value-type="float" office:value="322456283" calcext:value-type="float">
            <text:p>322456283</text:p>
          </table:table-cell>
          <table:table-cell office:value-type="float" office:value="322456072" calcext:value-type="float">
            <text:p>322456072</text:p>
          </table:table-cell>
          <table:table-cell office:value-type="float" office:value="321443906" calcext:value-type="float">
            <text:p>321443906</text:p>
          </table:table-cell>
          <table:table-cell office:value-type="float" office:value="322472431" calcext:value-type="float">
            <text:p>322472431</text:p>
          </table:table-cell>
          <table:table-cell office:value-type="float" office:value="321435217" calcext:value-type="float">
            <text:p>321435217</text:p>
          </table:table-cell>
          <table:table-cell office:value-type="float" office:value="321421858" calcext:value-type="float">
            <text:p>321421858</text:p>
          </table:table-cell>
          <table:table-cell office:value-type="float" office:value="322414339" calcext:value-type="float">
            <text:p>322414339</text:p>
          </table:table-cell>
          <table:table-cell office:value-type="float" office:value="322454081" calcext:value-type="float">
            <text:p>322454081</text:p>
          </table:table-cell>
          <table:table-cell office:value-type="float" office:value="322458459" calcext:value-type="float">
            <text:p>322458459</text:p>
          </table:table-cell>
          <table:table-cell office:value-type="float" office:value="322449930" calcext:value-type="float">
            <text:p>322449930</text:p>
          </table:table-cell>
          <table:table-cell office:value-type="float" office:value="322473312" calcext:value-type="float">
            <text:p>322473312</text:p>
          </table:table-cell>
          <table:table-cell office:value-type="float" office:value="322442984" calcext:value-type="float">
            <text:p>322442984</text:p>
          </table:table-cell>
          <table:table-cell office:value-type="float" office:value="322458862" calcext:value-type="float">
            <text:p>322458862</text:p>
          </table:table-cell>
          <table:table-cell office:value-type="float" office:value="322458003" calcext:value-type="float">
            <text:p>322458003</text:p>
          </table:table-cell>
          <table:table-cell office:value-type="float" office:value="322439981" calcext:value-type="float">
            <text:p>322439981</text:p>
          </table:table-cell>
          <table:table-cell office:value-type="float" office:value="322436474" calcext:value-type="float">
            <text:p>322436474</text:p>
          </table:table-cell>
          <table:table-cell office:value-type="float" office:value="321424808" calcext:value-type="float">
            <text:p>321424808</text:p>
          </table:table-cell>
          <table:table-cell office:value-type="float" office:value="321400894" calcext:value-type="float">
            <text:p>321400894</text:p>
          </table:table-cell>
          <table:table-cell office:value-type="float" office:value="322460855" calcext:value-type="float">
            <text:p>322460855</text:p>
          </table:table-cell>
          <table:table-cell office:value-type="float" office:value="322430830" calcext:value-type="float">
            <text:p>322430830</text:p>
          </table:table-cell>
          <table:table-cell office:value-type="float" office:value="322462794" calcext:value-type="float">
            <text:p>322462794</text:p>
          </table:table-cell>
          <table:table-cell office:value-type="float" office:value="322448397" calcext:value-type="float">
            <text:p>322448397</text:p>
          </table:table-cell>
          <table:table-cell office:value-type="float" office:value="322441041" calcext:value-type="float">
            <text:p>322441041</text:p>
          </table:table-cell>
          <table:table-cell office:value-type="float" office:value="322433418" calcext:value-type="float">
            <text:p>322433418</text:p>
          </table:table-cell>
          <table:table-cell office:value-type="float" office:value="321395626" calcext:value-type="float">
            <text:p>321395626</text:p>
          </table:table-cell>
          <table:table-cell office:value-type="float" office:value="322468725" calcext:value-type="float">
            <text:p>3224687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80" calcext:value-type="float">
            <text:p>814197480</text:p>
          </table:table-cell>
          <table:table-cell office:value-type="float" office:value="816724410" calcext:value-type="float">
            <text:p>816724410</text:p>
          </table:table-cell>
          <table:table-cell office:value-type="float" office:value="816744849" calcext:value-type="float">
            <text:p>816744849</text:p>
          </table:table-cell>
          <table:table-cell office:value-type="float" office:value="816729208" calcext:value-type="float">
            <text:p>816729208</text:p>
          </table:table-cell>
          <table:table-cell office:value-type="float" office:value="814241799" calcext:value-type="float">
            <text:p>814241799</text:p>
          </table:table-cell>
          <table:table-cell office:value-type="float" office:value="816700186" calcext:value-type="float">
            <text:p>816700186</text:p>
          </table:table-cell>
          <table:table-cell office:value-type="float" office:value="814188218" calcext:value-type="float">
            <text:p>814188218</text:p>
          </table:table-cell>
          <table:table-cell office:value-type="float" office:value="814199812" calcext:value-type="float">
            <text:p>814199812</text:p>
          </table:table-cell>
          <table:table-cell office:value-type="float" office:value="814213720" calcext:value-type="float">
            <text:p>814213720</text:p>
          </table:table-cell>
          <table:table-cell office:value-type="float" office:value="816700109" calcext:value-type="float">
            <text:p>816700109</text:p>
          </table:table-cell>
          <table:table-cell office:value-type="float" office:value="814204780" calcext:value-type="float">
            <text:p>814204780</text:p>
          </table:table-cell>
          <table:table-cell office:value-type="float" office:value="814240207" calcext:value-type="float">
            <text:p>814240207</text:p>
          </table:table-cell>
          <table:table-cell office:value-type="float" office:value="814231878" calcext:value-type="float">
            <text:p>814231878</text:p>
          </table:table-cell>
          <table:table-cell office:value-type="float" office:value="816667257" calcext:value-type="float">
            <text:p>816667257</text:p>
          </table:table-cell>
          <table:table-cell office:value-type="float" office:value="816697856" calcext:value-type="float">
            <text:p>816697856</text:p>
          </table:table-cell>
          <table:table-cell office:value-type="float" office:value="816708661" calcext:value-type="float">
            <text:p>816708661</text:p>
          </table:table-cell>
          <table:table-cell office:value-type="float" office:value="814185180" calcext:value-type="float">
            <text:p>814185180</text:p>
          </table:table-cell>
          <table:table-cell office:value-type="float" office:value="816670593" calcext:value-type="float">
            <text:p>816670593</text:p>
          </table:table-cell>
          <table:table-cell office:value-type="float" office:value="816743783" calcext:value-type="float">
            <text:p>816743783</text:p>
          </table:table-cell>
          <table:table-cell office:value-type="float" office:value="816710475" calcext:value-type="float">
            <text:p>816710475</text:p>
          </table:table-cell>
          <table:table-cell office:value-type="float" office:value="816721856" calcext:value-type="float">
            <text:p>816721856</text:p>
          </table:table-cell>
          <table:table-cell office:value-type="float" office:value="814155091" calcext:value-type="float">
            <text:p>814155091</text:p>
          </table:table-cell>
          <table:table-cell office:value-type="float" office:value="816726052" calcext:value-type="float">
            <text:p>816726052</text:p>
          </table:table-cell>
          <table:table-cell office:value-type="float" office:value="814161368" calcext:value-type="float">
            <text:p>814161368</text:p>
          </table:table-cell>
          <table:table-cell office:value-type="float" office:value="816759421" calcext:value-type="float">
            <text:p>816759421</text:p>
          </table:table-cell>
          <table:table-cell office:value-type="float" office:value="814181499" calcext:value-type="float">
            <text:p>814181499</text:p>
          </table:table-cell>
          <table:table-cell office:value-type="float" office:value="816751805" calcext:value-type="float">
            <text:p>816751805</text:p>
          </table:table-cell>
          <table:table-cell office:value-type="float" office:value="816729474" calcext:value-type="float">
            <text:p>816729474</text:p>
          </table:table-cell>
          <table:table-cell office:value-type="float" office:value="816763821" calcext:value-type="float">
            <text:p>816763821</text:p>
          </table:table-cell>
          <table:table-cell office:value-type="float" office:value="816719060" calcext:value-type="float">
            <text:p>816719060</text:p>
          </table:table-cell>
          <table:table-cell office:value-type="float" office:value="814251489" calcext:value-type="float">
            <text:p>814251489</text:p>
          </table:table-cell>
          <table:table-cell office:value-type="float" office:value="814213984" calcext:value-type="float">
            <text:p>814213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303" calcext:value-type="float">
            <text:p>1640488303</text:p>
          </table:table-cell>
          <table:table-cell office:value-type="float" office:value="1635462828" calcext:value-type="float">
            <text:p>1635462828</text:p>
          </table:table-cell>
          <table:table-cell office:value-type="float" office:value="1640534033" calcext:value-type="float">
            <text:p>1640534033</text:p>
          </table:table-cell>
          <table:table-cell office:value-type="float" office:value="1635466571" calcext:value-type="float">
            <text:p>1635466571</text:p>
          </table:table-cell>
          <table:table-cell office:value-type="float" office:value="1635495915" calcext:value-type="float">
            <text:p>1635495915</text:p>
          </table:table-cell>
          <table:table-cell office:value-type="float" office:value="1640522795" calcext:value-type="float">
            <text:p>1640522795</text:p>
          </table:table-cell>
          <table:table-cell office:value-type="float" office:value="1640523276" calcext:value-type="float">
            <text:p>1640523276</text:p>
          </table:table-cell>
          <table:table-cell office:value-type="float" office:value="1640540456" calcext:value-type="float">
            <text:p>1640540456</text:p>
          </table:table-cell>
          <table:table-cell office:value-type="float" office:value="1640538393" calcext:value-type="float">
            <text:p>1640538393</text:p>
          </table:table-cell>
          <table:table-cell office:value-type="float" office:value="1635470024" calcext:value-type="float">
            <text:p>1635470024</text:p>
          </table:table-cell>
          <table:table-cell office:value-type="float" office:value="1640547054" calcext:value-type="float">
            <text:p>1640547054</text:p>
          </table:table-cell>
          <table:table-cell office:value-type="float" office:value="1640506136" calcext:value-type="float">
            <text:p>1640506136</text:p>
          </table:table-cell>
          <table:table-cell office:value-type="float" office:value="1640564240" calcext:value-type="float">
            <text:p>1640564240</text:p>
          </table:table-cell>
          <table:table-cell office:value-type="float" office:value="1635521749" calcext:value-type="float">
            <text:p>1635521749</text:p>
          </table:table-cell>
          <table:table-cell office:value-type="float" office:value="1635441366" calcext:value-type="float">
            <text:p>1635441366</text:p>
          </table:table-cell>
          <table:table-cell office:value-type="float" office:value="1640525564" calcext:value-type="float">
            <text:p>1640525564</text:p>
          </table:table-cell>
          <table:table-cell office:value-type="float" office:value="1635458332" calcext:value-type="float">
            <text:p>1635458332</text:p>
          </table:table-cell>
          <table:table-cell office:value-type="float" office:value="1635492607" calcext:value-type="float">
            <text:p>1635492607</text:p>
          </table:table-cell>
          <table:table-cell office:value-type="float" office:value="1640550415" calcext:value-type="float">
            <text:p>1640550415</text:p>
          </table:table-cell>
          <table:table-cell office:value-type="float" office:value="1640544855" calcext:value-type="float">
            <text:p>1640544855</text:p>
          </table:table-cell>
          <table:table-cell office:value-type="float" office:value="1635463454" calcext:value-type="float">
            <text:p>1635463454</text:p>
          </table:table-cell>
          <table:table-cell office:value-type="float" office:value="1635440545" calcext:value-type="float">
            <text:p>1635440545</text:p>
          </table:table-cell>
          <table:table-cell office:value-type="float" office:value="1640493890" calcext:value-type="float">
            <text:p>1640493890</text:p>
          </table:table-cell>
          <table:table-cell office:value-type="float" office:value="1635465467" calcext:value-type="float">
            <text:p>1635465467</text:p>
          </table:table-cell>
          <table:table-cell office:value-type="float" office:value="1635475545" calcext:value-type="float">
            <text:p>1635475545</text:p>
          </table:table-cell>
          <table:table-cell office:value-type="float" office:value="1640523976" calcext:value-type="float">
            <text:p>1640523976</text:p>
          </table:table-cell>
          <table:table-cell office:value-type="float" office:value="1635428706" calcext:value-type="float">
            <text:p>1635428706</text:p>
          </table:table-cell>
          <table:table-cell office:value-type="float" office:value="1640483960" calcext:value-type="float">
            <text:p>1640483960</text:p>
          </table:table-cell>
          <table:table-cell office:value-type="float" office:value="1640558900" calcext:value-type="float">
            <text:p>1640558900</text:p>
          </table:table-cell>
          <table:table-cell office:value-type="float" office:value="1640532377" calcext:value-type="float">
            <text:p>1640532377</text:p>
          </table:table-cell>
          <table:table-cell office:value-type="float" office:value="1640561070" calcext:value-type="float">
            <text:p>1640561070</text:p>
          </table:table-cell>
          <table:table-cell office:value-type="float" office:value="1640515618" calcext:value-type="float">
            <text:p>164051561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50" calcext:value-type="float">
            <text:p>3353272350</text:p>
          </table:table-cell>
          <table:table-cell office:value-type="float" office:value="3343152183" calcext:value-type="float">
            <text:p>3343152183</text:p>
          </table:table-cell>
          <table:table-cell office:value-type="float" office:value="3353353172" calcext:value-type="float">
            <text:p>3353353172</text:p>
          </table:table-cell>
          <table:table-cell office:value-type="float" office:value="3353315070" calcext:value-type="float">
            <text:p>3353315070</text:p>
          </table:table-cell>
          <table:table-cell office:value-type="float" office:value="3343159119" calcext:value-type="float">
            <text:p>3343159119</text:p>
          </table:table-cell>
          <table:table-cell office:value-type="float" office:value="3343165952" calcext:value-type="float">
            <text:p>3343165952</text:p>
          </table:table-cell>
          <table:table-cell office:value-type="float" office:value="3353129808" calcext:value-type="float">
            <text:p>3353129808</text:p>
          </table:table-cell>
          <table:table-cell office:value-type="float" office:value="3353162848" calcext:value-type="float">
            <text:p>3353162848</text:p>
          </table:table-cell>
          <table:table-cell office:value-type="float" office:value="3343195552" calcext:value-type="float">
            <text:p>3343195552</text:p>
          </table:table-cell>
          <table:table-cell office:value-type="float" office:value="3353098626" calcext:value-type="float">
            <text:p>3353098626</text:p>
          </table:table-cell>
          <table:table-cell office:value-type="float" office:value="3353215022" calcext:value-type="float">
            <text:p>3353215022</text:p>
          </table:table-cell>
          <table:table-cell office:value-type="float" office:value="3353179036" calcext:value-type="float">
            <text:p>3353179036</text:p>
          </table:table-cell>
          <table:table-cell office:value-type="float" office:value="3353320780" calcext:value-type="float">
            <text:p>3353320780</text:p>
          </table:table-cell>
          <table:table-cell office:value-type="float" office:value="3343246765" calcext:value-type="float">
            <text:p>3343246765</text:p>
          </table:table-cell>
          <table:table-cell office:value-type="float" office:value="3353373086" calcext:value-type="float">
            <text:p>3353373086</text:p>
          </table:table-cell>
          <table:table-cell office:value-type="float" office:value="3353414007" calcext:value-type="float">
            <text:p>3353414007</text:p>
          </table:table-cell>
          <table:table-cell office:value-type="float" office:value="3343041290" calcext:value-type="float">
            <text:p>3343041290</text:p>
          </table:table-cell>
          <table:table-cell office:value-type="float" office:value="3353299391" calcext:value-type="float">
            <text:p>3353299391</text:p>
          </table:table-cell>
          <table:table-cell office:value-type="float" office:value="3353365370" calcext:value-type="float">
            <text:p>3353365370</text:p>
          </table:table-cell>
          <table:table-cell office:value-type="float" office:value="3353246437" calcext:value-type="float">
            <text:p>3353246437</text:p>
          </table:table-cell>
          <table:table-cell office:value-type="float" office:value="3343229980" calcext:value-type="float">
            <text:p>3343229980</text:p>
          </table:table-cell>
          <table:table-cell office:value-type="float" office:value="3342960822" calcext:value-type="float">
            <text:p>3342960822</text:p>
          </table:table-cell>
          <table:table-cell office:value-type="float" office:value="3343148414" calcext:value-type="float">
            <text:p>3343148414</text:p>
          </table:table-cell>
          <table:table-cell office:value-type="float" office:value="3343257265" calcext:value-type="float">
            <text:p>3343257265</text:p>
          </table:table-cell>
          <table:table-cell office:value-type="float" office:value="3353026003" calcext:value-type="float">
            <text:p>3353026003</text:p>
          </table:table-cell>
          <table:table-cell office:value-type="float" office:value="3353383444" calcext:value-type="float">
            <text:p>3353383444</text:p>
          </table:table-cell>
          <table:table-cell office:value-type="float" office:value="3353337144" calcext:value-type="float">
            <text:p>3353337144</text:p>
          </table:table-cell>
          <table:table-cell office:value-type="float" office:value="3342949573" calcext:value-type="float">
            <text:p>3342949573</text:p>
          </table:table-cell>
          <table:table-cell office:value-type="float" office:value="3353230408" calcext:value-type="float">
            <text:p>3353230408</text:p>
          </table:table-cell>
          <table:table-cell office:value-type="float" office:value="3353296333" calcext:value-type="float">
            <text:p>3353296333</text:p>
          </table:table-cell>
          <table:table-cell office:value-type="float" office:value="3353328914" calcext:value-type="float">
            <text:p>3353328914</text:p>
          </table:table-cell>
          <table:table-cell office:value-type="float" office:value="3353273647" calcext:value-type="float">
            <text:p>335327364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86" calcext:value-type="float">
            <text:p>8491331486</text:p>
          </table:table-cell>
          <table:table-cell office:value-type="float" office:value="8466145025" calcext:value-type="float">
            <text:p>8466145025</text:p>
          </table:table-cell>
          <table:table-cell office:value-type="float" office:value="8466288424" calcext:value-type="float">
            <text:p>8466288424</text:p>
          </table:table-cell>
          <table:table-cell office:value-type="float" office:value="8491473185" calcext:value-type="float">
            <text:p>8491473185</text:p>
          </table:table-cell>
          <table:table-cell office:value-type="float" office:value="8465841660" calcext:value-type="float">
            <text:p>8465841660</text:p>
          </table:table-cell>
          <table:table-cell office:value-type="float" office:value="8491273981" calcext:value-type="float">
            <text:p>8491273981</text:p>
          </table:table-cell>
          <table:table-cell office:value-type="float" office:value="8491583528" calcext:value-type="float">
            <text:p>8491583528</text:p>
          </table:table-cell>
          <table:table-cell office:value-type="float" office:value="8491619579" calcext:value-type="float">
            <text:p>8491619579</text:p>
          </table:table-cell>
          <table:table-cell office:value-type="float" office:value="8491379460" calcext:value-type="float">
            <text:p>8491379460</text:p>
          </table:table-cell>
          <table:table-cell office:value-type="float" office:value="8491355600" calcext:value-type="float">
            <text:p>8491355600</text:p>
          </table:table-cell>
          <table:table-cell office:value-type="float" office:value="8491578658" calcext:value-type="float">
            <text:p>8491578658</text:p>
          </table:table-cell>
          <table:table-cell office:value-type="float" office:value="8490754398" calcext:value-type="float">
            <text:p>8490754398</text:p>
          </table:table-cell>
          <table:table-cell office:value-type="float" office:value="8465939236" calcext:value-type="float">
            <text:p>8465939236</text:p>
          </table:table-cell>
          <table:table-cell office:value-type="float" office:value="8466084085" calcext:value-type="float">
            <text:p>8466084085</text:p>
          </table:table-cell>
          <table:table-cell office:value-type="float" office:value="8466339935" calcext:value-type="float">
            <text:p>8466339935</text:p>
          </table:table-cell>
          <table:table-cell office:value-type="float" office:value="8491018232" calcext:value-type="float">
            <text:p>8491018232</text:p>
          </table:table-cell>
          <table:table-cell office:value-type="float" office:value="8490903298" calcext:value-type="float">
            <text:p>8490903298</text:p>
          </table:table-cell>
          <table:table-cell office:value-type="float" office:value="8491615923" calcext:value-type="float">
            <text:p>8491615923</text:p>
          </table:table-cell>
          <table:table-cell office:value-type="float" office:value="8491649852" calcext:value-type="float">
            <text:p>8491649852</text:p>
          </table:table-cell>
          <table:table-cell office:value-type="float" office:value="8466029264" calcext:value-type="float">
            <text:p>8466029264</text:p>
          </table:table-cell>
          <table:table-cell office:value-type="float" office:value="8491526192" calcext:value-type="float">
            <text:p>8491526192</text:p>
          </table:table-cell>
          <table:table-cell office:value-type="float" office:value="8491297099" calcext:value-type="float">
            <text:p>8491297099</text:p>
          </table:table-cell>
          <table:table-cell office:value-type="float" office:value="8491681547" calcext:value-type="float">
            <text:p>8491681547</text:p>
          </table:table-cell>
          <table:table-cell office:value-type="float" office:value="8465819554" calcext:value-type="float">
            <text:p>8465819554</text:p>
          </table:table-cell>
          <table:table-cell office:value-type="float" office:value="8491535813" calcext:value-type="float">
            <text:p>8491535813</text:p>
          </table:table-cell>
          <table:table-cell office:value-type="float" office:value="8465678077" calcext:value-type="float">
            <text:p>8465678077</text:p>
          </table:table-cell>
          <table:table-cell office:value-type="float" office:value="8466338382" calcext:value-type="float">
            <text:p>8466338382</text:p>
          </table:table-cell>
          <table:table-cell office:value-type="float" office:value="8491633056" calcext:value-type="float">
            <text:p>8491633056</text:p>
          </table:table-cell>
          <table:table-cell office:value-type="float" office:value="8466235115" calcext:value-type="float">
            <text:p>8466235115</text:p>
          </table:table-cell>
          <table:table-cell office:value-type="float" office:value="8491745316" calcext:value-type="float">
            <text:p>8491745316</text:p>
          </table:table-cell>
          <table:table-cell office:value-type="float" office:value="8491578282" calcext:value-type="float">
            <text:p>8491578282</text:p>
          </table:table-cell>
          <table:table-cell office:value-type="float" office:value="8466331961" calcext:value-type="float">
            <text:p>846633196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4" office:value-type="float" office:value="191929050" calcext:value-type="float">
            <text:p>191929050</text:p>
          </table:table-cell>
          <table:table-cell table:style-name="ce4"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style-name="ce4" office:value-type="float" office:value="395457938" calcext:value-type="float">
            <text:p>395457938</text:p>
          </table:table-cell>
          <table:table-cell table:style-name="ce4"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style-name="ce4" office:value-type="float" office:value="1011862232" calcext:value-type="float">
            <text:p>1011862232</text:p>
          </table:table-cell>
          <table:table-cell table:style-name="ce4"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0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45668" calcext:value-type="float">
            <text:p>322445668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1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45668" calcext:value-type="float">
            <text:p>322445668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2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45668" calcext:value-type="float">
            <text:p>322445668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3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45668" calcext:value-type="float">
            <text:p>322445668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4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45668" calcext:value-type="float">
            <text:p>322445668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5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45668" calcext:value-type="float">
            <text:p>322445668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37967" calcext:value-type="float">
            <text:p>191937967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881120" calcext:value-type="float">
            <text:p>1011881120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65244" calcext:value-type="float">
            <text:p>420976524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223258" calcext:value-type="float">
            <text:p>10759223258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6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3388" calcext:value-type="float">
            <text:p>293388</text:p>
          </table:table-cell>
          <table:table-cell office:value-type="float" office:value="292753" calcext:value-type="float">
            <text:p>292753</text:p>
          </table:table-cell>
          <table:table-cell office:value-type="float" office:value="293472" calcext:value-type="float">
            <text:p>293472</text:p>
          </table:table-cell>
          <table:table-cell office:value-type="float" office:value="293702" calcext:value-type="float">
            <text:p>293702</text:p>
          </table:table-cell>
          <table:table-cell office:value-type="float" office:value="293310" calcext:value-type="float">
            <text:p>293310</text:p>
          </table:table-cell>
          <table:table-cell table:number-columns-repeated="2" office:value-type="float" office:value="293102" calcext:value-type="float">
            <text:p>293102</text:p>
          </table:table-cell>
          <table:table-cell office:value-type="float" office:value="293051" calcext:value-type="float">
            <text:p>293051</text:p>
          </table:table-cell>
          <table:table-cell office:value-type="float" office:value="293723" calcext:value-type="float">
            <text:p>293723</text:p>
          </table:table-cell>
          <table:table-cell table:number-columns-repeated="2" office:value-type="float" office:value="293010" calcext:value-type="float">
            <text:p>293010</text:p>
          </table:table-cell>
          <table:table-cell office:value-type="float" office:value="293626" calcext:value-type="float">
            <text:p>293626</text:p>
          </table:table-cell>
          <table:table-cell office:value-type="float" office:value="292919" calcext:value-type="float">
            <text:p>292919</text:p>
          </table:table-cell>
          <table:table-cell table:number-columns-repeated="2" office:value-type="float" office:value="293523" calcext:value-type="float">
            <text:p>293523</text:p>
          </table:table-cell>
          <table:table-cell office:value-type="float" office:value="293255" calcext:value-type="float">
            <text:p>293255</text:p>
          </table:table-cell>
          <table:table-cell office:value-type="float" office:value="293750" calcext:value-type="float">
            <text:p>293750</text:p>
          </table:table-cell>
          <table:table-cell table:number-columns-repeated="2" office:value-type="float" office:value="292375" calcext:value-type="float">
            <text:p>292375</text:p>
          </table:table-cell>
          <table:table-cell office:value-type="float" office:value="292870" calcext:value-type="float">
            <text:p>292870</text:p>
          </table:table-cell>
          <table:table-cell table:number-columns-repeated="2" office:value-type="float" office:value="293592" calcext:value-type="float">
            <text:p>293592</text:p>
          </table:table-cell>
          <table:table-cell office:value-type="float" office:value="292540" calcext:value-type="float">
            <text:p>292540</text:p>
          </table:table-cell>
          <table:table-cell office:value-type="float" office:value="292968" calcext:value-type="float">
            <text:p>292968</text:p>
          </table:table-cell>
          <table:table-cell table:number-columns-repeated="2" office:value-type="float" office:value="293288" calcext:value-type="float">
            <text:p>293288</text:p>
          </table:table-cell>
          <table:table-cell office:value-type="float" office:value="293683" calcext:value-type="float">
            <text:p>293683</text:p>
          </table:table-cell>
          <table:table-cell office:value-type="float" office:value="294031" calcext:value-type="float">
            <text:p>294031</text:p>
          </table:table-cell>
          <table:table-cell table:number-columns-repeated="2" office:value-type="float" office:value="292702" calcext:value-type="float">
            <text:p>292702</text:p>
          </table:table-cell>
          <table:table-cell office:value-type="float" office:value="293647" calcext:value-type="float">
            <text:p>293647</text:p>
          </table:table-cell>
          <table:table-cell office:value-type="float" office:value="293545" calcext:value-type="float">
            <text:p>2935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9521" calcext:value-type="float">
            <text:p>439521</text:p>
          </table:table-cell>
          <table:table-cell office:value-type="float" office:value="437798" calcext:value-type="float">
            <text:p>437798</text:p>
          </table:table-cell>
          <table:table-cell table:number-columns-repeated="2" office:value-type="float" office:value="438524" calcext:value-type="float">
            <text:p>438524</text:p>
          </table:table-cell>
          <table:table-cell office:value-type="float" office:value="440197" calcext:value-type="float">
            <text:p>440197</text:p>
          </table:table-cell>
          <table:table-cell table:number-columns-repeated="2" office:value-type="float" office:value="439438" calcext:value-type="float">
            <text:p>439438</text:p>
          </table:table-cell>
          <table:table-cell office:value-type="float" office:value="438729" calcext:value-type="float">
            <text:p>438729</text:p>
          </table:table-cell>
          <table:table-cell office:value-type="float" office:value="438705" calcext:value-type="float">
            <text:p>438705</text:p>
          </table:table-cell>
          <table:table-cell table:number-columns-repeated="2" office:value-type="float" office:value="440179" calcext:value-type="float">
            <text:p>440179</text:p>
          </table:table-cell>
          <table:table-cell office:value-type="float" office:value="439181" calcext:value-type="float">
            <text:p>439181</text:p>
          </table:table-cell>
          <table:table-cell office:value-type="float" office:value="439007" calcext:value-type="float">
            <text:p>439007</text:p>
          </table:table-cell>
          <table:table-cell table:number-columns-repeated="2" office:value-type="float" office:value="439128" calcext:value-type="float">
            <text:p>439128</text:p>
          </table:table-cell>
          <table:table-cell office:value-type="float" office:value="439598" calcext:value-type="float">
            <text:p>439598</text:p>
          </table:table-cell>
          <table:table-cell office:value-type="float" office:value="439076" calcext:value-type="float">
            <text:p>439076</text:p>
          </table:table-cell>
          <table:table-cell table:number-columns-repeated="2" office:value-type="float" office:value="438936" calcext:value-type="float">
            <text:p>438936</text:p>
          </table:table-cell>
          <table:table-cell office:value-type="float" office:value="437983" calcext:value-type="float">
            <text:p>437983</text:p>
          </table:table-cell>
          <table:table-cell office:value-type="float" office:value="439837" calcext:value-type="float">
            <text:p>439837</text:p>
          </table:table-cell>
          <table:table-cell table:number-columns-repeated="2" office:value-type="float" office:value="439064" calcext:value-type="float">
            <text:p>439064</text:p>
          </table:table-cell>
          <table:table-cell office:value-type="float" office:value="439573" calcext:value-type="float">
            <text:p>439573</text:p>
          </table:table-cell>
          <table:table-cell office:value-type="float" office:value="440272" calcext:value-type="float">
            <text:p>440272</text:p>
          </table:table-cell>
          <table:table-cell office:value-type="float" office:value="438658" calcext:value-type="float">
            <text:p>438658</text:p>
          </table:table-cell>
          <table:table-cell table:number-columns-repeated="2" office:value-type="float" office:value="439185" calcext:value-type="float">
            <text:p>439185</text:p>
          </table:table-cell>
          <table:table-cell office:value-type="float" office:value="439212" calcext:value-type="float">
            <text:p>439212</text:p>
          </table:table-cell>
          <table:table-cell office:value-type="float" office:value="439083" calcext:value-type="float">
            <text:p>439083</text:p>
          </table:table-cell>
          <table:table-cell table:number-columns-repeated="2" office:value-type="float" office:value="440638" calcext:value-type="float">
            <text:p>4406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6614" calcext:value-type="float">
            <text:p>876614</text:p>
          </table:table-cell>
          <table:table-cell office:value-type="float" office:value="880098" calcext:value-type="float">
            <text:p>880098</text:p>
          </table:table-cell>
          <table:table-cell office:value-type="float" office:value="879273" calcext:value-type="float">
            <text:p>879273</text:p>
          </table:table-cell>
          <table:table-cell office:value-type="float" office:value="879306" calcext:value-type="float">
            <text:p>879306</text:p>
          </table:table-cell>
          <table:table-cell office:value-type="float" office:value="878254" calcext:value-type="float">
            <text:p>878254</text:p>
          </table:table-cell>
          <table:table-cell table:number-columns-repeated="2" office:value-type="float" office:value="878066" calcext:value-type="float">
            <text:p>878066</text:p>
          </table:table-cell>
          <table:table-cell office:value-type="float" office:value="876927" calcext:value-type="float">
            <text:p>876927</text:p>
          </table:table-cell>
          <table:table-cell office:value-type="float" office:value="879021" calcext:value-type="float">
            <text:p>879021</text:p>
          </table:table-cell>
          <table:table-cell office:value-type="float" office:value="880082" calcext:value-type="float">
            <text:p>880082</text:p>
          </table:table-cell>
          <table:table-cell table:number-columns-repeated="2" office:value-type="float" office:value="879207" calcext:value-type="float">
            <text:p>879207</text:p>
          </table:table-cell>
          <table:table-cell office:value-type="float" office:value="877456" calcext:value-type="float">
            <text:p>877456</text:p>
          </table:table-cell>
          <table:table-cell office:value-type="float" office:value="877417" calcext:value-type="float">
            <text:p>877417</text:p>
          </table:table-cell>
          <table:table-cell table:number-columns-repeated="2" office:value-type="float" office:value="880326" calcext:value-type="float">
            <text:p>880326</text:p>
          </table:table-cell>
          <table:table-cell office:value-type="float" office:value="878851" calcext:value-type="float">
            <text:p>878851</text:p>
          </table:table-cell>
          <table:table-cell office:value-type="float" office:value="877923" calcext:value-type="float">
            <text:p>877923</text:p>
          </table:table-cell>
          <table:table-cell office:value-type="float" office:value="879467" calcext:value-type="float">
            <text:p>879467</text:p>
          </table:table-cell>
          <table:table-cell table:number-columns-repeated="2" office:value-type="float" office:value="879929" calcext:value-type="float">
            <text:p>879929</text:p>
          </table:table-cell>
          <table:table-cell office:value-type="float" office:value="877355" calcext:value-type="float">
            <text:p>877355</text:p>
          </table:table-cell>
          <table:table-cell office:value-type="float" office:value="875816" calcext:value-type="float">
            <text:p>875816</text:p>
          </table:table-cell>
          <table:table-cell office:value-type="float" office:value="878622" calcext:value-type="float">
            <text:p>878622</text:p>
          </table:table-cell>
          <table:table-cell table:number-columns-repeated="2" office:value-type="float" office:value="880000" calcext:value-type="float">
            <text:p>880000</text:p>
          </table:table-cell>
          <table:table-cell office:value-type="float" office:value="879566" calcext:value-type="float">
            <text:p>879566</text:p>
          </table:table-cell>
          <table:table-cell office:value-type="float" office:value="876284" calcext:value-type="float">
            <text:p>876284</text:p>
          </table:table-cell>
          <table:table-cell table:number-columns-repeated="2" office:value-type="float" office:value="876746" calcext:value-type="float">
            <text:p>876746</text:p>
          </table:table-cell>
          <table:table-cell office:value-type="float" office:value="876149" calcext:value-type="float">
            <text:p>876149</text:p>
          </table:table-cell>
          <table:table-cell office:value-type="float" office:value="879724" calcext:value-type="float">
            <text:p>87972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06078" calcext:value-type="float">
            <text:p>1606078</text:p>
          </table:table-cell>
          <table:table-cell office:value-type="float" office:value="1610077" calcext:value-type="float">
            <text:p>1610077</text:p>
          </table:table-cell>
          <table:table-cell office:value-type="float" office:value="1605865" calcext:value-type="float">
            <text:p>1605865</text:p>
          </table:table-cell>
          <table:table-cell office:value-type="float" office:value="1606649" calcext:value-type="float">
            <text:p>1606649</text:p>
          </table:table-cell>
          <table:table-cell office:value-type="float" office:value="1604335" calcext:value-type="float">
            <text:p>1604335</text:p>
          </table:table-cell>
          <table:table-cell table:number-columns-repeated="2" office:value-type="float" office:value="1605534" calcext:value-type="float">
            <text:p>1605534</text:p>
          </table:table-cell>
          <table:table-cell office:value-type="float" office:value="1612380" calcext:value-type="float">
            <text:p>1612380</text:p>
          </table:table-cell>
          <table:table-cell office:value-type="float" office:value="1612775" calcext:value-type="float">
            <text:p>1612775</text:p>
          </table:table-cell>
          <table:table-cell office:value-type="float" office:value="1605992" calcext:value-type="float">
            <text:p>1605992</text:p>
          </table:table-cell>
          <table:table-cell table:number-columns-repeated="2" office:value-type="float" office:value="1610440" calcext:value-type="float">
            <text:p>1610440</text:p>
          </table:table-cell>
          <table:table-cell office:value-type="float" office:value="1611493" calcext:value-type="float">
            <text:p>1611493</text:p>
          </table:table-cell>
          <table:table-cell office:value-type="float" office:value="1610863" calcext:value-type="float">
            <text:p>1610863</text:p>
          </table:table-cell>
          <table:table-cell office:value-type="float" office:value="1611151" calcext:value-type="float">
            <text:p>1611151</text:p>
          </table:table-cell>
          <table:table-cell table:number-columns-repeated="2" office:value-type="float" office:value="1611835" calcext:value-type="float">
            <text:p>1611835</text:p>
          </table:table-cell>
          <table:table-cell office:value-type="float" office:value="1609690" calcext:value-type="float">
            <text:p>1609690</text:p>
          </table:table-cell>
          <table:table-cell office:value-type="float" office:value="1611066" calcext:value-type="float">
            <text:p>1611066</text:p>
          </table:table-cell>
          <table:table-cell table:number-columns-repeated="2" office:value-type="float" office:value="1609322" calcext:value-type="float">
            <text:p>1609322</text:p>
          </table:table-cell>
          <table:table-cell office:value-type="float" office:value="1612090" calcext:value-type="float">
            <text:p>1612090</text:p>
          </table:table-cell>
          <table:table-cell office:value-type="float" office:value="1605287" calcext:value-type="float">
            <text:p>1605287</text:p>
          </table:table-cell>
          <table:table-cell office:value-type="float" office:value="1606006" calcext:value-type="float">
            <text:p>1606006</text:p>
          </table:table-cell>
          <table:table-cell table:number-columns-repeated="2" office:value-type="float" office:value="1606729" calcext:value-type="float">
            <text:p>1606729</text:p>
          </table:table-cell>
          <table:table-cell office:value-type="float" office:value="1611219" calcext:value-type="float">
            <text:p>1611219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611510" calcext:value-type="float">
            <text:p>1611510</text:p>
          </table:table-cell>
          <table:table-cell table:number-columns-repeated="2" office:value-type="float" office:value="1611130" calcext:value-type="float">
            <text:p>1611130</text:p>
          </table:table-cell>
          <table:table-cell office:value-type="float" office:value="1609095" calcext:value-type="float">
            <text:p>16090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4058" calcext:value-type="float">
            <text:p>3134058</text:p>
          </table:table-cell>
          <table:table-cell office:value-type="float" office:value="3127890" calcext:value-type="float">
            <text:p>3127890</text:p>
          </table:table-cell>
          <table:table-cell office:value-type="float" office:value="3139187" calcext:value-type="float">
            <text:p>3139187</text:p>
          </table:table-cell>
          <table:table-cell office:value-type="float" office:value="3128653" calcext:value-type="float">
            <text:p>3128653</text:p>
          </table:table-cell>
          <table:table-cell table:number-columns-repeated="2" office:value-type="float" office:value="3134855" calcext:value-type="float">
            <text:p>3134855</text:p>
          </table:table-cell>
          <table:table-cell office:value-type="float" office:value="3139946" calcext:value-type="float">
            <text:p>3139946</text:p>
          </table:table-cell>
          <table:table-cell office:value-type="float" office:value="3126904" calcext:value-type="float">
            <text:p>3126904</text:p>
          </table:table-cell>
          <table:table-cell office:value-type="float" office:value="3126811" calcext:value-type="float">
            <text:p>3126811</text:p>
          </table:table-cell>
          <table:table-cell office:value-type="float" office:value="3128332" calcext:value-type="float">
            <text:p>3128332</text:p>
          </table:table-cell>
          <table:table-cell table:number-columns-repeated="2" office:value-type="float" office:value="3134771" calcext:value-type="float">
            <text:p>3134771</text:p>
          </table:table-cell>
          <table:table-cell office:value-type="float" office:value="3134740" calcext:value-type="float">
            <text:p>3134740</text:p>
          </table:table-cell>
          <table:table-cell office:value-type="float" office:value="3133299" calcext:value-type="float">
            <text:p>3133299</text:p>
          </table:table-cell>
          <table:table-cell office:value-type="float" office:value="3128171" calcext:value-type="float">
            <text:p>3128171</text:p>
          </table:table-cell>
          <table:table-cell table:number-columns-repeated="2" office:value-type="float" office:value="3137082" calcext:value-type="float">
            <text:p>3137082</text:p>
          </table:table-cell>
          <table:table-cell office:value-type="float" office:value="3136024" calcext:value-type="float">
            <text:p>3136024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126514" calcext:value-type="float">
            <text:p>3126514</text:p>
          </table:table-cell>
          <table:table-cell office:value-type="float" office:value="3139910" calcext:value-type="float">
            <text:p>3139910</text:p>
          </table:table-cell>
          <table:table-cell table:number-columns-repeated="2" office:value-type="float" office:value="3136674" calcext:value-type="float">
            <text:p>3136674</text:p>
          </table:table-cell>
          <table:table-cell office:value-type="float" office:value="3137296" calcext:value-type="float">
            <text:p>3137296</text:p>
          </table:table-cell>
          <table:table-cell office:value-type="float" office:value="3136221" calcext:value-type="float">
            <text:p>3136221</text:p>
          </table:table-cell>
          <table:table-cell office:value-type="float" office:value="3129242" calcext:value-type="float">
            <text:p>3129242</text:p>
          </table:table-cell>
          <table:table-cell office:value-type="float" office:value="3135921" calcext:value-type="float">
            <text:p>3135921</text:p>
          </table:table-cell>
          <table:table-cell table:number-columns-repeated="2" office:value-type="float" office:value="3135380" calcext:value-type="float">
            <text:p>3135380</text:p>
          </table:table-cell>
          <table:table-cell office:value-type="float" office:value="3135714" calcext:value-type="float">
            <text:p>3135714</text:p>
          </table:table-cell>
          <table:table-cell office:value-type="float" office:value="3137678" calcext:value-type="float">
            <text:p>3137678</text:p>
          </table:table-cell>
          <table:table-cell office:value-type="float" office:value="3136172" calcext:value-type="float">
            <text:p>31361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7716434" calcext:value-type="float">
            <text:p>7716434</text:p>
          </table:table-cell>
          <table:table-cell office:value-type="float" office:value="7687050" calcext:value-type="float">
            <text:p>7687050</text:p>
          </table:table-cell>
          <table:table-cell office:value-type="float" office:value="7710597" calcext:value-type="float">
            <text:p>7710597</text:p>
          </table:table-cell>
          <table:table-cell table:number-columns-repeated="2" office:value-type="float" office:value="7687585" calcext:value-type="float">
            <text:p>7687585</text:p>
          </table:table-cell>
          <table:table-cell office:value-type="float" office:value="7687138" calcext:value-type="float">
            <text:p>7687138</text:p>
          </table:table-cell>
          <table:table-cell office:value-type="float" office:value="7714466" calcext:value-type="float">
            <text:p>7714466</text:p>
          </table:table-cell>
          <table:table-cell office:value-type="float" office:value="7710581" calcext:value-type="float">
            <text:p>7710581</text:p>
          </table:table-cell>
          <table:table-cell office:value-type="float" office:value="7685890" calcext:value-type="float">
            <text:p>7685890</text:p>
          </table:table-cell>
          <table:table-cell office:value-type="float" office:value="7713079" calcext:value-type="float">
            <text:p>7713079</text:p>
          </table:table-cell>
          <table:table-cell office:value-type="float" office:value="7687329" calcext:value-type="float">
            <text:p>7687329</text:p>
          </table:table-cell>
          <table:table-cell office:value-type="float" office:value="7709934" calcext:value-type="float">
            <text:p>7709934</text:p>
          </table:table-cell>
          <table:table-cell office:value-type="float" office:value="7714494" calcext:value-type="float">
            <text:p>7714494</text:p>
          </table:table-cell>
          <table:table-cell office:value-type="float" office:value="7713626" calcext:value-type="float">
            <text:p>7713626</text:p>
          </table:table-cell>
          <table:table-cell office:value-type="float" office:value="7713494" calcext:value-type="float">
            <text:p>7713494</text:p>
          </table:table-cell>
          <table:table-cell table:number-columns-repeated="2" office:value-type="float" office:value="7713046" calcext:value-type="float">
            <text:p>7713046</text:p>
          </table:table-cell>
          <table:table-cell office:value-type="float" office:value="7711679" calcext:value-type="float">
            <text:p>7711679</text:p>
          </table:table-cell>
          <table:table-cell office:value-type="float" office:value="7710555" calcext:value-type="float">
            <text:p>7710555</text:p>
          </table:table-cell>
          <table:table-cell office:value-type="float" office:value="7717954" calcext:value-type="float">
            <text:p>7717954</text:p>
          </table:table-cell>
          <table:table-cell office:value-type="float" office:value="7712001" calcext:value-type="float">
            <text:p>7712001</text:p>
          </table:table-cell>
          <table:table-cell office:value-type="float" office:value="7689078" calcext:value-type="float">
            <text:p>7689078</text:p>
          </table:table-cell>
          <table:table-cell office:value-type="float" office:value="7712546" calcext:value-type="float">
            <text:p>7712546</text:p>
          </table:table-cell>
          <table:table-cell office:value-type="float" office:value="7687471" calcext:value-type="float">
            <text:p>7687471</text:p>
          </table:table-cell>
          <table:table-cell office:value-type="float" office:value="7683873" calcext:value-type="float">
            <text:p>7683873</text:p>
          </table:table-cell>
          <table:table-cell office:value-type="float" office:value="7686025" calcext:value-type="float">
            <text:p>7686025</text:p>
          </table:table-cell>
          <table:table-cell office:value-type="float" office:value="7714810" calcext:value-type="float">
            <text:p>7714810</text:p>
          </table:table-cell>
          <table:table-cell office:value-type="float" office:value="7690089" calcext:value-type="float">
            <text:p>7690089</text:p>
          </table:table-cell>
          <table:table-cell office:value-type="float" office:value="7688888" calcext:value-type="float">
            <text:p>7688888</text:p>
          </table:table-cell>
          <table:table-cell table:number-columns-repeated="2" office:value-type="float" office:value="7684585" calcext:value-type="float">
            <text:p>76845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287462" calcext:value-type="float">
            <text:p>15287462</text:p>
          </table:table-cell>
          <table:table-cell office:value-type="float" office:value="15290660" calcext:value-type="float">
            <text:p>15290660</text:p>
          </table:table-cell>
          <table:table-cell office:value-type="float" office:value="15339438" calcext:value-type="float">
            <text:p>15339438</text:p>
          </table:table-cell>
          <table:table-cell office:value-type="float" office:value="15343540" calcext:value-type="float">
            <text:p>15343540</text:p>
          </table:table-cell>
          <table:table-cell office:value-type="float" office:value="15291223" calcext:value-type="float">
            <text:p>15291223</text:p>
          </table:table-cell>
          <table:table-cell office:value-type="float" office:value="15288211" calcext:value-type="float">
            <text:p>15288211</text:p>
          </table:table-cell>
          <table:table-cell office:value-type="float" office:value="15289447" calcext:value-type="float">
            <text:p>15289447</text:p>
          </table:table-cell>
          <table:table-cell office:value-type="float" office:value="15336466" calcext:value-type="float">
            <text:p>15336466</text:p>
          </table:table-cell>
          <table:table-cell office:value-type="float" office:value="15340622" calcext:value-type="float">
            <text:p>15340622</text:p>
          </table:table-cell>
          <table:table-cell office:value-type="float" office:value="15290627" calcext:value-type="float">
            <text:p>15290627</text:p>
          </table:table-cell>
          <table:table-cell office:value-type="float" office:value="15339664" calcext:value-type="float">
            <text:p>15339664</text:p>
          </table:table-cell>
          <table:table-cell office:value-type="float" office:value="15338047" calcext:value-type="float">
            <text:p>15338047</text:p>
          </table:table-cell>
          <table:table-cell office:value-type="float" office:value="15284907" calcext:value-type="float">
            <text:p>15284907</text:p>
          </table:table-cell>
          <table:table-cell office:value-type="float" office:value="15288176" calcext:value-type="float">
            <text:p>15288176</text:p>
          </table:table-cell>
          <table:table-cell office:value-type="float" office:value="15338978" calcext:value-type="float">
            <text:p>15338978</text:p>
          </table:table-cell>
          <table:table-cell office:value-type="float" office:value="15339730" calcext:value-type="float">
            <text:p>15339730</text:p>
          </table:table-cell>
          <table:table-cell office:value-type="float" office:value="15341492" calcext:value-type="float">
            <text:p>15341492</text:p>
          </table:table-cell>
          <table:table-cell office:value-type="float" office:value="15291063" calcext:value-type="float">
            <text:p>15291063</text:p>
          </table:table-cell>
          <table:table-cell office:value-type="float" office:value="15336929" calcext:value-type="float">
            <text:p>15336929</text:p>
          </table:table-cell>
          <table:table-cell office:value-type="float" office:value="15336420" calcext:value-type="float">
            <text:p>15336420</text:p>
          </table:table-cell>
          <table:table-cell office:value-type="float" office:value="15338703" calcext:value-type="float">
            <text:p>15338703</text:p>
          </table:table-cell>
          <table:table-cell office:value-type="float" office:value="15340423" calcext:value-type="float">
            <text:p>15340423</text:p>
          </table:table-cell>
          <table:table-cell office:value-type="float" office:value="15285208" calcext:value-type="float">
            <text:p>15285208</text:p>
          </table:table-cell>
          <table:table-cell office:value-type="float" office:value="15339404" calcext:value-type="float">
            <text:p>15339404</text:p>
          </table:table-cell>
          <table:table-cell office:value-type="float" office:value="15336925" calcext:value-type="float">
            <text:p>15336925</text:p>
          </table:table-cell>
          <table:table-cell office:value-type="float" office:value="15338551" calcext:value-type="float">
            <text:p>15338551</text:p>
          </table:table-cell>
          <table:table-cell office:value-type="float" office:value="15340601" calcext:value-type="float">
            <text:p>15340601</text:p>
          </table:table-cell>
          <table:table-cell office:value-type="float" office:value="15335299" calcext:value-type="float">
            <text:p>15335299</text:p>
          </table:table-cell>
          <table:table-cell office:value-type="float" office:value="15342579" calcext:value-type="float">
            <text:p>15342579</text:p>
          </table:table-cell>
          <table:table-cell office:value-type="float" office:value="15292418" calcext:value-type="float">
            <text:p>15292418</text:p>
          </table:table-cell>
          <table:table-cell office:value-type="float" office:value="15341298" calcext:value-type="float">
            <text:p>15341298</text:p>
          </table:table-cell>
          <table:table-cell office:value-type="float" office:value="15339603" calcext:value-type="float">
            <text:p>1533960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0069" calcext:value-type="float">
            <text:p>31090069</text:p>
          </table:table-cell>
          <table:table-cell office:value-type="float" office:value="31078928" calcext:value-type="float">
            <text:p>31078928</text:p>
          </table:table-cell>
          <table:table-cell office:value-type="float" office:value="31079617" calcext:value-type="float">
            <text:p>31079617</text:p>
          </table:table-cell>
          <table:table-cell office:value-type="float" office:value="30986981" calcext:value-type="float">
            <text:p>30986981</text:p>
          </table:table-cell>
          <table:table-cell office:value-type="float" office:value="30977505" calcext:value-type="float">
            <text:p>30977505</text:p>
          </table:table-cell>
          <table:table-cell office:value-type="float" office:value="31087915" calcext:value-type="float">
            <text:p>31087915</text:p>
          </table:table-cell>
          <table:table-cell office:value-type="float" office:value="31084113" calcext:value-type="float">
            <text:p>31084113</text:p>
          </table:table-cell>
          <table:table-cell office:value-type="float" office:value="31090190" calcext:value-type="float">
            <text:p>31090190</text:p>
          </table:table-cell>
          <table:table-cell office:value-type="float" office:value="31084349" calcext:value-type="float">
            <text:p>31084349</text:p>
          </table:table-cell>
          <table:table-cell office:value-type="float" office:value="30981686" calcext:value-type="float">
            <text:p>30981686</text:p>
          </table:table-cell>
          <table:table-cell office:value-type="float" office:value="31088975" calcext:value-type="float">
            <text:p>31088975</text:p>
          </table:table-cell>
          <table:table-cell office:value-type="float" office:value="30988934" calcext:value-type="float">
            <text:p>30988934</text:p>
          </table:table-cell>
          <table:table-cell office:value-type="float" office:value="31082710" calcext:value-type="float">
            <text:p>31082710</text:p>
          </table:table-cell>
          <table:table-cell office:value-type="float" office:value="30985044" calcext:value-type="float">
            <text:p>30985044</text:p>
          </table:table-cell>
          <table:table-cell office:value-type="float" office:value="31091690" calcext:value-type="float">
            <text:p>31091690</text:p>
          </table:table-cell>
          <table:table-cell office:value-type="float" office:value="30982565" calcext:value-type="float">
            <text:p>30982565</text:p>
          </table:table-cell>
          <table:table-cell office:value-type="float" office:value="31085803" calcext:value-type="float">
            <text:p>31085803</text:p>
          </table:table-cell>
          <table:table-cell office:value-type="float" office:value="31094531" calcext:value-type="float">
            <text:p>31094531</text:p>
          </table:table-cell>
          <table:table-cell office:value-type="float" office:value="31086408" calcext:value-type="float">
            <text:p>31086408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8996" calcext:value-type="float">
            <text:p>31078996</text:p>
          </table:table-cell>
          <table:table-cell office:value-type="float" office:value="31073898" calcext:value-type="float">
            <text:p>31073898</text:p>
          </table:table-cell>
          <table:table-cell office:value-type="float" office:value="30982499" calcext:value-type="float">
            <text:p>30982499</text:p>
          </table:table-cell>
          <table:table-cell office:value-type="float" office:value="31092645" calcext:value-type="float">
            <text:p>31092645</text:p>
          </table:table-cell>
          <table:table-cell office:value-type="float" office:value="31083539" calcext:value-type="float">
            <text:p>31083539</text:p>
          </table:table-cell>
          <table:table-cell office:value-type="float" office:value="30979686" calcext:value-type="float">
            <text:p>30979686</text:p>
          </table:table-cell>
          <table:table-cell office:value-type="float" office:value="31084693" calcext:value-type="float">
            <text:p>31084693</text:p>
          </table:table-cell>
          <table:table-cell office:value-type="float" office:value="31071425" calcext:value-type="float">
            <text:p>31071425</text:p>
          </table:table-cell>
          <table:table-cell office:value-type="float" office:value="31081875" calcext:value-type="float">
            <text:p>31081875</text:p>
          </table:table-cell>
          <table:table-cell office:value-type="float" office:value="31081707" calcext:value-type="float">
            <text:p>31081707</text:p>
          </table:table-cell>
          <table:table-cell office:value-type="float" office:value="30981052" calcext:value-type="float">
            <text:p>30981052</text:p>
          </table:table-cell>
          <table:table-cell office:value-type="float" office:value="31088722" calcext:value-type="float">
            <text:p>3108872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297587" calcext:value-type="float">
            <text:p>78297587</text:p>
          </table:table-cell>
          <table:table-cell office:value-type="float" office:value="78561485" calcext:value-type="float">
            <text:p>78561485</text:p>
          </table:table-cell>
          <table:table-cell office:value-type="float" office:value="78551645" calcext:value-type="float">
            <text:p>78551645</text:p>
          </table:table-cell>
          <table:table-cell office:value-type="float" office:value="78554400" calcext:value-type="float">
            <text:p>78554400</text:p>
          </table:table-cell>
          <table:table-cell office:value-type="float" office:value="78302002" calcext:value-type="float">
            <text:p>78302002</text:p>
          </table:table-cell>
          <table:table-cell office:value-type="float" office:value="78547339" calcext:value-type="float">
            <text:p>78547339</text:p>
          </table:table-cell>
          <table:table-cell office:value-type="float" office:value="78543605" calcext:value-type="float">
            <text:p>78543605</text:p>
          </table:table-cell>
          <table:table-cell office:value-type="float" office:value="78564949" calcext:value-type="float">
            <text:p>78564949</text:p>
          </table:table-cell>
          <table:table-cell office:value-type="float" office:value="78553423" calcext:value-type="float">
            <text:p>78553423</text:p>
          </table:table-cell>
          <table:table-cell office:value-type="float" office:value="78312985" calcext:value-type="float">
            <text:p>78312985</text:p>
          </table:table-cell>
          <table:table-cell office:value-type="float" office:value="78562440" calcext:value-type="float">
            <text:p>78562440</text:p>
          </table:table-cell>
          <table:table-cell office:value-type="float" office:value="78559342" calcext:value-type="float">
            <text:p>78559342</text:p>
          </table:table-cell>
          <table:table-cell office:value-type="float" office:value="78311563" calcext:value-type="float">
            <text:p>78311563</text:p>
          </table:table-cell>
          <table:table-cell office:value-type="float" office:value="78552774" calcext:value-type="float">
            <text:p>78552774</text:p>
          </table:table-cell>
          <table:table-cell office:value-type="float" office:value="78306683" calcext:value-type="float">
            <text:p>78306683</text:p>
          </table:table-cell>
          <table:table-cell office:value-type="float" office:value="78288851" calcext:value-type="float">
            <text:p>78288851</text:p>
          </table:table-cell>
          <table:table-cell office:value-type="float" office:value="78560729" calcext:value-type="float">
            <text:p>78560729</text:p>
          </table:table-cell>
          <table:table-cell office:value-type="float" office:value="78301359" calcext:value-type="float">
            <text:p>78301359</text:p>
          </table:table-cell>
          <table:table-cell office:value-type="float" office:value="78555337" calcext:value-type="float">
            <text:p>78555337</text:p>
          </table:table-cell>
          <table:table-cell office:value-type="float" office:value="78550402" calcext:value-type="float">
            <text:p>78550402</text:p>
          </table:table-cell>
          <table:table-cell office:value-type="float" office:value="78557977" calcext:value-type="float">
            <text:p>78557977</text:p>
          </table:table-cell>
          <table:table-cell office:value-type="float" office:value="78304004" calcext:value-type="float">
            <text:p>78304004</text:p>
          </table:table-cell>
          <table:table-cell office:value-type="float" office:value="78559450" calcext:value-type="float">
            <text:p>78559450</text:p>
          </table:table-cell>
          <table:table-cell office:value-type="float" office:value="78303723" calcext:value-type="float">
            <text:p>78303723</text:p>
          </table:table-cell>
          <table:table-cell office:value-type="float" office:value="78312201" calcext:value-type="float">
            <text:p>78312201</text:p>
          </table:table-cell>
          <table:table-cell office:value-type="float" office:value="78314545" calcext:value-type="float">
            <text:p>78314545</text:p>
          </table:table-cell>
          <table:table-cell office:value-type="float" office:value="78314054" calcext:value-type="float">
            <text:p>78314054</text:p>
          </table:table-cell>
          <table:table-cell office:value-type="float" office:value="78549645" calcext:value-type="float">
            <text:p>78549645</text:p>
          </table:table-cell>
          <table:table-cell office:value-type="float" office:value="78560601" calcext:value-type="float">
            <text:p>78560601</text:p>
          </table:table-cell>
          <table:table-cell office:value-type="float" office:value="78567669" calcext:value-type="float">
            <text:p>78567669</text:p>
          </table:table-cell>
          <table:table-cell office:value-type="float" office:value="78558634" calcext:value-type="float">
            <text:p>78558634</text:p>
          </table:table-cell>
          <table:table-cell office:value-type="float" office:value="78568904" calcext:value-type="float">
            <text:p>785689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8291" calcext:value-type="float">
            <text:p>157688291</text:p>
          </table:table-cell>
          <table:table-cell office:value-type="float" office:value="157179373" calcext:value-type="float">
            <text:p>157179373</text:p>
          </table:table-cell>
          <table:table-cell office:value-type="float" office:value="157677559" calcext:value-type="float">
            <text:p>157677559</text:p>
          </table:table-cell>
          <table:table-cell office:value-type="float" office:value="157691507" calcext:value-type="float">
            <text:p>157691507</text:p>
          </table:table-cell>
          <table:table-cell office:value-type="float" office:value="157699913" calcext:value-type="float">
            <text:p>157699913</text:p>
          </table:table-cell>
          <table:table-cell office:value-type="float" office:value="157686029" calcext:value-type="float">
            <text:p>157686029</text:p>
          </table:table-cell>
          <table:table-cell office:value-type="float" office:value="157173122" calcext:value-type="float">
            <text:p>157173122</text:p>
          </table:table-cell>
          <table:table-cell office:value-type="float" office:value="157170711" calcext:value-type="float">
            <text:p>157170711</text:p>
          </table:table-cell>
          <table:table-cell office:value-type="float" office:value="157687896" calcext:value-type="float">
            <text:p>157687896</text:p>
          </table:table-cell>
          <table:table-cell office:value-type="float" office:value="157165740" calcext:value-type="float">
            <text:p>157165740</text:p>
          </table:table-cell>
          <table:table-cell office:value-type="float" office:value="157679615" calcext:value-type="float">
            <text:p>157679615</text:p>
          </table:table-cell>
          <table:table-cell office:value-type="float" office:value="157178983" calcext:value-type="float">
            <text:p>157178983</text:p>
          </table:table-cell>
          <table:table-cell office:value-type="float" office:value="157178534" calcext:value-type="float">
            <text:p>157178534</text:p>
          </table:table-cell>
          <table:table-cell office:value-type="float" office:value="157671448" calcext:value-type="float">
            <text:p>157671448</text:p>
          </table:table-cell>
          <table:table-cell office:value-type="float" office:value="157183159" calcext:value-type="float">
            <text:p>157183159</text:p>
          </table:table-cell>
          <table:table-cell office:value-type="float" office:value="157696252" calcext:value-type="float">
            <text:p>157696252</text:p>
          </table:table-cell>
          <table:table-cell office:value-type="float" office:value="157192273" calcext:value-type="float">
            <text:p>157192273</text:p>
          </table:table-cell>
          <table:table-cell office:value-type="float" office:value="157687588" calcext:value-type="float">
            <text:p>157687588</text:p>
          </table:table-cell>
          <table:table-cell office:value-type="float" office:value="157685783" calcext:value-type="float">
            <text:p>157685783</text:p>
          </table:table-cell>
          <table:table-cell office:value-type="float" office:value="157679329" calcext:value-type="float">
            <text:p>157679329</text:p>
          </table:table-cell>
          <table:table-cell office:value-type="float" office:value="157194548" calcext:value-type="float">
            <text:p>157194548</text:p>
          </table:table-cell>
          <table:table-cell office:value-type="float" office:value="157188606" calcext:value-type="float">
            <text:p>157188606</text:p>
          </table:table-cell>
          <table:table-cell office:value-type="float" office:value="157687856" calcext:value-type="float">
            <text:p>157687856</text:p>
          </table:table-cell>
          <table:table-cell office:value-type="float" office:value="157677342" calcext:value-type="float">
            <text:p>157677342</text:p>
          </table:table-cell>
          <table:table-cell office:value-type="float" office:value="157674949" calcext:value-type="float">
            <text:p>157674949</text:p>
          </table:table-cell>
          <table:table-cell office:value-type="float" office:value="157681614" calcext:value-type="float">
            <text:p>157681614</text:p>
          </table:table-cell>
          <table:table-cell office:value-type="float" office:value="157180352" calcext:value-type="float">
            <text:p>157180352</text:p>
          </table:table-cell>
          <table:table-cell office:value-type="float" office:value="157172396" calcext:value-type="float">
            <text:p>157172396</text:p>
          </table:table-cell>
          <table:table-cell office:value-type="float" office:value="157676676" calcext:value-type="float">
            <text:p>157676676</text:p>
          </table:table-cell>
          <table:table-cell office:value-type="float" office:value="157689246" calcext:value-type="float">
            <text:p>157689246</text:p>
          </table:table-cell>
          <table:table-cell office:value-type="float" office:value="157682859" calcext:value-type="float">
            <text:p>157682859</text:p>
          </table:table-cell>
          <table:table-cell office:value-type="float" office:value="157688328" calcext:value-type="float">
            <text:p>15768832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52580" calcext:value-type="float">
            <text:p>321452580</text:p>
          </table:table-cell>
          <table:table-cell office:value-type="float" office:value="321448282" calcext:value-type="float">
            <text:p>321448282</text:p>
          </table:table-cell>
          <table:table-cell office:value-type="float" office:value="322426850" calcext:value-type="float">
            <text:p>322426850</text:p>
          </table:table-cell>
          <table:table-cell office:value-type="float" office:value="321418951" calcext:value-type="float">
            <text:p>321418951</text:p>
          </table:table-cell>
          <table:table-cell office:value-type="float" office:value="322454363" calcext:value-type="float">
            <text:p>322454363</text:p>
          </table:table-cell>
          <table:table-cell office:value-type="float" office:value="321434885" calcext:value-type="float">
            <text:p>321434885</text:p>
          </table:table-cell>
          <table:table-cell office:value-type="float" office:value="322456269" calcext:value-type="float">
            <text:p>322456269</text:p>
          </table:table-cell>
          <table:table-cell office:value-type="float" office:value="322456058" calcext:value-type="float">
            <text:p>322456058</text:p>
          </table:table-cell>
          <table:table-cell office:value-type="float" office:value="321443892" calcext:value-type="float">
            <text:p>321443892</text:p>
          </table:table-cell>
          <table:table-cell office:value-type="float" office:value="322472417" calcext:value-type="float">
            <text:p>322472417</text:p>
          </table:table-cell>
          <table:table-cell office:value-type="float" office:value="321435203" calcext:value-type="float">
            <text:p>321435203</text:p>
          </table:table-cell>
          <table:table-cell office:value-type="float" office:value="321421844" calcext:value-type="float">
            <text:p>321421844</text:p>
          </table:table-cell>
          <table:table-cell office:value-type="float" office:value="322414325" calcext:value-type="float">
            <text:p>322414325</text:p>
          </table:table-cell>
          <table:table-cell office:value-type="float" office:value="322454067" calcext:value-type="float">
            <text:p>322454067</text:p>
          </table:table-cell>
          <table:table-cell office:value-type="float" office:value="322458445" calcext:value-type="float">
            <text:p>322458445</text:p>
          </table:table-cell>
          <table:table-cell office:value-type="float" office:value="322449916" calcext:value-type="float">
            <text:p>322449916</text:p>
          </table:table-cell>
          <table:table-cell office:value-type="float" office:value="322473298" calcext:value-type="float">
            <text:p>322473298</text:p>
          </table:table-cell>
          <table:table-cell office:value-type="float" office:value="322442970" calcext:value-type="float">
            <text:p>322442970</text:p>
          </table:table-cell>
          <table:table-cell office:value-type="float" office:value="322458848" calcext:value-type="float">
            <text:p>322458848</text:p>
          </table:table-cell>
          <table:table-cell office:value-type="float" office:value="322457989" calcext:value-type="float">
            <text:p>322457989</text:p>
          </table:table-cell>
          <table:table-cell office:value-type="float" office:value="322439967" calcext:value-type="float">
            <text:p>322439967</text:p>
          </table:table-cell>
          <table:table-cell office:value-type="float" office:value="322436460" calcext:value-type="float">
            <text:p>322436460</text:p>
          </table:table-cell>
          <table:table-cell office:value-type="float" office:value="321424794" calcext:value-type="float">
            <text:p>321424794</text:p>
          </table:table-cell>
          <table:table-cell office:value-type="float" office:value="321400880" calcext:value-type="float">
            <text:p>321400880</text:p>
          </table:table-cell>
          <table:table-cell office:value-type="float" office:value="322460841" calcext:value-type="float">
            <text:p>322460841</text:p>
          </table:table-cell>
          <table:table-cell office:value-type="float" office:value="322430816" calcext:value-type="float">
            <text:p>322430816</text:p>
          </table:table-cell>
          <table:table-cell office:value-type="float" office:value="322462780" calcext:value-type="float">
            <text:p>322462780</text:p>
          </table:table-cell>
          <table:table-cell office:value-type="float" office:value="322448383" calcext:value-type="float">
            <text:p>322448383</text:p>
          </table:table-cell>
          <table:table-cell office:value-type="float" office:value="322441027" calcext:value-type="float">
            <text:p>322441027</text:p>
          </table:table-cell>
          <table:table-cell office:value-type="float" office:value="322433404" calcext:value-type="float">
            <text:p>322433404</text:p>
          </table:table-cell>
          <table:table-cell office:value-type="float" office:value="321395612" calcext:value-type="float">
            <text:p>321395612</text:p>
          </table:table-cell>
          <table:table-cell office:value-type="float" office:value="322468711" calcext:value-type="float">
            <text:p>322468711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4197466" calcext:value-type="float">
            <text:p>814197466</text:p>
          </table:table-cell>
          <table:table-cell office:value-type="float" office:value="816724396" calcext:value-type="float">
            <text:p>816724396</text:p>
          </table:table-cell>
          <table:table-cell office:value-type="float" office:value="816744835" calcext:value-type="float">
            <text:p>816744835</text:p>
          </table:table-cell>
          <table:table-cell office:value-type="float" office:value="816729194" calcext:value-type="float">
            <text:p>816729194</text:p>
          </table:table-cell>
          <table:table-cell office:value-type="float" office:value="814241785" calcext:value-type="float">
            <text:p>814241785</text:p>
          </table:table-cell>
          <table:table-cell office:value-type="float" office:value="816700172" calcext:value-type="float">
            <text:p>816700172</text:p>
          </table:table-cell>
          <table:table-cell office:value-type="float" office:value="814188204" calcext:value-type="float">
            <text:p>814188204</text:p>
          </table:table-cell>
          <table:table-cell office:value-type="float" office:value="814199798" calcext:value-type="float">
            <text:p>814199798</text:p>
          </table:table-cell>
          <table:table-cell office:value-type="float" office:value="814213706" calcext:value-type="float">
            <text:p>814213706</text:p>
          </table:table-cell>
          <table:table-cell office:value-type="float" office:value="816700095" calcext:value-type="float">
            <text:p>816700095</text:p>
          </table:table-cell>
          <table:table-cell office:value-type="float" office:value="814204766" calcext:value-type="float">
            <text:p>814204766</text:p>
          </table:table-cell>
          <table:table-cell office:value-type="float" office:value="814240193" calcext:value-type="float">
            <text:p>814240193</text:p>
          </table:table-cell>
          <table:table-cell office:value-type="float" office:value="814231864" calcext:value-type="float">
            <text:p>814231864</text:p>
          </table:table-cell>
          <table:table-cell office:value-type="float" office:value="816667243" calcext:value-type="float">
            <text:p>816667243</text:p>
          </table:table-cell>
          <table:table-cell office:value-type="float" office:value="816697842" calcext:value-type="float">
            <text:p>816697842</text:p>
          </table:table-cell>
          <table:table-cell office:value-type="float" office:value="816708647" calcext:value-type="float">
            <text:p>816708647</text:p>
          </table:table-cell>
          <table:table-cell office:value-type="float" office:value="814185166" calcext:value-type="float">
            <text:p>814185166</text:p>
          </table:table-cell>
          <table:table-cell office:value-type="float" office:value="816670579" calcext:value-type="float">
            <text:p>816670579</text:p>
          </table:table-cell>
          <table:table-cell office:value-type="float" office:value="816743769" calcext:value-type="float">
            <text:p>816743769</text:p>
          </table:table-cell>
          <table:table-cell office:value-type="float" office:value="816710461" calcext:value-type="float">
            <text:p>816710461</text:p>
          </table:table-cell>
          <table:table-cell office:value-type="float" office:value="816721842" calcext:value-type="float">
            <text:p>816721842</text:p>
          </table:table-cell>
          <table:table-cell office:value-type="float" office:value="814155077" calcext:value-type="float">
            <text:p>814155077</text:p>
          </table:table-cell>
          <table:table-cell office:value-type="float" office:value="816726038" calcext:value-type="float">
            <text:p>816726038</text:p>
          </table:table-cell>
          <table:table-cell office:value-type="float" office:value="814161354" calcext:value-type="float">
            <text:p>814161354</text:p>
          </table:table-cell>
          <table:table-cell office:value-type="float" office:value="816759407" calcext:value-type="float">
            <text:p>816759407</text:p>
          </table:table-cell>
          <table:table-cell office:value-type="float" office:value="814181485" calcext:value-type="float">
            <text:p>814181485</text:p>
          </table:table-cell>
          <table:table-cell office:value-type="float" office:value="816751791" calcext:value-type="float">
            <text:p>816751791</text:p>
          </table:table-cell>
          <table:table-cell office:value-type="float" office:value="816729460" calcext:value-type="float">
            <text:p>816729460</text:p>
          </table:table-cell>
          <table:table-cell office:value-type="float" office:value="816763807" calcext:value-type="float">
            <text:p>816763807</text:p>
          </table:table-cell>
          <table:table-cell office:value-type="float" office:value="816719046" calcext:value-type="float">
            <text:p>816719046</text:p>
          </table:table-cell>
          <table:table-cell office:value-type="float" office:value="814251475" calcext:value-type="float">
            <text:p>814251475</text:p>
          </table:table-cell>
          <table:table-cell office:value-type="float" office:value="814213970" calcext:value-type="float">
            <text:p>81421397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88289" calcext:value-type="float">
            <text:p>1640488289</text:p>
          </table:table-cell>
          <table:table-cell office:value-type="float" office:value="1635462814" calcext:value-type="float">
            <text:p>1635462814</text:p>
          </table:table-cell>
          <table:table-cell office:value-type="float" office:value="1640534019" calcext:value-type="float">
            <text:p>1640534019</text:p>
          </table:table-cell>
          <table:table-cell office:value-type="float" office:value="1635466557" calcext:value-type="float">
            <text:p>1635466557</text:p>
          </table:table-cell>
          <table:table-cell office:value-type="float" office:value="1635495901" calcext:value-type="float">
            <text:p>1635495901</text:p>
          </table:table-cell>
          <table:table-cell office:value-type="float" office:value="1640522781" calcext:value-type="float">
            <text:p>1640522781</text:p>
          </table:table-cell>
          <table:table-cell office:value-type="float" office:value="1640523262" calcext:value-type="float">
            <text:p>1640523262</text:p>
          </table:table-cell>
          <table:table-cell office:value-type="float" office:value="1640540442" calcext:value-type="float">
            <text:p>1640540442</text:p>
          </table:table-cell>
          <table:table-cell office:value-type="float" office:value="1640538379" calcext:value-type="float">
            <text:p>1640538379</text:p>
          </table:table-cell>
          <table:table-cell office:value-type="float" office:value="1635470010" calcext:value-type="float">
            <text:p>1635470010</text:p>
          </table:table-cell>
          <table:table-cell office:value-type="float" office:value="1640547040" calcext:value-type="float">
            <text:p>1640547040</text:p>
          </table:table-cell>
          <table:table-cell office:value-type="float" office:value="1640506122" calcext:value-type="float">
            <text:p>1640506122</text:p>
          </table:table-cell>
          <table:table-cell office:value-type="float" office:value="1640564226" calcext:value-type="float">
            <text:p>1640564226</text:p>
          </table:table-cell>
          <table:table-cell office:value-type="float" office:value="1635521735" calcext:value-type="float">
            <text:p>1635521735</text:p>
          </table:table-cell>
          <table:table-cell office:value-type="float" office:value="1635441352" calcext:value-type="float">
            <text:p>1635441352</text:p>
          </table:table-cell>
          <table:table-cell office:value-type="float" office:value="1640525550" calcext:value-type="float">
            <text:p>1640525550</text:p>
          </table:table-cell>
          <table:table-cell office:value-type="float" office:value="1635458318" calcext:value-type="float">
            <text:p>1635458318</text:p>
          </table:table-cell>
          <table:table-cell office:value-type="float" office:value="1635492593" calcext:value-type="float">
            <text:p>1635492593</text:p>
          </table:table-cell>
          <table:table-cell office:value-type="float" office:value="1640550401" calcext:value-type="float">
            <text:p>1640550401</text:p>
          </table:table-cell>
          <table:table-cell office:value-type="float" office:value="1640544841" calcext:value-type="float">
            <text:p>1640544841</text:p>
          </table:table-cell>
          <table:table-cell office:value-type="float" office:value="1635463440" calcext:value-type="float">
            <text:p>1635463440</text:p>
          </table:table-cell>
          <table:table-cell office:value-type="float" office:value="1635440531" calcext:value-type="float">
            <text:p>1635440531</text:p>
          </table:table-cell>
          <table:table-cell office:value-type="float" office:value="1640493876" calcext:value-type="float">
            <text:p>1640493876</text:p>
          </table:table-cell>
          <table:table-cell office:value-type="float" office:value="1635465453" calcext:value-type="float">
            <text:p>1635465453</text:p>
          </table:table-cell>
          <table:table-cell office:value-type="float" office:value="1635475531" calcext:value-type="float">
            <text:p>1635475531</text:p>
          </table:table-cell>
          <table:table-cell office:value-type="float" office:value="1640523962" calcext:value-type="float">
            <text:p>1640523962</text:p>
          </table:table-cell>
          <table:table-cell office:value-type="float" office:value="1635428692" calcext:value-type="float">
            <text:p>1635428692</text:p>
          </table:table-cell>
          <table:table-cell office:value-type="float" office:value="1640483946" calcext:value-type="float">
            <text:p>1640483946</text:p>
          </table:table-cell>
          <table:table-cell office:value-type="float" office:value="1640558886" calcext:value-type="float">
            <text:p>1640558886</text:p>
          </table:table-cell>
          <table:table-cell office:value-type="float" office:value="1640532363" calcext:value-type="float">
            <text:p>1640532363</text:p>
          </table:table-cell>
          <table:table-cell office:value-type="float" office:value="1640561056" calcext:value-type="float">
            <text:p>1640561056</text:p>
          </table:table-cell>
          <table:table-cell office:value-type="float" office:value="1640515604" calcext:value-type="float">
            <text:p>164051560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72336" calcext:value-type="float">
            <text:p>3353272336</text:p>
          </table:table-cell>
          <table:table-cell office:value-type="float" office:value="3343152169" calcext:value-type="float">
            <text:p>3343152169</text:p>
          </table:table-cell>
          <table:table-cell office:value-type="float" office:value="3353353158" calcext:value-type="float">
            <text:p>3353353158</text:p>
          </table:table-cell>
          <table:table-cell office:value-type="float" office:value="3353315056" calcext:value-type="float">
            <text:p>3353315056</text:p>
          </table:table-cell>
          <table:table-cell office:value-type="float" office:value="3343159105" calcext:value-type="float">
            <text:p>3343159105</text:p>
          </table:table-cell>
          <table:table-cell office:value-type="float" office:value="3343165938" calcext:value-type="float">
            <text:p>3343165938</text:p>
          </table:table-cell>
          <table:table-cell office:value-type="float" office:value="3353129794" calcext:value-type="float">
            <text:p>3353129794</text:p>
          </table:table-cell>
          <table:table-cell office:value-type="float" office:value="3353162834" calcext:value-type="float">
            <text:p>3353162834</text:p>
          </table:table-cell>
          <table:table-cell office:value-type="float" office:value="3343195538" calcext:value-type="float">
            <text:p>3343195538</text:p>
          </table:table-cell>
          <table:table-cell office:value-type="float" office:value="3353098612" calcext:value-type="float">
            <text:p>3353098612</text:p>
          </table:table-cell>
          <table:table-cell office:value-type="float" office:value="3353215008" calcext:value-type="float">
            <text:p>3353215008</text:p>
          </table:table-cell>
          <table:table-cell office:value-type="float" office:value="3353179022" calcext:value-type="float">
            <text:p>3353179022</text:p>
          </table:table-cell>
          <table:table-cell office:value-type="float" office:value="3353320766" calcext:value-type="float">
            <text:p>3353320766</text:p>
          </table:table-cell>
          <table:table-cell office:value-type="float" office:value="3343246751" calcext:value-type="float">
            <text:p>3343246751</text:p>
          </table:table-cell>
          <table:table-cell office:value-type="float" office:value="3353373072" calcext:value-type="float">
            <text:p>3353373072</text:p>
          </table:table-cell>
          <table:table-cell office:value-type="float" office:value="3353413993" calcext:value-type="float">
            <text:p>3353413993</text:p>
          </table:table-cell>
          <table:table-cell office:value-type="float" office:value="3343041276" calcext:value-type="float">
            <text:p>3343041276</text:p>
          </table:table-cell>
          <table:table-cell office:value-type="float" office:value="3353299377" calcext:value-type="float">
            <text:p>3353299377</text:p>
          </table:table-cell>
          <table:table-cell office:value-type="float" office:value="3353365356" calcext:value-type="float">
            <text:p>3353365356</text:p>
          </table:table-cell>
          <table:table-cell office:value-type="float" office:value="3353246423" calcext:value-type="float">
            <text:p>3353246423</text:p>
          </table:table-cell>
          <table:table-cell office:value-type="float" office:value="3343229966" calcext:value-type="float">
            <text:p>3343229966</text:p>
          </table:table-cell>
          <table:table-cell office:value-type="float" office:value="3342960808" calcext:value-type="float">
            <text:p>3342960808</text:p>
          </table:table-cell>
          <table:table-cell office:value-type="float" office:value="3343148400" calcext:value-type="float">
            <text:p>3343148400</text:p>
          </table:table-cell>
          <table:table-cell office:value-type="float" office:value="3343257251" calcext:value-type="float">
            <text:p>3343257251</text:p>
          </table:table-cell>
          <table:table-cell office:value-type="float" office:value="3353025989" calcext:value-type="float">
            <text:p>3353025989</text:p>
          </table:table-cell>
          <table:table-cell office:value-type="float" office:value="3353383430" calcext:value-type="float">
            <text:p>3353383430</text:p>
          </table:table-cell>
          <table:table-cell office:value-type="float" office:value="3353337130" calcext:value-type="float">
            <text:p>3353337130</text:p>
          </table:table-cell>
          <table:table-cell office:value-type="float" office:value="3342949559" calcext:value-type="float">
            <text:p>3342949559</text:p>
          </table:table-cell>
          <table:table-cell office:value-type="float" office:value="3353230394" calcext:value-type="float">
            <text:p>3353230394</text:p>
          </table:table-cell>
          <table:table-cell office:value-type="float" office:value="3353296319" calcext:value-type="float">
            <text:p>3353296319</text:p>
          </table:table-cell>
          <table:table-cell office:value-type="float" office:value="3353328900" calcext:value-type="float">
            <text:p>3353328900</text:p>
          </table:table-cell>
          <table:table-cell office:value-type="float" office:value="3353273633" calcext:value-type="float">
            <text:p>335327363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331472" calcext:value-type="float">
            <text:p>8491331472</text:p>
          </table:table-cell>
          <table:table-cell office:value-type="float" office:value="8466145011" calcext:value-type="float">
            <text:p>8466145011</text:p>
          </table:table-cell>
          <table:table-cell office:value-type="float" office:value="8466288410" calcext:value-type="float">
            <text:p>8466288410</text:p>
          </table:table-cell>
          <table:table-cell office:value-type="float" office:value="8491473171" calcext:value-type="float">
            <text:p>8491473171</text:p>
          </table:table-cell>
          <table:table-cell office:value-type="float" office:value="8465841646" calcext:value-type="float">
            <text:p>8465841646</text:p>
          </table:table-cell>
          <table:table-cell office:value-type="float" office:value="8491273967" calcext:value-type="float">
            <text:p>8491273967</text:p>
          </table:table-cell>
          <table:table-cell office:value-type="float" office:value="8491583514" calcext:value-type="float">
            <text:p>8491583514</text:p>
          </table:table-cell>
          <table:table-cell office:value-type="float" office:value="8491619565" calcext:value-type="float">
            <text:p>8491619565</text:p>
          </table:table-cell>
          <table:table-cell office:value-type="float" office:value="8491379446" calcext:value-type="float">
            <text:p>8491379446</text:p>
          </table:table-cell>
          <table:table-cell office:value-type="float" office:value="8491355586" calcext:value-type="float">
            <text:p>8491355586</text:p>
          </table:table-cell>
          <table:table-cell office:value-type="float" office:value="8491578644" calcext:value-type="float">
            <text:p>8491578644</text:p>
          </table:table-cell>
          <table:table-cell office:value-type="float" office:value="8490754384" calcext:value-type="float">
            <text:p>8490754384</text:p>
          </table:table-cell>
          <table:table-cell office:value-type="float" office:value="8465939222" calcext:value-type="float">
            <text:p>8465939222</text:p>
          </table:table-cell>
          <table:table-cell office:value-type="float" office:value="8466084071" calcext:value-type="float">
            <text:p>8466084071</text:p>
          </table:table-cell>
          <table:table-cell office:value-type="float" office:value="8466339921" calcext:value-type="float">
            <text:p>8466339921</text:p>
          </table:table-cell>
          <table:table-cell office:value-type="float" office:value="8491018218" calcext:value-type="float">
            <text:p>8491018218</text:p>
          </table:table-cell>
          <table:table-cell office:value-type="float" office:value="8490903284" calcext:value-type="float">
            <text:p>8490903284</text:p>
          </table:table-cell>
          <table:table-cell office:value-type="float" office:value="8491615909" calcext:value-type="float">
            <text:p>8491615909</text:p>
          </table:table-cell>
          <table:table-cell office:value-type="float" office:value="8491649838" calcext:value-type="float">
            <text:p>8491649838</text:p>
          </table:table-cell>
          <table:table-cell office:value-type="float" office:value="8466029250" calcext:value-type="float">
            <text:p>8466029250</text:p>
          </table:table-cell>
          <table:table-cell office:value-type="float" office:value="8491526178" calcext:value-type="float">
            <text:p>8491526178</text:p>
          </table:table-cell>
          <table:table-cell office:value-type="float" office:value="8491297085" calcext:value-type="float">
            <text:p>8491297085</text:p>
          </table:table-cell>
          <table:table-cell office:value-type="float" office:value="8491681533" calcext:value-type="float">
            <text:p>8491681533</text:p>
          </table:table-cell>
          <table:table-cell office:value-type="float" office:value="8465819540" calcext:value-type="float">
            <text:p>8465819540</text:p>
          </table:table-cell>
          <table:table-cell office:value-type="float" office:value="8491535799" calcext:value-type="float">
            <text:p>8491535799</text:p>
          </table:table-cell>
          <table:table-cell office:value-type="float" office:value="8465678063" calcext:value-type="float">
            <text:p>8465678063</text:p>
          </table:table-cell>
          <table:table-cell office:value-type="float" office:value="8466338368" calcext:value-type="float">
            <text:p>8466338368</text:p>
          </table:table-cell>
          <table:table-cell office:value-type="float" office:value="8491633042" calcext:value-type="float">
            <text:p>8491633042</text:p>
          </table:table-cell>
          <table:table-cell office:value-type="float" office:value="8466235101" calcext:value-type="float">
            <text:p>8466235101</text:p>
          </table:table-cell>
          <table:table-cell office:value-type="float" office:value="8491745302" calcext:value-type="float">
            <text:p>8491745302</text:p>
          </table:table-cell>
          <table:table-cell office:value-type="float" office:value="8491578268" calcext:value-type="float">
            <text:p>8491578268</text:p>
          </table:table-cell>
          <table:table-cell office:value-type="float" office:value="8466331947" calcext:value-type="float">
            <text:p>8466331947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189" calcext:value-type="float">
            <text:p>306189</text:p>
          </table:table-cell>
          <table:table-cell office:value-type="float" office:value="305756" calcext:value-type="float">
            <text:p>305756</text:p>
          </table:table-cell>
          <table:table-cell office:value-type="float" office:value="305853" calcext:value-type="float">
            <text:p>305853</text:p>
          </table:table-cell>
          <table:table-cell office:value-type="float" office:value="306268" calcext:value-type="float">
            <text:p>306268</text:p>
          </table:table-cell>
          <table:table-cell table:number-columns-repeated="2" office:value-type="float" office:value="305761" calcext:value-type="float">
            <text:p>305761</text:p>
          </table:table-cell>
          <table:table-cell office:value-type="float" office:value="305877" calcext:value-type="float">
            <text:p>305877</text:p>
          </table:table-cell>
          <table:table-cell office:value-type="float" office:value="306280" calcext:value-type="float">
            <text:p>306280</text:p>
          </table:table-cell>
          <table:table-cell table:number-columns-repeated="2" office:value-type="float" office:value="306213" calcext:value-type="float">
            <text:p>306213</text:p>
          </table:table-cell>
          <table:table-cell office:value-type="float" office:value="306270" calcext:value-type="float">
            <text:p>306270</text:p>
          </table:table-cell>
          <table:table-cell office:value-type="float" office:value="306438" calcext:value-type="float">
            <text:p>306438</text:p>
          </table:table-cell>
          <table:table-cell office:value-type="float" office:value="305978" calcext:value-type="float">
            <text:p>305978</text:p>
          </table:table-cell>
          <table:table-cell table:number-columns-repeated="2" office:value-type="float" office:value="306366" calcext:value-type="float">
            <text:p>306366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154" calcext:value-type="float">
            <text:p>306154</text:p>
          </table:table-cell>
          <table:table-cell table:number-columns-repeated="2" office:value-type="float" office:value="306405" calcext:value-type="float">
            <text:p>306405</text:p>
          </table:table-cell>
          <table:table-cell office:value-type="float" office:value="306488" calcext:value-type="float">
            <text:p>306488</text:p>
          </table:table-cell>
          <table:table-cell office:value-type="float" office:value="306124" calcext:value-type="float">
            <text:p>306124</text:p>
          </table:table-cell>
          <table:table-cell office:value-type="float" office:value="306054" calcext:value-type="float">
            <text:p>306054</text:p>
          </table:table-cell>
          <table:table-cell table:number-columns-repeated="2" office:value-type="float" office:value="305987" calcext:value-type="float">
            <text:p>305987</text:p>
          </table:table-cell>
          <table:table-cell office:value-type="float" office:value="306105" calcext:value-type="float">
            <text:p>306105</text:p>
          </table:table-cell>
          <table:table-cell office:value-type="float" office:value="306002" calcext:value-type="float">
            <text:p>306002</text:p>
          </table:table-cell>
          <table:table-cell table:number-columns-repeated="2" office:value-type="float" office:value="305837" calcext:value-type="float">
            <text:p>305837</text:p>
          </table:table-cell>
          <table:table-cell office:value-type="float" office:value="305982" calcext:value-type="float">
            <text:p>305982</text:p>
          </table:table-cell>
          <table:table-cell office:value-type="float" office:value="306448" calcext:value-type="float">
            <text:p>306448</text:p>
          </table:table-cell>
          <table:table-cell office:value-type="float" office:value="306297" calcext:value-type="float">
            <text:p>306297</text:p>
          </table:table-cell>
          <table:table-cell office:value-type="float" office:value="306236" calcext:value-type="float">
            <text:p>3062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9115" calcext:value-type="float">
            <text:p>469115</text:p>
          </table:table-cell>
          <table:table-cell office:value-type="float" office:value="468249" calcext:value-type="float">
            <text:p>468249</text:p>
          </table:table-cell>
          <table:table-cell office:value-type="float" office:value="469531" calcext:value-type="float">
            <text:p>469531</text:p>
          </table:table-cell>
          <table:table-cell office:value-type="float" office:value="468085" calcext:value-type="float">
            <text:p>468085</text:p>
          </table:table-cell>
          <table:table-cell office:value-type="float" office:value="469210" calcext:value-type="float">
            <text:p>469210</text:p>
          </table:table-cell>
          <table:table-cell table:number-columns-repeated="2" office:value-type="float" office:value="468122" calcext:value-type="float">
            <text:p>468122</text:p>
          </table:table-cell>
          <table:table-cell office:value-type="float" office:value="468340" calcext:value-type="float">
            <text:p>468340</text:p>
          </table:table-cell>
          <table:table-cell office:value-type="float" office:value="469277" calcext:value-type="float">
            <text:p>469277</text:p>
          </table:table-cell>
          <table:table-cell office:value-type="float" office:value="469409" calcext:value-type="float">
            <text:p>469409</text:p>
          </table:table-cell>
          <table:table-cell table:number-columns-repeated="2" office:value-type="float" office:value="467773" calcext:value-type="float">
            <text:p>467773</text:p>
          </table:table-cell>
          <table:table-cell office:value-type="float" office:value="468345" calcext:value-type="float">
            <text:p>468345</text:p>
          </table:table-cell>
          <table:table-cell office:value-type="float" office:value="468914" calcext:value-type="float">
            <text:p>468914</text:p>
          </table:table-cell>
          <table:table-cell office:value-type="float" office:value="468907" calcext:value-type="float">
            <text:p>468907</text:p>
          </table:table-cell>
          <table:table-cell table:number-columns-repeated="2" office:value-type="float" office:value="468413" calcext:value-type="float">
            <text:p>468413</text:p>
          </table:table-cell>
          <table:table-cell office:value-type="float" office:value="468845" calcext:value-type="float">
            <text:p>468845</text:p>
          </table:table-cell>
          <table:table-cell office:value-type="float" office:value="467946" calcext:value-type="float">
            <text:p>467946</text:p>
          </table:table-cell>
          <table:table-cell table:number-columns-repeated="2" office:value-type="float" office:value="467739" calcext:value-type="float">
            <text:p>467739</text:p>
          </table:table-cell>
          <table:table-cell office:value-type="float" office:value="468406" calcext:value-type="float">
            <text:p>468406</text:p>
          </table:table-cell>
          <table:table-cell office:value-type="float" office:value="468376" calcext:value-type="float">
            <text:p>468376</text:p>
          </table:table-cell>
          <table:table-cell office:value-type="float" office:value="468502" calcext:value-type="float">
            <text:p>468502</text:p>
          </table:table-cell>
          <table:table-cell table:number-columns-repeated="2" office:value-type="float" office:value="468689" calcext:value-type="float">
            <text:p>468689</text:p>
          </table:table-cell>
          <table:table-cell office:value-type="float" office:value="467192" calcext:value-type="float">
            <text:p>467192</text:p>
          </table:table-cell>
          <table:table-cell office:value-type="float" office:value="468672" calcext:value-type="float">
            <text:p>468672</text:p>
          </table:table-cell>
          <table:table-cell table:number-columns-repeated="2" office:value-type="float" office:value="468602" calcext:value-type="float">
            <text:p>468602</text:p>
          </table:table-cell>
          <table:table-cell office:value-type="float" office:value="467818" calcext:value-type="float">
            <text:p>467818</text:p>
          </table:table-cell>
          <table:table-cell office:value-type="float" office:value="469276" calcext:value-type="float">
            <text:p>46927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5373" calcext:value-type="float">
            <text:p>965373</text:p>
          </table:table-cell>
          <table:table-cell office:value-type="float" office:value="964003" calcext:value-type="float">
            <text:p>964003</text:p>
          </table:table-cell>
          <table:table-cell table:number-columns-repeated="2" office:value-type="float" office:value="963862" calcext:value-type="float">
            <text:p>963862</text:p>
          </table:table-cell>
          <table:table-cell office:value-type="float" office:value="962565" calcext:value-type="float">
            <text:p>962565</text:p>
          </table:table-cell>
          <table:table-cell office:value-type="float" office:value="963183" calcext:value-type="float">
            <text:p>963183</text:p>
          </table:table-cell>
          <table:table-cell office:value-type="float" office:value="965384" calcext:value-type="float">
            <text:p>965384</text:p>
          </table:table-cell>
          <table:table-cell table:number-columns-repeated="2" office:value-type="float" office:value="962936" calcext:value-type="float">
            <text:p>962936</text:p>
          </table:table-cell>
          <table:table-cell office:value-type="float" office:value="964112" calcext:value-type="float">
            <text:p>964112</text:p>
          </table:table-cell>
          <table:table-cell office:value-type="float" office:value="963452" calcext:value-type="float">
            <text:p>963452</text:p>
          </table:table-cell>
          <table:table-cell office:value-type="float" office:value="963978" calcext:value-type="float">
            <text:p>963978</text:p>
          </table:table-cell>
          <table:table-cell table:number-columns-repeated="2" office:value-type="float" office:value="963642" calcext:value-type="float">
            <text:p>963642</text:p>
          </table:table-cell>
          <table:table-cell office:value-type="float" office:value="964088" calcext:value-type="float">
            <text:p>964088</text:p>
          </table:table-cell>
          <table:table-cell office:value-type="float" office:value="963547" calcext:value-type="float">
            <text:p>963547</text:p>
          </table:table-cell>
          <table:table-cell office:value-type="float" office:value="964086" calcext:value-type="float">
            <text:p>964086</text:p>
          </table:table-cell>
          <table:table-cell table:number-columns-repeated="2" office:value-type="float" office:value="962730" calcext:value-type="float">
            <text:p>962730</text:p>
          </table:table-cell>
          <table:table-cell office:value-type="float" office:value="962481" calcext:value-type="float">
            <text:p>962481</text:p>
          </table:table-cell>
          <table:table-cell office:value-type="float" office:value="965584" calcext:value-type="float">
            <text:p>965584</text:p>
          </table:table-cell>
          <table:table-cell table:number-columns-repeated="2" office:value-type="float" office:value="964524" calcext:value-type="float">
            <text:p>964524</text:p>
          </table:table-cell>
          <table:table-cell office:value-type="float" office:value="963954" calcext:value-type="float">
            <text:p>963954</text:p>
          </table:table-cell>
          <table:table-cell office:value-type="float" office:value="963161" calcext:value-type="float">
            <text:p>963161</text:p>
          </table:table-cell>
          <table:table-cell office:value-type="float" office:value="963902" calcext:value-type="float">
            <text:p>963902</text:p>
          </table:table-cell>
          <table:table-cell table:number-columns-repeated="2" office:value-type="float" office:value="963631" calcext:value-type="float">
            <text:p>963631</text:p>
          </table:table-cell>
          <table:table-cell office:value-type="float" office:value="964708" calcext:value-type="float">
            <text:p>964708</text:p>
          </table:table-cell>
          <table:table-cell office:value-type="float" office:value="963545" calcext:value-type="float">
            <text:p>963545</text:p>
          </table:table-cell>
          <table:table-cell table:number-columns-repeated="2" office:value-type="float" office:value="963823" calcext:value-type="float">
            <text:p>9638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798729" calcext:value-type="float">
            <text:p>1798729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1799501" calcext:value-type="float">
            <text:p>1799501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899" calcext:value-type="float">
            <text:p>1797899</text:p>
          </table:table-cell>
          <table:table-cell table:number-columns-repeated="2" office:value-type="float" office:value="1798828" calcext:value-type="float">
            <text:p>1798828</text:p>
          </table:table-cell>
          <table:table-cell office:value-type="float" office:value="1799504" calcext:value-type="float">
            <text:p>1799504</text:p>
          </table:table-cell>
          <table:table-cell office:value-type="float" office:value="1797959" calcext:value-type="float">
            <text:p>1797959</text:p>
          </table:table-cell>
          <table:table-cell office:value-type="float" office:value="1798708" calcext:value-type="float">
            <text:p>1798708</text:p>
          </table:table-cell>
          <table:table-cell table:number-columns-repeated="2" office:value-type="float" office:value="1798034" calcext:value-type="float">
            <text:p>1798034</text:p>
          </table:table-cell>
          <table:table-cell office:value-type="float" office:value="1798870" calcext:value-type="float">
            <text:p>1798870</text:p>
          </table:table-cell>
          <table:table-cell office:value-type="float" office:value="1799104" calcext:value-type="float">
            <text:p>1799104</text:p>
          </table:table-cell>
          <table:table-cell office:value-type="float" office:value="1799235" calcext:value-type="float">
            <text:p>1799235</text:p>
          </table:table-cell>
          <table:table-cell table:number-columns-repeated="2" office:value-type="float" office:value="1797235" calcext:value-type="float">
            <text:p>1797235</text:p>
          </table:table-cell>
          <table:table-cell office:value-type="float" office:value="1799742" calcext:value-type="float">
            <text:p>1799742</text:p>
          </table:table-cell>
          <table:table-cell office:value-type="float" office:value="1799577" calcext:value-type="float">
            <text:p>1799577</text:p>
          </table:table-cell>
          <table:table-cell office:value-type="float" office:value="1797642" calcext:value-type="float">
            <text:p>1797642</text:p>
          </table:table-cell>
          <table:table-cell table:number-columns-repeated="2" office:value-type="float" office:value="1799319" calcext:value-type="float">
            <text:p>1799319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798996" calcext:value-type="float">
            <text:p>1798996</text:p>
          </table:table-cell>
          <table:table-cell office:value-type="float" office:value="1798299" calcext:value-type="float">
            <text:p>1798299</text:p>
          </table:table-cell>
          <table:table-cell table:number-columns-repeated="2" office:value-type="float" office:value="1797710" calcext:value-type="float">
            <text:p>1797710</text:p>
          </table:table-cell>
          <table:table-cell office:value-type="float" office:value="1800380" calcext:value-type="float">
            <text:p>1800380</text:p>
          </table:table-cell>
          <table:table-cell office:value-type="float" office:value="1798455" calcext:value-type="float">
            <text:p>1798455</text:p>
          </table:table-cell>
          <table:table-cell office:value-type="float" office:value="1798615" calcext:value-type="float">
            <text:p>1798615</text:p>
          </table:table-cell>
          <table:table-cell office:value-type="float" office:value="1798759" calcext:value-type="float">
            <text:p>179875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3551578" calcext:value-type="float">
            <text:p>3551578</text:p>
          </table:table-cell>
          <table:table-cell table:number-columns-repeated="2" office:value-type="float" office:value="3553392" calcext:value-type="float">
            <text:p>3553392</text:p>
          </table:table-cell>
          <table:table-cell office:value-type="float" office:value="3550493" calcext:value-type="float">
            <text:p>3550493</text:p>
          </table:table-cell>
          <table:table-cell office:value-type="float" office:value="3551916" calcext:value-type="float">
            <text:p>3551916</text:p>
          </table:table-cell>
          <table:table-cell office:value-type="float" office:value="3552978" calcext:value-type="float">
            <text:p>3552978</text:p>
          </table:table-cell>
          <table:table-cell office:value-type="float" office:value="3547292" calcext:value-type="float">
            <text:p>3547292</text:p>
          </table:table-cell>
          <table:table-cell table:number-columns-repeated="2" office:value-type="float" office:value="3552343" calcext:value-type="float">
            <text:p>3552343</text:p>
          </table:table-cell>
          <table:table-cell office:value-type="float" office:value="3553322" calcext:value-type="float">
            <text:p>3553322</text:p>
          </table:table-cell>
          <table:table-cell office:value-type="float" office:value="3548952" calcext:value-type="float">
            <text:p>3548952</text:p>
          </table:table-cell>
          <table:table-cell office:value-type="float" office:value="3551160" calcext:value-type="float">
            <text:p>3551160</text:p>
          </table:table-cell>
          <table:table-cell office:value-type="float" office:value="3552965" calcext:value-type="float">
            <text:p>3552965</text:p>
          </table:table-cell>
          <table:table-cell table:number-columns-repeated="2" office:value-type="float" office:value="3549774" calcext:value-type="float">
            <text:p>3549774</text:p>
          </table:table-cell>
          <table:table-cell office:value-type="float" office:value="3548297" calcext:value-type="float">
            <text:p>3548297</text:p>
          </table:table-cell>
          <table:table-cell office:value-type="float" office:value="3550355" calcext:value-type="float">
            <text:p>3550355</text:p>
          </table:table-cell>
          <table:table-cell office:value-type="float" office:value="3549721" calcext:value-type="float">
            <text:p>3549721</text:p>
          </table:table-cell>
          <table:table-cell office:value-type="float" office:value="3548856" calcext:value-type="float">
            <text:p>3548856</text:p>
          </table:table-cell>
          <table:table-cell office:value-type="float" office:value="3550273" calcext:value-type="float">
            <text:p>3550273</text:p>
          </table:table-cell>
          <table:table-cell table:number-columns-repeated="2" office:value-type="float" office:value="3548739" calcext:value-type="float">
            <text:p>3548739</text:p>
          </table:table-cell>
          <table:table-cell office:value-type="float" office:value="3549474" calcext:value-type="float">
            <text:p>3549474</text:p>
          </table:table-cell>
          <table:table-cell office:value-type="float" office:value="3545646" calcext:value-type="float">
            <text:p>3545646</text:p>
          </table:table-cell>
          <table:table-cell office:value-type="float" office:value="3549188" calcext:value-type="float">
            <text:p>3549188</text:p>
          </table:table-cell>
          <table:table-cell office:value-type="float" office:value="3550317" calcext:value-type="float">
            <text:p>3550317</text:p>
          </table:table-cell>
          <table:table-cell table:number-columns-repeated="2" office:value-type="float" office:value="3546388" calcext:value-type="float">
            <text:p>3546388</text:p>
          </table:table-cell>
          <table:table-cell office:value-type="float" office:value="3549786" calcext:value-type="float">
            <text:p>3549786</text:p>
          </table:table-cell>
          <table:table-cell office:value-type="float" office:value="3549177" calcext:value-type="float">
            <text:p>3549177</text:p>
          </table:table-cell>
          <table:table-cell office:value-type="float" office:value="3548213" calcext:value-type="float">
            <text:p>354821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9312" calcext:value-type="float">
            <text:p>8909312</text:p>
          </table:table-cell>
          <table:table-cell office:value-type="float" office:value="8904104" calcext:value-type="float">
            <text:p>8904104</text:p>
          </table:table-cell>
          <table:table-cell office:value-type="float" office:value="8907485" calcext:value-type="float">
            <text:p>8907485</text:p>
          </table:table-cell>
          <table:table-cell office:value-type="float" office:value="8909099" calcext:value-type="float">
            <text:p>8909099</text:p>
          </table:table-cell>
          <table:table-cell office:value-type="float" office:value="8909398" calcext:value-type="float">
            <text:p>8909398</text:p>
          </table:table-cell>
          <table:table-cell office:value-type="float" office:value="8904732" calcext:value-type="float">
            <text:p>8904732</text:p>
          </table:table-cell>
          <table:table-cell office:value-type="float" office:value="8906855" calcext:value-type="float">
            <text:p>8906855</text:p>
          </table:table-cell>
          <table:table-cell office:value-type="float" office:value="8906612" calcext:value-type="float">
            <text:p>8906612</text:p>
          </table:table-cell>
          <table:table-cell office:value-type="float" office:value="8907030" calcext:value-type="float">
            <text:p>8907030</text:p>
          </table:table-cell>
          <table:table-cell office:value-type="float" office:value="8905320" calcext:value-type="float">
            <text:p>8905320</text:p>
          </table:table-cell>
          <table:table-cell table:number-columns-repeated="2" office:value-type="float" office:value="8903088" calcext:value-type="float">
            <text:p>8903088</text:p>
          </table:table-cell>
          <table:table-cell office:value-type="float" office:value="8905401" calcext:value-type="float">
            <text:p>8905401</text:p>
          </table:table-cell>
          <table:table-cell office:value-type="float" office:value="8906868" calcext:value-type="float">
            <text:p>8906868</text:p>
          </table:table-cell>
          <table:table-cell office:value-type="float" office:value="8906962" calcext:value-type="float">
            <text:p>8906962</text:p>
          </table:table-cell>
          <table:table-cell office:value-type="float" office:value="8910700" calcext:value-type="float">
            <text:p>8910700</text:p>
          </table:table-cell>
          <table:table-cell office:value-type="float" office:value="8907159" calcext:value-type="float">
            <text:p>8907159</text:p>
          </table:table-cell>
          <table:table-cell office:value-type="float" office:value="8905712" calcext:value-type="float">
            <text:p>8905712</text:p>
          </table:table-cell>
          <table:table-cell office:value-type="float" office:value="8909651" calcext:value-type="float">
            <text:p>8909651</text:p>
          </table:table-cell>
          <table:table-cell office:value-type="float" office:value="8907196" calcext:value-type="float">
            <text:p>8907196</text:p>
          </table:table-cell>
          <table:table-cell office:value-type="float" office:value="8909616" calcext:value-type="float">
            <text:p>8909616</text:p>
          </table:table-cell>
          <table:table-cell office:value-type="float" office:value="8905953" calcext:value-type="float">
            <text:p>8905953</text:p>
          </table:table-cell>
          <table:table-cell office:value-type="float" office:value="8908120" calcext:value-type="float">
            <text:p>8908120</text:p>
          </table:table-cell>
          <table:table-cell office:value-type="float" office:value="8907617" calcext:value-type="float">
            <text:p>8907617</text:p>
          </table:table-cell>
          <table:table-cell office:value-type="float" office:value="8904776" calcext:value-type="float">
            <text:p>8904776</text:p>
          </table:table-cell>
          <table:table-cell office:value-type="float" office:value="8908400" calcext:value-type="float">
            <text:p>8908400</text:p>
          </table:table-cell>
          <table:table-cell office:value-type="float" office:value="8906061" calcext:value-type="float">
            <text:p>8906061</text:p>
          </table:table-cell>
          <table:table-cell office:value-type="float" office:value="8905548" calcext:value-type="float">
            <text:p>8905548</text:p>
          </table:table-cell>
          <table:table-cell office:value-type="float" office:value="8901890" calcext:value-type="float">
            <text:p>8901890</text:p>
          </table:table-cell>
          <table:table-cell office:value-type="float" office:value="8906021" calcext:value-type="float">
            <text:p>8906021</text:p>
          </table:table-cell>
          <table:table-cell office:value-type="float" office:value="8907443" calcext:value-type="float">
            <text:p>8907443</text:p>
          </table:table-cell>
          <table:table-cell office:value-type="float" office:value="8907323" calcext:value-type="float">
            <text:p>890732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3526" calcext:value-type="float">
            <text:p>17953526</text:p>
          </table:table-cell>
          <table:table-cell office:value-type="float" office:value="17957167" calcext:value-type="float">
            <text:p>17957167</text:p>
          </table:table-cell>
          <table:table-cell office:value-type="float" office:value="17955925" calcext:value-type="float">
            <text:p>17955925</text:p>
          </table:table-cell>
          <table:table-cell office:value-type="float" office:value="17958306" calcext:value-type="float">
            <text:p>17958306</text:p>
          </table:table-cell>
          <table:table-cell office:value-type="float" office:value="17954027" calcext:value-type="float">
            <text:p>17954027</text:p>
          </table:table-cell>
          <table:table-cell office:value-type="float" office:value="17957377" calcext:value-type="float">
            <text:p>17957377</text:p>
          </table:table-cell>
          <table:table-cell office:value-type="float" office:value="17953182" calcext:value-type="float">
            <text:p>17953182</text:p>
          </table:table-cell>
          <table:table-cell office:value-type="float" office:value="17954776" calcext:value-type="float">
            <text:p>17954776</text:p>
          </table:table-cell>
          <table:table-cell office:value-type="float" office:value="17950386" calcext:value-type="float">
            <text:p>17950386</text:p>
          </table:table-cell>
          <table:table-cell office:value-type="float" office:value="17952463" calcext:value-type="float">
            <text:p>17952463</text:p>
          </table:table-cell>
          <table:table-cell office:value-type="float" office:value="17957016" calcext:value-type="float">
            <text:p>17957016</text:p>
          </table:table-cell>
          <table:table-cell office:value-type="float" office:value="17956422" calcext:value-type="float">
            <text:p>17956422</text:p>
          </table:table-cell>
          <table:table-cell office:value-type="float" office:value="17953405" calcext:value-type="float">
            <text:p>17953405</text:p>
          </table:table-cell>
          <table:table-cell office:value-type="float" office:value="17956067" calcext:value-type="float">
            <text:p>17956067</text:p>
          </table:table-cell>
          <table:table-cell office:value-type="float" office:value="17954018" calcext:value-type="float">
            <text:p>17954018</text:p>
          </table:table-cell>
          <table:table-cell office:value-type="float" office:value="17953470" calcext:value-type="float">
            <text:p>17953470</text:p>
          </table:table-cell>
          <table:table-cell office:value-type="float" office:value="17954961" calcext:value-type="float">
            <text:p>17954961</text:p>
          </table:table-cell>
          <table:table-cell office:value-type="float" office:value="17955133" calcext:value-type="float">
            <text:p>17955133</text:p>
          </table:table-cell>
          <table:table-cell office:value-type="float" office:value="17952909" calcext:value-type="float">
            <text:p>17952909</text:p>
          </table:table-cell>
          <table:table-cell office:value-type="float" office:value="17953375" calcext:value-type="float">
            <text:p>17953375</text:p>
          </table:table-cell>
          <table:table-cell office:value-type="float" office:value="17958693" calcext:value-type="float">
            <text:p>17958693</text:p>
          </table:table-cell>
          <table:table-cell office:value-type="float" office:value="17957102" calcext:value-type="float">
            <text:p>17957102</text:p>
          </table:table-cell>
          <table:table-cell office:value-type="float" office:value="17951515" calcext:value-type="float">
            <text:p>17951515</text:p>
          </table:table-cell>
          <table:table-cell office:value-type="float" office:value="17955389" calcext:value-type="float">
            <text:p>17955389</text:p>
          </table:table-cell>
          <table:table-cell office:value-type="float" office:value="17955772" calcext:value-type="float">
            <text:p>17955772</text:p>
          </table:table-cell>
          <table:table-cell office:value-type="float" office:value="17957569" calcext:value-type="float">
            <text:p>17957569</text:p>
          </table:table-cell>
          <table:table-cell office:value-type="float" office:value="17956335" calcext:value-type="float">
            <text:p>17956335</text:p>
          </table:table-cell>
          <table:table-cell office:value-type="float" office:value="17953533" calcext:value-type="float">
            <text:p>17953533</text:p>
          </table:table-cell>
          <table:table-cell office:value-type="float" office:value="17955881" calcext:value-type="float">
            <text:p>17955881</text:p>
          </table:table-cell>
          <table:table-cell office:value-type="float" office:value="17956675" calcext:value-type="float">
            <text:p>17956675</text:p>
          </table:table-cell>
          <table:table-cell office:value-type="float" office:value="17956958" calcext:value-type="float">
            <text:p>17956958</text:p>
          </table:table-cell>
          <table:table-cell office:value-type="float" office:value="17948075" calcext:value-type="float">
            <text:p>1794807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34199" calcext:value-type="float">
            <text:p>36934199</text:p>
          </table:table-cell>
          <table:table-cell office:value-type="float" office:value="36925964" calcext:value-type="float">
            <text:p>36925964</text:p>
          </table:table-cell>
          <table:table-cell office:value-type="float" office:value="36922252" calcext:value-type="float">
            <text:p>36922252</text:p>
          </table:table-cell>
          <table:table-cell office:value-type="float" office:value="36926450" calcext:value-type="float">
            <text:p>36926450</text:p>
          </table:table-cell>
          <table:table-cell office:value-type="float" office:value="36922878" calcext:value-type="float">
            <text:p>36922878</text:p>
          </table:table-cell>
          <table:table-cell office:value-type="float" office:value="36923064" calcext:value-type="float">
            <text:p>36923064</text:p>
          </table:table-cell>
          <table:table-cell office:value-type="float" office:value="36925027" calcext:value-type="float">
            <text:p>36925027</text:p>
          </table:table-cell>
          <table:table-cell office:value-type="float" office:value="36925162" calcext:value-type="float">
            <text:p>36925162</text:p>
          </table:table-cell>
          <table:table-cell office:value-type="float" office:value="36926709" calcext:value-type="float">
            <text:p>36926709</text:p>
          </table:table-cell>
          <table:table-cell office:value-type="float" office:value="36918931" calcext:value-type="float">
            <text:p>36918931</text:p>
          </table:table-cell>
          <table:table-cell office:value-type="float" office:value="36933101" calcext:value-type="float">
            <text:p>36933101</text:p>
          </table:table-cell>
          <table:table-cell office:value-type="float" office:value="36932046" calcext:value-type="float">
            <text:p>36932046</text:p>
          </table:table-cell>
          <table:table-cell office:value-type="float" office:value="36930287" calcext:value-type="float">
            <text:p>36930287</text:p>
          </table:table-cell>
          <table:table-cell office:value-type="float" office:value="36919500" calcext:value-type="float">
            <text:p>36919500</text:p>
          </table:table-cell>
          <table:table-cell office:value-type="float" office:value="36909292" calcext:value-type="float">
            <text:p>36909292</text:p>
          </table:table-cell>
          <table:table-cell office:value-type="float" office:value="36927537" calcext:value-type="float">
            <text:p>36927537</text:p>
          </table:table-cell>
          <table:table-cell office:value-type="float" office:value="36920798" calcext:value-type="float">
            <text:p>36920798</text:p>
          </table:table-cell>
          <table:table-cell office:value-type="float" office:value="36911351" calcext:value-type="float">
            <text:p>36911351</text:p>
          </table:table-cell>
          <table:table-cell office:value-type="float" office:value="36918017" calcext:value-type="float">
            <text:p>36918017</text:p>
          </table:table-cell>
          <table:table-cell office:value-type="float" office:value="36935205" calcext:value-type="float">
            <text:p>36935205</text:p>
          </table:table-cell>
          <table:table-cell office:value-type="float" office:value="36931720" calcext:value-type="float">
            <text:p>36931720</text:p>
          </table:table-cell>
          <table:table-cell office:value-type="float" office:value="36923855" calcext:value-type="float">
            <text:p>36923855</text:p>
          </table:table-cell>
          <table:table-cell office:value-type="float" office:value="36925384" calcext:value-type="float">
            <text:p>36925384</text:p>
          </table:table-cell>
          <table:table-cell office:value-type="float" office:value="36919081" calcext:value-type="float">
            <text:p>36919081</text:p>
          </table:table-cell>
          <table:table-cell office:value-type="float" office:value="36922248" calcext:value-type="float">
            <text:p>36922248</text:p>
          </table:table-cell>
          <table:table-cell office:value-type="float" office:value="36925442" calcext:value-type="float">
            <text:p>36925442</text:p>
          </table:table-cell>
          <table:table-cell office:value-type="float" office:value="36916485" calcext:value-type="float">
            <text:p>36916485</text:p>
          </table:table-cell>
          <table:table-cell office:value-type="float" office:value="36934023" calcext:value-type="float">
            <text:p>36934023</text:p>
          </table:table-cell>
          <table:table-cell office:value-type="float" office:value="36930949" calcext:value-type="float">
            <text:p>36930949</text:p>
          </table:table-cell>
          <table:table-cell office:value-type="float" office:value="36926569" calcext:value-type="float">
            <text:p>36926569</text:p>
          </table:table-cell>
          <table:table-cell office:value-type="float" office:value="36924976" calcext:value-type="float">
            <text:p>36924976</text:p>
          </table:table-cell>
          <table:table-cell office:value-type="float" office:value="36929042" calcext:value-type="float">
            <text:p>369290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3272" calcext:value-type="float">
            <text:p>94563272</text:p>
          </table:table-cell>
          <table:table-cell office:value-type="float" office:value="94555178" calcext:value-type="float">
            <text:p>94555178</text:p>
          </table:table-cell>
          <table:table-cell office:value-type="float" office:value="94556404" calcext:value-type="float">
            <text:p>94556404</text:p>
          </table:table-cell>
          <table:table-cell office:value-type="float" office:value="94562588" calcext:value-type="float">
            <text:p>94562588</text:p>
          </table:table-cell>
          <table:table-cell office:value-type="float" office:value="94560815" calcext:value-type="float">
            <text:p>94560815</text:p>
          </table:table-cell>
          <table:table-cell office:value-type="float" office:value="94546641" calcext:value-type="float">
            <text:p>94546641</text:p>
          </table:table-cell>
          <table:table-cell office:value-type="float" office:value="94549647" calcext:value-type="float">
            <text:p>94549647</text:p>
          </table:table-cell>
          <table:table-cell office:value-type="float" office:value="94573808" calcext:value-type="float">
            <text:p>94573808</text:p>
          </table:table-cell>
          <table:table-cell office:value-type="float" office:value="94570529" calcext:value-type="float">
            <text:p>94570529</text:p>
          </table:table-cell>
          <table:table-cell office:value-type="float" office:value="94558133" calcext:value-type="float">
            <text:p>94558133</text:p>
          </table:table-cell>
          <table:table-cell office:value-type="float" office:value="94547681" calcext:value-type="float">
            <text:p>94547681</text:p>
          </table:table-cell>
          <table:table-cell office:value-type="float" office:value="94569525" calcext:value-type="float">
            <text:p>94569525</text:p>
          </table:table-cell>
          <table:table-cell office:value-type="float" office:value="94563481" calcext:value-type="float">
            <text:p>94563481</text:p>
          </table:table-cell>
          <table:table-cell office:value-type="float" office:value="94558080" calcext:value-type="float">
            <text:p>94558080</text:p>
          </table:table-cell>
          <table:table-cell office:value-type="float" office:value="94545249" calcext:value-type="float">
            <text:p>94545249</text:p>
          </table:table-cell>
          <table:table-cell office:value-type="float" office:value="94576032" calcext:value-type="float">
            <text:p>94576032</text:p>
          </table:table-cell>
          <table:table-cell office:value-type="float" office:value="94564582" calcext:value-type="float">
            <text:p>94564582</text:p>
          </table:table-cell>
          <table:table-cell office:value-type="float" office:value="94552982" calcext:value-type="float">
            <text:p>94552982</text:p>
          </table:table-cell>
          <table:table-cell office:value-type="float" office:value="94554522" calcext:value-type="float">
            <text:p>94554522</text:p>
          </table:table-cell>
          <table:table-cell office:value-type="float" office:value="94557422" calcext:value-type="float">
            <text:p>94557422</text:p>
          </table:table-cell>
          <table:table-cell office:value-type="float" office:value="94574804" calcext:value-type="float">
            <text:p>94574804</text:p>
          </table:table-cell>
          <table:table-cell office:value-type="float" office:value="94566596" calcext:value-type="float">
            <text:p>94566596</text:p>
          </table:table-cell>
          <table:table-cell office:value-type="float" office:value="94551446" calcext:value-type="float">
            <text:p>94551446</text:p>
          </table:table-cell>
          <table:table-cell office:value-type="float" office:value="94563270" calcext:value-type="float">
            <text:p>94563270</text:p>
          </table:table-cell>
          <table:table-cell office:value-type="float" office:value="94557342" calcext:value-type="float">
            <text:p>94557342</text:p>
          </table:table-cell>
          <table:table-cell office:value-type="float" office:value="94556319" calcext:value-type="float">
            <text:p>94556319</text:p>
          </table:table-cell>
          <table:table-cell office:value-type="float" office:value="94554731" calcext:value-type="float">
            <text:p>94554731</text:p>
          </table:table-cell>
          <table:table-cell office:value-type="float" office:value="94566244" calcext:value-type="float">
            <text:p>94566244</text:p>
          </table:table-cell>
          <table:table-cell office:value-type="float" office:value="94571471" calcext:value-type="float">
            <text:p>94571471</text:p>
          </table:table-cell>
          <table:table-cell office:value-type="float" office:value="94559070" calcext:value-type="float">
            <text:p>94559070</text:p>
          </table:table-cell>
          <table:table-cell office:value-type="float" office:value="94567650" calcext:value-type="float">
            <text:p>94567650</text:p>
          </table:table-cell>
          <table:table-cell office:value-type="float" office:value="94555346" calcext:value-type="float">
            <text:p>9455534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29050" calcext:value-type="float">
            <text:p>191929050</text:p>
          </table:table-cell>
          <table:table-cell office:value-type="float" office:value="191949937" calcext:value-type="float">
            <text:p>191949937</text:p>
          </table:table-cell>
          <table:table-cell office:value-type="float" office:value="191949596" calcext:value-type="float">
            <text:p>191949596</text:p>
          </table:table-cell>
          <table:table-cell office:value-type="float" office:value="191939197" calcext:value-type="float">
            <text:p>191939197</text:p>
          </table:table-cell>
          <table:table-cell office:value-type="float" office:value="191941171" calcext:value-type="float">
            <text:p>191941171</text:p>
          </table:table-cell>
          <table:table-cell office:value-type="float" office:value="191958455" calcext:value-type="float">
            <text:p>191958455</text:p>
          </table:table-cell>
          <table:table-cell office:value-type="float" office:value="191940197" calcext:value-type="float">
            <text:p>191940197</text:p>
          </table:table-cell>
          <table:table-cell office:value-type="float" office:value="191942400" calcext:value-type="float">
            <text:p>191942400</text:p>
          </table:table-cell>
          <table:table-cell office:value-type="float" office:value="191919815" calcext:value-type="float">
            <text:p>191919815</text:p>
          </table:table-cell>
          <table:table-cell office:value-type="float" office:value="191940920" calcext:value-type="float">
            <text:p>191940920</text:p>
          </table:table-cell>
          <table:table-cell office:value-type="float" office:value="191925917" calcext:value-type="float">
            <text:p>191925917</text:p>
          </table:table-cell>
          <table:table-cell office:value-type="float" office:value="191927519" calcext:value-type="float">
            <text:p>191927519</text:p>
          </table:table-cell>
          <table:table-cell office:value-type="float" office:value="191929419" calcext:value-type="float">
            <text:p>191929419</text:p>
          </table:table-cell>
          <table:table-cell office:value-type="float" office:value="191929865" calcext:value-type="float">
            <text:p>191929865</text:p>
          </table:table-cell>
          <table:table-cell office:value-type="float" office:value="191926380" calcext:value-type="float">
            <text:p>191926380</text:p>
          </table:table-cell>
          <table:table-cell office:value-type="float" office:value="191933798" calcext:value-type="float">
            <text:p>191933798</text:p>
          </table:table-cell>
          <table:table-cell office:value-type="float" office:value="191945016" calcext:value-type="float">
            <text:p>191945016</text:p>
          </table:table-cell>
          <table:table-cell office:value-type="float" office:value="191936492" calcext:value-type="float">
            <text:p>191936492</text:p>
          </table:table-cell>
          <table:table-cell office:value-type="float" office:value="191935961" calcext:value-type="float">
            <text:p>191935961</text:p>
          </table:table-cell>
          <table:table-cell office:value-type="float" office:value="191931082" calcext:value-type="float">
            <text:p>191931082</text:p>
          </table:table-cell>
          <table:table-cell office:value-type="float" office:value="191944957" calcext:value-type="float">
            <text:p>191944957</text:p>
          </table:table-cell>
          <table:table-cell office:value-type="float" office:value="191948929" calcext:value-type="float">
            <text:p>191948929</text:p>
          </table:table-cell>
          <table:table-cell office:value-type="float" office:value="191928286" calcext:value-type="float">
            <text:p>191928286</text:p>
          </table:table-cell>
          <table:table-cell office:value-type="float" office:value="191931320" calcext:value-type="float">
            <text:p>191931320</text:p>
          </table:table-cell>
          <table:table-cell office:value-type="float" office:value="191923103" calcext:value-type="float">
            <text:p>191923103</text:p>
          </table:table-cell>
          <table:table-cell office:value-type="float" office:value="191933317" calcext:value-type="float">
            <text:p>191933317</text:p>
          </table:table-cell>
          <table:table-cell office:value-type="float" office:value="191922382" calcext:value-type="float">
            <text:p>191922382</text:p>
          </table:table-cell>
          <table:table-cell office:value-type="float" office:value="191934541" calcext:value-type="float">
            <text:p>191934541</text:p>
          </table:table-cell>
          <table:table-cell office:value-type="float" office:value="191941195" calcext:value-type="float">
            <text:p>191941195</text:p>
          </table:table-cell>
          <table:table-cell office:value-type="float" office:value="191933069" calcext:value-type="float">
            <text:p>191933069</text:p>
          </table:table-cell>
          <table:table-cell office:value-type="float" office:value="191927865" calcext:value-type="float">
            <text:p>191927865</text:p>
          </table:table-cell>
          <table:table-cell office:value-type="float" office:value="191935775" calcext:value-type="float">
            <text:p>1919357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57938" calcext:value-type="float">
            <text:p>395457938</text:p>
          </table:table-cell>
          <table:table-cell office:value-type="float" office:value="395466306" calcext:value-type="float">
            <text:p>395466306</text:p>
          </table:table-cell>
          <table:table-cell office:value-type="float" office:value="395436813" calcext:value-type="float">
            <text:p>395436813</text:p>
          </table:table-cell>
          <table:table-cell office:value-type="float" office:value="395434345" calcext:value-type="float">
            <text:p>395434345</text:p>
          </table:table-cell>
          <table:table-cell office:value-type="float" office:value="395465363" calcext:value-type="float">
            <text:p>395465363</text:p>
          </table:table-cell>
          <table:table-cell office:value-type="float" office:value="395451034" calcext:value-type="float">
            <text:p>395451034</text:p>
          </table:table-cell>
          <table:table-cell office:value-type="float" office:value="395428201" calcext:value-type="float">
            <text:p>395428201</text:p>
          </table:table-cell>
          <table:table-cell office:value-type="float" office:value="395431155" calcext:value-type="float">
            <text:p>395431155</text:p>
          </table:table-cell>
          <table:table-cell office:value-type="float" office:value="395453959" calcext:value-type="float">
            <text:p>395453959</text:p>
          </table:table-cell>
          <table:table-cell office:value-type="float" office:value="395442807" calcext:value-type="float">
            <text:p>395442807</text:p>
          </table:table-cell>
          <table:table-cell office:value-type="float" office:value="395454033" calcext:value-type="float">
            <text:p>395454033</text:p>
          </table:table-cell>
          <table:table-cell office:value-type="float" office:value="395432916" calcext:value-type="float">
            <text:p>395432916</text:p>
          </table:table-cell>
          <table:table-cell office:value-type="float" office:value="395477183" calcext:value-type="float">
            <text:p>395477183</text:p>
          </table:table-cell>
          <table:table-cell office:value-type="float" office:value="395433130" calcext:value-type="float">
            <text:p>395433130</text:p>
          </table:table-cell>
          <table:table-cell office:value-type="float" office:value="395417909" calcext:value-type="float">
            <text:p>395417909</text:p>
          </table:table-cell>
          <table:table-cell office:value-type="float" office:value="395441856" calcext:value-type="float">
            <text:p>395441856</text:p>
          </table:table-cell>
          <table:table-cell office:value-type="float" office:value="395451742" calcext:value-type="float">
            <text:p>395451742</text:p>
          </table:table-cell>
          <table:table-cell office:value-type="float" office:value="395444717" calcext:value-type="float">
            <text:p>395444717</text:p>
          </table:table-cell>
          <table:table-cell office:value-type="float" office:value="395457244" calcext:value-type="float">
            <text:p>395457244</text:p>
          </table:table-cell>
          <table:table-cell office:value-type="float" office:value="395436347" calcext:value-type="float">
            <text:p>395436347</text:p>
          </table:table-cell>
          <table:table-cell office:value-type="float" office:value="395456370" calcext:value-type="float">
            <text:p>395456370</text:p>
          </table:table-cell>
          <table:table-cell office:value-type="float" office:value="395470500" calcext:value-type="float">
            <text:p>395470500</text:p>
          </table:table-cell>
          <table:table-cell office:value-type="float" office:value="395436570" calcext:value-type="float">
            <text:p>395436570</text:p>
          </table:table-cell>
          <table:table-cell office:value-type="float" office:value="395444075" calcext:value-type="float">
            <text:p>395444075</text:p>
          </table:table-cell>
          <table:table-cell office:value-type="float" office:value="395407754" calcext:value-type="float">
            <text:p>395407754</text:p>
          </table:table-cell>
          <table:table-cell office:value-type="float" office:value="395410093" calcext:value-type="float">
            <text:p>395410093</text:p>
          </table:table-cell>
          <table:table-cell office:value-type="float" office:value="395457505" calcext:value-type="float">
            <text:p>395457505</text:p>
          </table:table-cell>
          <table:table-cell office:value-type="float" office:value="395451675" calcext:value-type="float">
            <text:p>395451675</text:p>
          </table:table-cell>
          <table:table-cell office:value-type="float" office:value="395457116" calcext:value-type="float">
            <text:p>395457116</text:p>
          </table:table-cell>
          <table:table-cell office:value-type="float" office:value="395454051" calcext:value-type="float">
            <text:p>395454051</text:p>
          </table:table-cell>
          <table:table-cell office:value-type="float" office:value="395475811" calcext:value-type="float">
            <text:p>395475811</text:p>
          </table:table-cell>
          <table:table-cell office:value-type="float" office:value="395439867" calcext:value-type="float">
            <text:p>3954398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62232" calcext:value-type="float">
            <text:p>1011862232</text:p>
          </table:table-cell>
          <table:table-cell office:value-type="float" office:value="1011874847" calcext:value-type="float">
            <text:p>1011874847</text:p>
          </table:table-cell>
          <table:table-cell office:value-type="float" office:value="1011880138" calcext:value-type="float">
            <text:p>1011880138</text:p>
          </table:table-cell>
          <table:table-cell office:value-type="float" office:value="1011908003" calcext:value-type="float">
            <text:p>1011908003</text:p>
          </table:table-cell>
          <table:table-cell office:value-type="float" office:value="1011850355" calcext:value-type="float">
            <text:p>1011850355</text:p>
          </table:table-cell>
          <table:table-cell office:value-type="float" office:value="1011873065" calcext:value-type="float">
            <text:p>1011873065</text:p>
          </table:table-cell>
          <table:table-cell office:value-type="float" office:value="1011937931" calcext:value-type="float">
            <text:p>1011937931</text:p>
          </table:table-cell>
          <table:table-cell office:value-type="float" office:value="1011911029" calcext:value-type="float">
            <text:p>1011911029</text:p>
          </table:table-cell>
          <table:table-cell office:value-type="float" office:value="1011920194" calcext:value-type="float">
            <text:p>1011920194</text:p>
          </table:table-cell>
          <table:table-cell office:value-type="float" office:value="1011930862" calcext:value-type="float">
            <text:p>1011930862</text:p>
          </table:table-cell>
          <table:table-cell office:value-type="float" office:value="1011929928" calcext:value-type="float">
            <text:p>1011929928</text:p>
          </table:table-cell>
          <table:table-cell office:value-type="float" office:value="1011898008" calcext:value-type="float">
            <text:p>1011898008</text:p>
          </table:table-cell>
          <table:table-cell office:value-type="float" office:value="1011901691" calcext:value-type="float">
            <text:p>1011901691</text:p>
          </table:table-cell>
          <table:table-cell office:value-type="float" office:value="1011946246" calcext:value-type="float">
            <text:p>1011946246</text:p>
          </table:table-cell>
          <table:table-cell office:value-type="float" office:value="1011885595" calcext:value-type="float">
            <text:p>1011885595</text:p>
          </table:table-cell>
          <table:table-cell office:value-type="float" office:value="1011916558" calcext:value-type="float">
            <text:p>1011916558</text:p>
          </table:table-cell>
          <table:table-cell office:value-type="float" office:value="1011910121" calcext:value-type="float">
            <text:p>1011910121</text:p>
          </table:table-cell>
          <table:table-cell office:value-type="float" office:value="1011840952" calcext:value-type="float">
            <text:p>1011840952</text:p>
          </table:table-cell>
          <table:table-cell office:value-type="float" office:value="1011871108" calcext:value-type="float">
            <text:p>1011871108</text:p>
          </table:table-cell>
          <table:table-cell office:value-type="float" office:value="1011926986" calcext:value-type="float">
            <text:p>1011926986</text:p>
          </table:table-cell>
          <table:table-cell office:value-type="float" office:value="1011874028" calcext:value-type="float">
            <text:p>1011874028</text:p>
          </table:table-cell>
          <table:table-cell office:value-type="float" office:value="1011875594" calcext:value-type="float">
            <text:p>1011875594</text:p>
          </table:table-cell>
          <table:table-cell office:value-type="float" office:value="1011876853" calcext:value-type="float">
            <text:p>1011876853</text:p>
          </table:table-cell>
          <table:table-cell office:value-type="float" office:value="1011884207" calcext:value-type="float">
            <text:p>1011884207</text:p>
          </table:table-cell>
          <table:table-cell office:value-type="float" office:value="1011891722" calcext:value-type="float">
            <text:p>1011891722</text:p>
          </table:table-cell>
          <table:table-cell office:value-type="float" office:value="1011919321" calcext:value-type="float">
            <text:p>1011919321</text:p>
          </table:table-cell>
          <table:table-cell office:value-type="float" office:value="1011852682" calcext:value-type="float">
            <text:p>1011852682</text:p>
          </table:table-cell>
          <table:table-cell office:value-type="float" office:value="1011885597" calcext:value-type="float">
            <text:p>1011885597</text:p>
          </table:table-cell>
          <table:table-cell office:value-type="float" office:value="1011877606" calcext:value-type="float">
            <text:p>1011877606</text:p>
          </table:table-cell>
          <table:table-cell office:value-type="float" office:value="1011884431" calcext:value-type="float">
            <text:p>1011884431</text:p>
          </table:table-cell>
          <table:table-cell office:value-type="float" office:value="1011882082" calcext:value-type="float">
            <text:p>1011882082</text:p>
          </table:table-cell>
          <table:table-cell office:value-type="float" office:value="1011867381" calcext:value-type="float">
            <text:p>101186738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775412" calcext:value-type="float">
            <text:p>2049775412</text:p>
          </table:table-cell>
          <table:table-cell office:value-type="float" office:value="2049811272" calcext:value-type="float">
            <text:p>2049811272</text:p>
          </table:table-cell>
          <table:table-cell office:value-type="float" office:value="2049803930" calcext:value-type="float">
            <text:p>2049803930</text:p>
          </table:table-cell>
          <table:table-cell office:value-type="float" office:value="2049803610" calcext:value-type="float">
            <text:p>2049803610</text:p>
          </table:table-cell>
          <table:table-cell office:value-type="float" office:value="2049858593" calcext:value-type="float">
            <text:p>2049858593</text:p>
          </table:table-cell>
          <table:table-cell office:value-type="float" office:value="2049833381" calcext:value-type="float">
            <text:p>2049833381</text:p>
          </table:table-cell>
          <table:table-cell office:value-type="float" office:value="2049781341" calcext:value-type="float">
            <text:p>2049781341</text:p>
          </table:table-cell>
          <table:table-cell office:value-type="float" office:value="2049770113" calcext:value-type="float">
            <text:p>2049770113</text:p>
          </table:table-cell>
          <table:table-cell office:value-type="float" office:value="2049806640" calcext:value-type="float">
            <text:p>2049806640</text:p>
          </table:table-cell>
          <table:table-cell office:value-type="float" office:value="2049788697" calcext:value-type="float">
            <text:p>2049788697</text:p>
          </table:table-cell>
          <table:table-cell office:value-type="float" office:value="2049807249" calcext:value-type="float">
            <text:p>2049807249</text:p>
          </table:table-cell>
          <table:table-cell office:value-type="float" office:value="2049808811" calcext:value-type="float">
            <text:p>2049808811</text:p>
          </table:table-cell>
          <table:table-cell office:value-type="float" office:value="2049787064" calcext:value-type="float">
            <text:p>2049787064</text:p>
          </table:table-cell>
          <table:table-cell office:value-type="float" office:value="2049776504" calcext:value-type="float">
            <text:p>2049776504</text:p>
          </table:table-cell>
          <table:table-cell office:value-type="float" office:value="2049838123" calcext:value-type="float">
            <text:p>2049838123</text:p>
          </table:table-cell>
          <table:table-cell office:value-type="float" office:value="2049792177" calcext:value-type="float">
            <text:p>2049792177</text:p>
          </table:table-cell>
          <table:table-cell office:value-type="float" office:value="2049808387" calcext:value-type="float">
            <text:p>2049808387</text:p>
          </table:table-cell>
          <table:table-cell office:value-type="float" office:value="2049866163" calcext:value-type="float">
            <text:p>2049866163</text:p>
          </table:table-cell>
          <table:table-cell office:value-type="float" office:value="2049821439" calcext:value-type="float">
            <text:p>2049821439</text:p>
          </table:table-cell>
          <table:table-cell office:value-type="float" office:value="2049819123" calcext:value-type="float">
            <text:p>2049819123</text:p>
          </table:table-cell>
          <table:table-cell office:value-type="float" office:value="2049814743" calcext:value-type="float">
            <text:p>2049814743</text:p>
          </table:table-cell>
          <table:table-cell office:value-type="float" office:value="2049815763" calcext:value-type="float">
            <text:p>2049815763</text:p>
          </table:table-cell>
          <table:table-cell office:value-type="float" office:value="2049791621" calcext:value-type="float">
            <text:p>2049791621</text:p>
          </table:table-cell>
          <table:table-cell office:value-type="float" office:value="2049772574" calcext:value-type="float">
            <text:p>2049772574</text:p>
          </table:table-cell>
          <table:table-cell office:value-type="float" office:value="2049839224" calcext:value-type="float">
            <text:p>2049839224</text:p>
          </table:table-cell>
          <table:table-cell office:value-type="float" office:value="2049781903" calcext:value-type="float">
            <text:p>2049781903</text:p>
          </table:table-cell>
          <table:table-cell office:value-type="float" office:value="2049839225" calcext:value-type="float">
            <text:p>2049839225</text:p>
          </table:table-cell>
          <table:table-cell office:value-type="float" office:value="2049821053" calcext:value-type="float">
            <text:p>2049821053</text:p>
          </table:table-cell>
          <table:table-cell office:value-type="float" office:value="2049809383" calcext:value-type="float">
            <text:p>2049809383</text:p>
          </table:table-cell>
          <table:table-cell office:value-type="float" office:value="2049776433" calcext:value-type="float">
            <text:p>2049776433</text:p>
          </table:table-cell>
          <table:table-cell office:value-type="float" office:value="2049831606" calcext:value-type="float">
            <text:p>2049831606</text:p>
          </table:table-cell>
          <table:table-cell office:value-type="float" office:value="2049792270" calcext:value-type="float">
            <text:p>204979227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827840" calcext:value-type="float">
            <text:p>4209827840</text:p>
          </table:table-cell>
          <table:table-cell office:value-type="float" office:value="4209762420" calcext:value-type="float">
            <text:p>4209762420</text:p>
          </table:table-cell>
          <table:table-cell office:value-type="float" office:value="4209526359" calcext:value-type="float">
            <text:p>4209526359</text:p>
          </table:table-cell>
          <table:table-cell office:value-type="float" office:value="4209711575" calcext:value-type="float">
            <text:p>4209711575</text:p>
          </table:table-cell>
          <table:table-cell office:value-type="float" office:value="4209814529" calcext:value-type="float">
            <text:p>4209814529</text:p>
          </table:table-cell>
          <table:table-cell office:value-type="float" office:value="4209851479" calcext:value-type="float">
            <text:p>4209851479</text:p>
          </table:table-cell>
          <table:table-cell office:value-type="float" office:value="4209760885" calcext:value-type="float">
            <text:p>4209760885</text:p>
          </table:table-cell>
          <table:table-cell office:value-type="float" office:value="4209674085" calcext:value-type="float">
            <text:p>4209674085</text:p>
          </table:table-cell>
          <table:table-cell office:value-type="float" office:value="4209591334" calcext:value-type="float">
            <text:p>4209591334</text:p>
          </table:table-cell>
          <table:table-cell office:value-type="float" office:value="4209535881" calcext:value-type="float">
            <text:p>4209535881</text:p>
          </table:table-cell>
          <table:table-cell office:value-type="float" office:value="4209679083" calcext:value-type="float">
            <text:p>4209679083</text:p>
          </table:table-cell>
          <table:table-cell office:value-type="float" office:value="4209675652" calcext:value-type="float">
            <text:p>4209675652</text:p>
          </table:table-cell>
          <table:table-cell office:value-type="float" office:value="4209481117" calcext:value-type="float">
            <text:p>4209481117</text:p>
          </table:table-cell>
          <table:table-cell office:value-type="float" office:value="4209640829" calcext:value-type="float">
            <text:p>4209640829</text:p>
          </table:table-cell>
          <table:table-cell office:value-type="float" office:value="4209743364" calcext:value-type="float">
            <text:p>4209743364</text:p>
          </table:table-cell>
          <table:table-cell office:value-type="float" office:value="4209682047" calcext:value-type="float">
            <text:p>4209682047</text:p>
          </table:table-cell>
          <table:table-cell office:value-type="float" office:value="4209458228" calcext:value-type="float">
            <text:p>4209458228</text:p>
          </table:table-cell>
          <table:table-cell office:value-type="float" office:value="4209741990" calcext:value-type="float">
            <text:p>4209741990</text:p>
          </table:table-cell>
          <table:table-cell office:value-type="float" office:value="4209801235" calcext:value-type="float">
            <text:p>4209801235</text:p>
          </table:table-cell>
          <table:table-cell office:value-type="float" office:value="4209667135" calcext:value-type="float">
            <text:p>4209667135</text:p>
          </table:table-cell>
          <table:table-cell office:value-type="float" office:value="4209794031" calcext:value-type="float">
            <text:p>4209794031</text:p>
          </table:table-cell>
          <table:table-cell office:value-type="float" office:value="4209681997" calcext:value-type="float">
            <text:p>4209681997</text:p>
          </table:table-cell>
          <table:table-cell office:value-type="float" office:value="4209704360" calcext:value-type="float">
            <text:p>4209704360</text:p>
          </table:table-cell>
          <table:table-cell office:value-type="float" office:value="4209767662" calcext:value-type="float">
            <text:p>4209767662</text:p>
          </table:table-cell>
          <table:table-cell office:value-type="float" office:value="4209603872" calcext:value-type="float">
            <text:p>4209603872</text:p>
          </table:table-cell>
          <table:table-cell office:value-type="float" office:value="4209809681" calcext:value-type="float">
            <text:p>4209809681</text:p>
          </table:table-cell>
          <table:table-cell office:value-type="float" office:value="4209679077" calcext:value-type="float">
            <text:p>4209679077</text:p>
          </table:table-cell>
          <table:table-cell office:value-type="float" office:value="4209505884" calcext:value-type="float">
            <text:p>4209505884</text:p>
          </table:table-cell>
          <table:table-cell office:value-type="float" office:value="4209732287" calcext:value-type="float">
            <text:p>4209732287</text:p>
          </table:table-cell>
          <table:table-cell office:value-type="float" office:value="4209539017" calcext:value-type="float">
            <text:p>4209539017</text:p>
          </table:table-cell>
          <table:table-cell office:value-type="float" office:value="4209813761" calcext:value-type="float">
            <text:p>4209813761</text:p>
          </table:table-cell>
          <table:table-cell office:value-type="float" office:value="4209785675" calcext:value-type="float">
            <text:p>42097856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265045" calcext:value-type="float">
            <text:p>10759265045</text:p>
          </table:table-cell>
          <table:table-cell office:value-type="float" office:value="10759288020" calcext:value-type="float">
            <text:p>10759288020</text:p>
          </table:table-cell>
          <table:table-cell office:value-type="float" office:value="10759108149" calcext:value-type="float">
            <text:p>10759108149</text:p>
          </table:table-cell>
          <table:table-cell office:value-type="float" office:value="10759470574" calcext:value-type="float">
            <text:p>10759470574</text:p>
          </table:table-cell>
          <table:table-cell office:value-type="float" office:value="10759349096" calcext:value-type="float">
            <text:p>10759349096</text:p>
          </table:table-cell>
          <table:table-cell office:value-type="float" office:value="10758878502" calcext:value-type="float">
            <text:p>10758878502</text:p>
          </table:table-cell>
          <table:table-cell office:value-type="float" office:value="10759393461" calcext:value-type="float">
            <text:p>10759393461</text:p>
          </table:table-cell>
          <table:table-cell office:value-type="float" office:value="10759240369" calcext:value-type="float">
            <text:p>10759240369</text:p>
          </table:table-cell>
          <table:table-cell office:value-type="float" office:value="10758727892" calcext:value-type="float">
            <text:p>10758727892</text:p>
          </table:table-cell>
          <table:table-cell office:value-type="float" office:value="10759482055" calcext:value-type="float">
            <text:p>10759482055</text:p>
          </table:table-cell>
          <table:table-cell office:value-type="float" office:value="10758302224" calcext:value-type="float">
            <text:p>10758302224</text:p>
          </table:table-cell>
          <table:table-cell office:value-type="float" office:value="10759186656" calcext:value-type="float">
            <text:p>10759186656</text:p>
          </table:table-cell>
          <table:table-cell office:value-type="float" office:value="10759335441" calcext:value-type="float">
            <text:p>10759335441</text:p>
          </table:table-cell>
          <table:table-cell office:value-type="float" office:value="10759011585" calcext:value-type="float">
            <text:p>10759011585</text:p>
          </table:table-cell>
          <table:table-cell office:value-type="float" office:value="10759310023" calcext:value-type="float">
            <text:p>10759310023</text:p>
          </table:table-cell>
          <table:table-cell office:value-type="float" office:value="10759245865" calcext:value-type="float">
            <text:p>10759245865</text:p>
          </table:table-cell>
          <table:table-cell office:value-type="float" office:value="10759276712" calcext:value-type="float">
            <text:p>10759276712</text:p>
          </table:table-cell>
          <table:table-cell office:value-type="float" office:value="10759258353" calcext:value-type="float">
            <text:p>10759258353</text:p>
          </table:table-cell>
          <table:table-cell office:value-type="float" office:value="10759293717" calcext:value-type="float">
            <text:p>10759293717</text:p>
          </table:table-cell>
          <table:table-cell office:value-type="float" office:value="10759273134" calcext:value-type="float">
            <text:p>10759273134</text:p>
          </table:table-cell>
          <table:table-cell office:value-type="float" office:value="10759353372" calcext:value-type="float">
            <text:p>10759353372</text:p>
          </table:table-cell>
          <table:table-cell office:value-type="float" office:value="10759417446" calcext:value-type="float">
            <text:p>10759417446</text:p>
          </table:table-cell>
          <table:table-cell office:value-type="float" office:value="10758392650" calcext:value-type="float">
            <text:p>10758392650</text:p>
          </table:table-cell>
          <table:table-cell office:value-type="float" office:value="10758801608" calcext:value-type="float">
            <text:p>10758801608</text:p>
          </table:table-cell>
          <table:table-cell office:value-type="float" office:value="10759464974" calcext:value-type="float">
            <text:p>10759464974</text:p>
          </table:table-cell>
          <table:table-cell office:value-type="float" office:value="10759363790" calcext:value-type="float">
            <text:p>10759363790</text:p>
          </table:table-cell>
          <table:table-cell office:value-type="float" office:value="10759195379" calcext:value-type="float">
            <text:p>10759195379</text:p>
          </table:table-cell>
          <table:table-cell office:value-type="float" office:value="10759348338" calcext:value-type="float">
            <text:p>10759348338</text:p>
          </table:table-cell>
          <table:table-cell office:value-type="float" office:value="10759482150" calcext:value-type="float">
            <text:p>10759482150</text:p>
          </table:table-cell>
          <table:table-cell office:value-type="float" office:value="10759122317" calcext:value-type="float">
            <text:p>10759122317</text:p>
          </table:table-cell>
          <table:table-cell office:value-type="float" office:value="10759151282" calcext:value-type="float">
            <text:p>10759151282</text:p>
          </table:table-cell>
          <table:table-cell office:value-type="float" office:value="10758907045" calcext:value-type="float">
            <text:p>10758907045</text:p>
          </table:table-cell>
        </table:table-row>
      </table:table>
      <table:table table:name="Sheet1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92779" calcext:value-type="float">
            <text:p>292779</text:p>
          </table:table-cell>
          <table:table-cell office:value-type="float" office:value="292665" calcext:value-type="float">
            <text:p>292665</text:p>
          </table:table-cell>
          <table:table-cell office:value-type="float" office:value="292020" calcext:value-type="float">
            <text:p>292020</text:p>
          </table:table-cell>
          <table:table-cell office:value-type="float" office:value="292968" calcext:value-type="float">
            <text:p>292968</text:p>
          </table:table-cell>
          <table:table-cell office:value-type="float" office:value="292798" calcext:value-type="float">
            <text:p>292798</text:p>
          </table:table-cell>
          <table:table-cell office:value-type="float" office:value="291977" calcext:value-type="float">
            <text:p>291977</text:p>
          </table:table-cell>
          <table:table-cell office:value-type="float" office:value="292812" calcext:value-type="float">
            <text:p>292812</text:p>
          </table:table-cell>
          <table:table-cell office:value-type="float" office:value="293137" calcext:value-type="float">
            <text:p>293137</text:p>
          </table:table-cell>
          <table:table-cell office:value-type="float" office:value="292957" calcext:value-type="float">
            <text:p>292957</text:p>
          </table:table-cell>
          <table:table-cell office:value-type="float" office:value="292790" calcext:value-type="float">
            <text:p>292790</text:p>
          </table:table-cell>
          <table:table-cell office:value-type="float" office:value="292928" calcext:value-type="float">
            <text:p>292928</text:p>
          </table:table-cell>
          <table:table-cell office:value-type="float" office:value="291896" calcext:value-type="float">
            <text:p>291896</text:p>
          </table:table-cell>
          <table:table-cell office:value-type="float" office:value="293228" calcext:value-type="float">
            <text:p>293228</text:p>
          </table:table-cell>
          <table:table-cell table:number-columns-repeated="2" office:value-type="float" office:value="293087" calcext:value-type="float">
            <text:p>293087</text:p>
          </table:table-cell>
          <table:table-cell office:value-type="float" office:value="292691" calcext:value-type="float">
            <text:p>292691</text:p>
          </table:table-cell>
          <table:table-cell office:value-type="float" office:value="292448" calcext:value-type="float">
            <text:p>292448</text:p>
          </table:table-cell>
          <table:table-cell office:value-type="float" office:value="293005" calcext:value-type="float">
            <text:p>293005</text:p>
          </table:table-cell>
          <table:table-cell office:value-type="float" office:value="292686" calcext:value-type="float">
            <text:p>292686</text:p>
          </table:table-cell>
          <table:table-cell office:value-type="float" office:value="292726" calcext:value-type="float">
            <text:p>29272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38800" calcext:value-type="float">
            <text:p>438800</text:p>
          </table:table-cell>
          <table:table-cell office:value-type="float" office:value="436831" calcext:value-type="float">
            <text:p>436831</text:p>
          </table:table-cell>
          <table:table-cell office:value-type="float" office:value="438624" calcext:value-type="float">
            <text:p>438624</text:p>
          </table:table-cell>
          <table:table-cell office:value-type="float" office:value="438252" calcext:value-type="float">
            <text:p>438252</text:p>
          </table:table-cell>
          <table:table-cell office:value-type="float" office:value="439024" calcext:value-type="float">
            <text:p>439024</text:p>
          </table:table-cell>
          <table:table-cell office:value-type="float" office:value="439039" calcext:value-type="float">
            <text:p>439039</text:p>
          </table:table-cell>
          <table:table-cell office:value-type="float" office:value="438932" calcext:value-type="float">
            <text:p>438932</text:p>
          </table:table-cell>
          <table:table-cell office:value-type="float" office:value="437025" calcext:value-type="float">
            <text:p>437025</text:p>
          </table:table-cell>
          <table:table-cell office:value-type="float" office:value="438352" calcext:value-type="float">
            <text:p>438352</text:p>
          </table:table-cell>
          <table:table-cell office:value-type="float" office:value="439232" calcext:value-type="float">
            <text:p>439232</text:p>
          </table:table-cell>
          <table:table-cell office:value-type="float" office:value="438993" calcext:value-type="float">
            <text:p>438993</text:p>
          </table:table-cell>
          <table:table-cell office:value-type="float" office:value="438183" calcext:value-type="float">
            <text:p>438183</text:p>
          </table:table-cell>
          <table:table-cell office:value-type="float" office:value="438225" calcext:value-type="float">
            <text:p>438225</text:p>
          </table:table-cell>
          <table:table-cell table:number-columns-repeated="2" office:value-type="float" office:value="438460" calcext:value-type="float">
            <text:p>438460</text:p>
          </table:table-cell>
          <table:table-cell office:value-type="float" office:value="438760" calcext:value-type="float">
            <text:p>438760</text:p>
          </table:table-cell>
          <table:table-cell office:value-type="float" office:value="438650" calcext:value-type="float">
            <text:p>438650</text:p>
          </table:table-cell>
          <table:table-cell office:value-type="float" office:value="438171" calcext:value-type="float">
            <text:p>438171</text:p>
          </table:table-cell>
          <table:table-cell office:value-type="float" office:value="437744" calcext:value-type="float">
            <text:p>437744</text:p>
          </table:table-cell>
          <table:table-cell office:value-type="float" office:value="438835" calcext:value-type="float">
            <text:p>43883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79333" calcext:value-type="float">
            <text:p>879333</text:p>
          </table:table-cell>
          <table:table-cell office:value-type="float" office:value="876043" calcext:value-type="float">
            <text:p>876043</text:p>
          </table:table-cell>
          <table:table-cell office:value-type="float" office:value="877762" calcext:value-type="float">
            <text:p>877762</text:p>
          </table:table-cell>
          <table:table-cell office:value-type="float" office:value="877077" calcext:value-type="float">
            <text:p>877077</text:p>
          </table:table-cell>
          <table:table-cell office:value-type="float" office:value="876563" calcext:value-type="float">
            <text:p>876563</text:p>
          </table:table-cell>
          <table:table-cell office:value-type="float" office:value="879869" calcext:value-type="float">
            <text:p>879869</text:p>
          </table:table-cell>
          <table:table-cell office:value-type="float" office:value="879128" calcext:value-type="float">
            <text:p>879128</text:p>
          </table:table-cell>
          <table:table-cell office:value-type="float" office:value="876896" calcext:value-type="float">
            <text:p>876896</text:p>
          </table:table-cell>
          <table:table-cell office:value-type="float" office:value="877891" calcext:value-type="float">
            <text:p>877891</text:p>
          </table:table-cell>
          <table:table-cell office:value-type="float" office:value="879402" calcext:value-type="float">
            <text:p>879402</text:p>
          </table:table-cell>
          <table:table-cell office:value-type="float" office:value="876422" calcext:value-type="float">
            <text:p>876422</text:p>
          </table:table-cell>
          <table:table-cell office:value-type="float" office:value="879107" calcext:value-type="float">
            <text:p>879107</text:p>
          </table:table-cell>
          <table:table-cell office:value-type="float" office:value="879801" calcext:value-type="float">
            <text:p>879801</text:p>
          </table:table-cell>
          <table:table-cell office:value-type="float" office:value="879121" calcext:value-type="float">
            <text:p>879121</text:p>
          </table:table-cell>
          <table:table-cell office:value-type="float" office:value="876697" calcext:value-type="float">
            <text:p>876697</text:p>
          </table:table-cell>
          <table:table-cell office:value-type="float" office:value="879975" calcext:value-type="float">
            <text:p>879975</text:p>
          </table:table-cell>
          <table:table-cell office:value-type="float" office:value="876925" calcext:value-type="float">
            <text:p>876925</text:p>
          </table:table-cell>
          <table:table-cell office:value-type="float" office:value="876965" calcext:value-type="float">
            <text:p>876965</text:p>
          </table:table-cell>
          <table:table-cell table:number-columns-repeated="2" office:value-type="float" office:value="876003" calcext:value-type="float">
            <text:p>87600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611911" calcext:value-type="float">
            <text:p>1611911</text:p>
          </table:table-cell>
          <table:table-cell office:value-type="float" office:value="1604566" calcext:value-type="float">
            <text:p>1604566</text:p>
          </table:table-cell>
          <table:table-cell office:value-type="float" office:value="1606317" calcext:value-type="float">
            <text:p>1606317</text:p>
          </table:table-cell>
          <table:table-cell office:value-type="float" office:value="1609769" calcext:value-type="float">
            <text:p>1609769</text:p>
          </table:table-cell>
          <table:table-cell office:value-type="float" office:value="1609016" calcext:value-type="float">
            <text:p>1609016</text:p>
          </table:table-cell>
          <table:table-cell office:value-type="float" office:value="1612131" calcext:value-type="float">
            <text:p>1612131</text:p>
          </table:table-cell>
          <table:table-cell office:value-type="float" office:value="1609793" calcext:value-type="float">
            <text:p>1609793</text:p>
          </table:table-cell>
          <table:table-cell office:value-type="float" office:value="1606225" calcext:value-type="float">
            <text:p>1606225</text:p>
          </table:table-cell>
          <table:table-cell office:value-type="float" office:value="1608692" calcext:value-type="float">
            <text:p>1608692</text:p>
          </table:table-cell>
          <table:table-cell office:value-type="float" office:value="1604276" calcext:value-type="float">
            <text:p>1604276</text:p>
          </table:table-cell>
          <table:table-cell office:value-type="float" office:value="1610437" calcext:value-type="float">
            <text:p>1610437</text:p>
          </table:table-cell>
          <table:table-cell table:number-columns-repeated="2" office:value-type="float" office:value="1610946" calcext:value-type="float">
            <text:p>1610946</text:p>
          </table:table-cell>
          <table:table-cell office:value-type="float" office:value="1610380" calcext:value-type="float">
            <text:p>1610380</text:p>
          </table:table-cell>
          <table:table-cell office:value-type="float" office:value="1605681" calcext:value-type="float">
            <text:p>1605681</text:p>
          </table:table-cell>
          <table:table-cell office:value-type="float" office:value="1606822" calcext:value-type="float">
            <text:p>1606822</text:p>
          </table:table-cell>
          <table:table-cell office:value-type="float" office:value="1610131" calcext:value-type="float">
            <text:p>1610131</text:p>
          </table:table-cell>
          <table:table-cell office:value-type="float" office:value="1610012" calcext:value-type="float">
            <text:p>1610012</text:p>
          </table:table-cell>
          <table:table-cell office:value-type="float" office:value="1603877" calcext:value-type="float">
            <text:p>1603877</text:p>
          </table:table-cell>
          <table:table-cell office:value-type="float" office:value="1611083" calcext:value-type="float">
            <text:p>161108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133763" calcext:value-type="float">
            <text:p>3133763</text:p>
          </table:table-cell>
          <table:table-cell office:value-type="float" office:value="3126980" calcext:value-type="float">
            <text:p>3126980</text:p>
          </table:table-cell>
          <table:table-cell office:value-type="float" office:value="3133871" calcext:value-type="float">
            <text:p>3133871</text:p>
          </table:table-cell>
          <table:table-cell office:value-type="float" office:value="3127925" calcext:value-type="float">
            <text:p>3127925</text:p>
          </table:table-cell>
          <table:table-cell office:value-type="float" office:value="3136387" calcext:value-type="float">
            <text:p>3136387</text:p>
          </table:table-cell>
          <table:table-cell office:value-type="float" office:value="3128302" calcext:value-type="float">
            <text:p>3128302</text:p>
          </table:table-cell>
          <table:table-cell office:value-type="float" office:value="3136770" calcext:value-type="float">
            <text:p>3136770</text:p>
          </table:table-cell>
          <table:table-cell office:value-type="float" office:value="3135327" calcext:value-type="float">
            <text:p>3135327</text:p>
          </table:table-cell>
          <table:table-cell office:value-type="float" office:value="3125742" calcext:value-type="float">
            <text:p>3125742</text:p>
          </table:table-cell>
          <table:table-cell office:value-type="float" office:value="3126087" calcext:value-type="float">
            <text:p>3126087</text:p>
          </table:table-cell>
          <table:table-cell office:value-type="float" office:value="3136376" calcext:value-type="float">
            <text:p>3136376</text:p>
          </table:table-cell>
          <table:table-cell office:value-type="float" office:value="3133352" calcext:value-type="float">
            <text:p>3133352</text:p>
          </table:table-cell>
          <table:table-cell table:number-columns-repeated="2" office:value-type="float" office:value="3138167" calcext:value-type="float">
            <text:p>3138167</text:p>
          </table:table-cell>
          <table:table-cell office:value-type="float" office:value="3135346" calcext:value-type="float">
            <text:p>3135346</text:p>
          </table:table-cell>
          <table:table-cell office:value-type="float" office:value="3135302" calcext:value-type="float">
            <text:p>3135302</text:p>
          </table:table-cell>
          <table:table-cell office:value-type="float" office:value="3125499" calcext:value-type="float">
            <text:p>3125499</text:p>
          </table:table-cell>
          <table:table-cell office:value-type="float" office:value="3136325" calcext:value-type="float">
            <text:p>3136325</text:p>
          </table:table-cell>
          <table:table-cell office:value-type="float" office:value="3136748" calcext:value-type="float">
            <text:p>3136748</text:p>
          </table:table-cell>
          <table:table-cell office:value-type="float" office:value="3126781" calcext:value-type="float">
            <text:p>312678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709680" calcext:value-type="float">
            <text:p>7709680</text:p>
          </table:table-cell>
          <table:table-cell office:value-type="float" office:value="7713150" calcext:value-type="float">
            <text:p>7713150</text:p>
          </table:table-cell>
          <table:table-cell office:value-type="float" office:value="7707182" calcext:value-type="float">
            <text:p>7707182</text:p>
          </table:table-cell>
          <table:table-cell office:value-type="float" office:value="7685487" calcext:value-type="float">
            <text:p>7685487</text:p>
          </table:table-cell>
          <table:table-cell office:value-type="float" office:value="7685097" calcext:value-type="float">
            <text:p>7685097</text:p>
          </table:table-cell>
          <table:table-cell office:value-type="float" office:value="7714829" calcext:value-type="float">
            <text:p>7714829</text:p>
          </table:table-cell>
          <table:table-cell office:value-type="float" office:value="7687790" calcext:value-type="float">
            <text:p>7687790</text:p>
          </table:table-cell>
          <table:table-cell office:value-type="float" office:value="7687804" calcext:value-type="float">
            <text:p>7687804</text:p>
          </table:table-cell>
          <table:table-cell office:value-type="float" office:value="7710509" calcext:value-type="float">
            <text:p>7710509</text:p>
          </table:table-cell>
          <table:table-cell office:value-type="float" office:value="7708319" calcext:value-type="float">
            <text:p>7708319</text:p>
          </table:table-cell>
          <table:table-cell office:value-type="float" office:value="7709336" calcext:value-type="float">
            <text:p>7709336</text:p>
          </table:table-cell>
          <table:table-cell office:value-type="float" office:value="7686579" calcext:value-type="float">
            <text:p>7686579</text:p>
          </table:table-cell>
          <table:table-cell office:value-type="float" office:value="7710531" calcext:value-type="float">
            <text:p>7710531</text:p>
          </table:table-cell>
          <table:table-cell office:value-type="float" office:value="7686271" calcext:value-type="float">
            <text:p>7686271</text:p>
          </table:table-cell>
          <table:table-cell office:value-type="float" office:value="7685508" calcext:value-type="float">
            <text:p>7685508</text:p>
          </table:table-cell>
          <table:table-cell office:value-type="float" office:value="7713332" calcext:value-type="float">
            <text:p>7713332</text:p>
          </table:table-cell>
          <table:table-cell office:value-type="float" office:value="7711213" calcext:value-type="float">
            <text:p>7711213</text:p>
          </table:table-cell>
          <table:table-cell office:value-type="float" office:value="7692052" calcext:value-type="float">
            <text:p>7692052</text:p>
          </table:table-cell>
          <table:table-cell office:value-type="float" office:value="7710257" calcext:value-type="float">
            <text:p>7710257</text:p>
          </table:table-cell>
          <table:table-cell office:value-type="float" office:value="7713961" calcext:value-type="float">
            <text:p>771396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336696" calcext:value-type="float">
            <text:p>15336696</text:p>
          </table:table-cell>
          <table:table-cell office:value-type="float" office:value="15337440" calcext:value-type="float">
            <text:p>15337440</text:p>
          </table:table-cell>
          <table:table-cell office:value-type="float" office:value="15289456" calcext:value-type="float">
            <text:p>15289456</text:p>
          </table:table-cell>
          <table:table-cell office:value-type="float" office:value="15342283" calcext:value-type="float">
            <text:p>15342283</text:p>
          </table:table-cell>
          <table:table-cell office:value-type="float" office:value="15340215" calcext:value-type="float">
            <text:p>15340215</text:p>
          </table:table-cell>
          <table:table-cell office:value-type="float" office:value="15339637" calcext:value-type="float">
            <text:p>15339637</text:p>
          </table:table-cell>
          <table:table-cell office:value-type="float" office:value="15340043" calcext:value-type="float">
            <text:p>15340043</text:p>
          </table:table-cell>
          <table:table-cell office:value-type="float" office:value="15291597" calcext:value-type="float">
            <text:p>15291597</text:p>
          </table:table-cell>
          <table:table-cell office:value-type="float" office:value="15335022" calcext:value-type="float">
            <text:p>15335022</text:p>
          </table:table-cell>
          <table:table-cell office:value-type="float" office:value="15338638" calcext:value-type="float">
            <text:p>15338638</text:p>
          </table:table-cell>
          <table:table-cell office:value-type="float" office:value="15284103" calcext:value-type="float">
            <text:p>15284103</text:p>
          </table:table-cell>
          <table:table-cell office:value-type="float" office:value="15335650" calcext:value-type="float">
            <text:p>15335650</text:p>
          </table:table-cell>
          <table:table-cell office:value-type="float" office:value="15340062" calcext:value-type="float">
            <text:p>15340062</text:p>
          </table:table-cell>
          <table:table-cell office:value-type="float" office:value="15341831" calcext:value-type="float">
            <text:p>15341831</text:p>
          </table:table-cell>
          <table:table-cell office:value-type="float" office:value="15294527" calcext:value-type="float">
            <text:p>15294527</text:p>
          </table:table-cell>
          <table:table-cell office:value-type="float" office:value="15287800" calcext:value-type="float">
            <text:p>15287800</text:p>
          </table:table-cell>
          <table:table-cell office:value-type="float" office:value="15287872" calcext:value-type="float">
            <text:p>15287872</text:p>
          </table:table-cell>
          <table:table-cell office:value-type="float" office:value="15288701" calcext:value-type="float">
            <text:p>15288701</text:p>
          </table:table-cell>
          <table:table-cell office:value-type="float" office:value="15289114" calcext:value-type="float">
            <text:p>15289114</text:p>
          </table:table-cell>
          <table:table-cell office:value-type="float" office:value="15291531" calcext:value-type="float">
            <text:p>1529153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1091221" calcext:value-type="float">
            <text:p>31091221</text:p>
          </table:table-cell>
          <table:table-cell office:value-type="float" office:value="31090499" calcext:value-type="float">
            <text:p>31090499</text:p>
          </table:table-cell>
          <table:table-cell office:value-type="float" office:value="30982021" calcext:value-type="float">
            <text:p>30982021</text:p>
          </table:table-cell>
          <table:table-cell office:value-type="float" office:value="31088462" calcext:value-type="float">
            <text:p>31088462</text:p>
          </table:table-cell>
          <table:table-cell office:value-type="float" office:value="30985542" calcext:value-type="float">
            <text:p>30985542</text:p>
          </table:table-cell>
          <table:table-cell office:value-type="float" office:value="30988383" calcext:value-type="float">
            <text:p>30988383</text:p>
          </table:table-cell>
          <table:table-cell office:value-type="float" office:value="31088452" calcext:value-type="float">
            <text:p>31088452</text:p>
          </table:table-cell>
          <table:table-cell office:value-type="float" office:value="31078436" calcext:value-type="float">
            <text:p>31078436</text:p>
          </table:table-cell>
          <table:table-cell office:value-type="float" office:value="31080383" calcext:value-type="float">
            <text:p>31080383</text:p>
          </table:table-cell>
          <table:table-cell office:value-type="float" office:value="31083329" calcext:value-type="float">
            <text:p>31083329</text:p>
          </table:table-cell>
          <table:table-cell office:value-type="float" office:value="31089086" calcext:value-type="float">
            <text:p>31089086</text:p>
          </table:table-cell>
          <table:table-cell office:value-type="float" office:value="30983006" calcext:value-type="float">
            <text:p>30983006</text:p>
          </table:table-cell>
          <table:table-cell office:value-type="float" office:value="31078506" calcext:value-type="float">
            <text:p>31078506</text:p>
          </table:table-cell>
          <table:table-cell office:value-type="float" office:value="30989028" calcext:value-type="float">
            <text:p>30989028</text:p>
          </table:table-cell>
          <table:table-cell office:value-type="float" office:value="30977680" calcext:value-type="float">
            <text:p>30977680</text:p>
          </table:table-cell>
          <table:table-cell office:value-type="float" office:value="31082755" calcext:value-type="float">
            <text:p>31082755</text:p>
          </table:table-cell>
          <table:table-cell office:value-type="float" office:value="30984311" calcext:value-type="float">
            <text:p>30984311</text:p>
          </table:table-cell>
          <table:table-cell office:value-type="float" office:value="31085931" calcext:value-type="float">
            <text:p>31085931</text:p>
          </table:table-cell>
          <table:table-cell office:value-type="float" office:value="30987652" calcext:value-type="float">
            <text:p>30987652</text:p>
          </table:table-cell>
          <table:table-cell office:value-type="float" office:value="31079621" calcext:value-type="float">
            <text:p>310796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8563140" calcext:value-type="float">
            <text:p>78563140</text:p>
          </table:table-cell>
          <table:table-cell office:value-type="float" office:value="78291051" calcext:value-type="float">
            <text:p>78291051</text:p>
          </table:table-cell>
          <table:table-cell office:value-type="float" office:value="78564929" calcext:value-type="float">
            <text:p>78564929</text:p>
          </table:table-cell>
          <table:table-cell office:value-type="float" office:value="78554924" calcext:value-type="float">
            <text:p>78554924</text:p>
          </table:table-cell>
          <table:table-cell office:value-type="float" office:value="78563641" calcext:value-type="float">
            <text:p>78563641</text:p>
          </table:table-cell>
          <table:table-cell office:value-type="float" office:value="78557666" calcext:value-type="float">
            <text:p>78557666</text:p>
          </table:table-cell>
          <table:table-cell office:value-type="float" office:value="78564906" calcext:value-type="float">
            <text:p>78564906</text:p>
          </table:table-cell>
          <table:table-cell office:value-type="float" office:value="78305142" calcext:value-type="float">
            <text:p>78305142</text:p>
          </table:table-cell>
          <table:table-cell office:value-type="float" office:value="78549215" calcext:value-type="float">
            <text:p>78549215</text:p>
          </table:table-cell>
          <table:table-cell office:value-type="float" office:value="78555796" calcext:value-type="float">
            <text:p>78555796</text:p>
          </table:table-cell>
          <table:table-cell office:value-type="float" office:value="78558606" calcext:value-type="float">
            <text:p>78558606</text:p>
          </table:table-cell>
          <table:table-cell office:value-type="float" office:value="78326295" calcext:value-type="float">
            <text:p>78326295</text:p>
          </table:table-cell>
          <table:table-cell office:value-type="float" office:value="78554649" calcext:value-type="float">
            <text:p>78554649</text:p>
          </table:table-cell>
          <table:table-cell office:value-type="float" office:value="78549857" calcext:value-type="float">
            <text:p>78549857</text:p>
          </table:table-cell>
          <table:table-cell office:value-type="float" office:value="78310335" calcext:value-type="float">
            <text:p>78310335</text:p>
          </table:table-cell>
          <table:table-cell office:value-type="float" office:value="78557839" calcext:value-type="float">
            <text:p>78557839</text:p>
          </table:table-cell>
          <table:table-cell office:value-type="float" office:value="78298245" calcext:value-type="float">
            <text:p>78298245</text:p>
          </table:table-cell>
          <table:table-cell office:value-type="float" office:value="78553307" calcext:value-type="float">
            <text:p>78553307</text:p>
          </table:table-cell>
          <table:table-cell office:value-type="float" office:value="78558388" calcext:value-type="float">
            <text:p>78558388</text:p>
          </table:table-cell>
          <table:table-cell office:value-type="float" office:value="78551397" calcext:value-type="float">
            <text:p>7855139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7685921" calcext:value-type="float">
            <text:p>157685921</text:p>
          </table:table-cell>
          <table:table-cell office:value-type="float" office:value="157181970" calcext:value-type="float">
            <text:p>157181970</text:p>
          </table:table-cell>
          <table:table-cell office:value-type="float" office:value="157683588" calcext:value-type="float">
            <text:p>157683588</text:p>
          </table:table-cell>
          <table:table-cell office:value-type="float" office:value="157690248" calcext:value-type="float">
            <text:p>157690248</text:p>
          </table:table-cell>
          <table:table-cell office:value-type="float" office:value="157676027" calcext:value-type="float">
            <text:p>157676027</text:p>
          </table:table-cell>
          <table:table-cell office:value-type="float" office:value="157171886" calcext:value-type="float">
            <text:p>157171886</text:p>
          </table:table-cell>
          <table:table-cell office:value-type="float" office:value="157681117" calcext:value-type="float">
            <text:p>157681117</text:p>
          </table:table-cell>
          <table:table-cell office:value-type="float" office:value="157169874" calcext:value-type="float">
            <text:p>157169874</text:p>
          </table:table-cell>
          <table:table-cell office:value-type="float" office:value="157683987" calcext:value-type="float">
            <text:p>157683987</text:p>
          </table:table-cell>
          <table:table-cell office:value-type="float" office:value="157171917" calcext:value-type="float">
            <text:p>157171917</text:p>
          </table:table-cell>
          <table:table-cell office:value-type="float" office:value="157682539" calcext:value-type="float">
            <text:p>157682539</text:p>
          </table:table-cell>
          <table:table-cell office:value-type="float" office:value="157693881" calcext:value-type="float">
            <text:p>157693881</text:p>
          </table:table-cell>
          <table:table-cell office:value-type="float" office:value="157187590" calcext:value-type="float">
            <text:p>157187590</text:p>
          </table:table-cell>
          <table:table-cell office:value-type="float" office:value="157675868" calcext:value-type="float">
            <text:p>157675868</text:p>
          </table:table-cell>
          <table:table-cell office:value-type="float" office:value="157189050" calcext:value-type="float">
            <text:p>157189050</text:p>
          </table:table-cell>
          <table:table-cell office:value-type="float" office:value="157675264" calcext:value-type="float">
            <text:p>157675264</text:p>
          </table:table-cell>
          <table:table-cell office:value-type="float" office:value="157692827" calcext:value-type="float">
            <text:p>157692827</text:p>
          </table:table-cell>
          <table:table-cell office:value-type="float" office:value="157671344" calcext:value-type="float">
            <text:p>157671344</text:p>
          </table:table-cell>
          <table:table-cell office:value-type="float" office:value="157673995" calcext:value-type="float">
            <text:p>157673995</text:p>
          </table:table-cell>
          <table:table-cell office:value-type="float" office:value="157680923" calcext:value-type="float">
            <text:p>157680923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21434327" calcext:value-type="float">
            <text:p>321434327</text:p>
          </table:table-cell>
          <table:table-cell office:value-type="float" office:value="322446209" calcext:value-type="float">
            <text:p>322446209</text:p>
          </table:table-cell>
          <table:table-cell office:value-type="float" office:value="322426323" calcext:value-type="float">
            <text:p>322426323</text:p>
          </table:table-cell>
          <table:table-cell office:value-type="float" office:value="322479272" calcext:value-type="float">
            <text:p>322479272</text:p>
          </table:table-cell>
          <table:table-cell office:value-type="float" office:value="322444576" calcext:value-type="float">
            <text:p>322444576</text:p>
          </table:table-cell>
          <table:table-cell office:value-type="float" office:value="322443474" calcext:value-type="float">
            <text:p>322443474</text:p>
          </table:table-cell>
          <table:table-cell office:value-type="float" office:value="322459026" calcext:value-type="float">
            <text:p>322459026</text:p>
          </table:table-cell>
          <table:table-cell office:value-type="float" office:value="322445088" calcext:value-type="float">
            <text:p>322445088</text:p>
          </table:table-cell>
          <table:table-cell office:value-type="float" office:value="321442493" calcext:value-type="float">
            <text:p>321442493</text:p>
          </table:table-cell>
          <table:table-cell office:value-type="float" office:value="322451593" calcext:value-type="float">
            <text:p>322451593</text:p>
          </table:table-cell>
          <table:table-cell office:value-type="float" office:value="322429881" calcext:value-type="float">
            <text:p>322429881</text:p>
          </table:table-cell>
          <table:table-cell office:value-type="float" office:value="321442797" calcext:value-type="float">
            <text:p>321442797</text:p>
          </table:table-cell>
          <table:table-cell office:value-type="float" office:value="322440062" calcext:value-type="float">
            <text:p>322440062</text:p>
          </table:table-cell>
          <table:table-cell office:value-type="float" office:value="321420516" calcext:value-type="float">
            <text:p>321420516</text:p>
          </table:table-cell>
          <table:table-cell office:value-type="float" office:value="321424642" calcext:value-type="float">
            <text:p>321424642</text:p>
          </table:table-cell>
          <table:table-cell office:value-type="float" office:value="322423844" calcext:value-type="float">
            <text:p>322423844</text:p>
          </table:table-cell>
          <table:table-cell office:value-type="float" office:value="321427448" calcext:value-type="float">
            <text:p>321427448</text:p>
          </table:table-cell>
          <table:table-cell office:value-type="float" office:value="321454362" calcext:value-type="float">
            <text:p>321454362</text:p>
          </table:table-cell>
          <table:table-cell office:value-type="float" office:value="322460721" calcext:value-type="float">
            <text:p>322460721</text:p>
          </table:table-cell>
          <table:table-cell office:value-type="float" office:value="321401842" calcext:value-type="float">
            <text:p>321401842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16695227" calcext:value-type="float">
            <text:p>816695227</text:p>
          </table:table-cell>
          <table:table-cell office:value-type="float" office:value="816743525" calcext:value-type="float">
            <text:p>816743525</text:p>
          </table:table-cell>
          <table:table-cell office:value-type="float" office:value="814198506" calcext:value-type="float">
            <text:p>814198506</text:p>
          </table:table-cell>
          <table:table-cell office:value-type="float" office:value="816771117" calcext:value-type="float">
            <text:p>816771117</text:p>
          </table:table-cell>
          <table:table-cell office:value-type="float" office:value="816678739" calcext:value-type="float">
            <text:p>816678739</text:p>
          </table:table-cell>
          <table:table-cell office:value-type="float" office:value="816718959" calcext:value-type="float">
            <text:p>816718959</text:p>
          </table:table-cell>
          <table:table-cell office:value-type="float" office:value="816734284" calcext:value-type="float">
            <text:p>816734284</text:p>
          </table:table-cell>
          <table:table-cell office:value-type="float" office:value="816678830" calcext:value-type="float">
            <text:p>816678830</text:p>
          </table:table-cell>
          <table:table-cell office:value-type="float" office:value="816718040" calcext:value-type="float">
            <text:p>816718040</text:p>
          </table:table-cell>
          <table:table-cell office:value-type="float" office:value="816720476" calcext:value-type="float">
            <text:p>816720476</text:p>
          </table:table-cell>
          <table:table-cell office:value-type="float" office:value="816703587" calcext:value-type="float">
            <text:p>816703587</text:p>
          </table:table-cell>
          <table:table-cell office:value-type="float" office:value="816731420" calcext:value-type="float">
            <text:p>816731420</text:p>
          </table:table-cell>
          <table:table-cell office:value-type="float" office:value="816700538" calcext:value-type="float">
            <text:p>816700538</text:p>
          </table:table-cell>
          <table:table-cell office:value-type="float" office:value="816732902" calcext:value-type="float">
            <text:p>816732902</text:p>
          </table:table-cell>
          <table:table-cell office:value-type="float" office:value="816752457" calcext:value-type="float">
            <text:p>816752457</text:p>
          </table:table-cell>
          <table:table-cell office:value-type="float" office:value="816703719" calcext:value-type="float">
            <text:p>816703719</text:p>
          </table:table-cell>
          <table:table-cell office:value-type="float" office:value="814178493" calcext:value-type="float">
            <text:p>814178493</text:p>
          </table:table-cell>
          <table:table-cell office:value-type="float" office:value="816760190" calcext:value-type="float">
            <text:p>816760190</text:p>
          </table:table-cell>
          <table:table-cell office:value-type="float" office:value="814166673" calcext:value-type="float">
            <text:p>814166673</text:p>
          </table:table-cell>
          <table:table-cell office:value-type="float" office:value="816759622" calcext:value-type="float">
            <text:p>81675962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640465553" calcext:value-type="float">
            <text:p>1640465553</text:p>
          </table:table-cell>
          <table:table-cell office:value-type="float" office:value="1640509178" calcext:value-type="float">
            <text:p>1640509178</text:p>
          </table:table-cell>
          <table:table-cell office:value-type="float" office:value="1635488275" calcext:value-type="float">
            <text:p>1635488275</text:p>
          </table:table-cell>
          <table:table-cell office:value-type="float" office:value="1640547839" calcext:value-type="float">
            <text:p>1640547839</text:p>
          </table:table-cell>
          <table:table-cell office:value-type="float" office:value="1640527463" calcext:value-type="float">
            <text:p>1640527463</text:p>
          </table:table-cell>
          <table:table-cell office:value-type="float" office:value="1635457753" calcext:value-type="float">
            <text:p>1635457753</text:p>
          </table:table-cell>
          <table:table-cell office:value-type="float" office:value="1640539385" calcext:value-type="float">
            <text:p>1640539385</text:p>
          </table:table-cell>
          <table:table-cell office:value-type="float" office:value="1640573148" calcext:value-type="float">
            <text:p>1640573148</text:p>
          </table:table-cell>
          <table:table-cell office:value-type="float" office:value="1640502242" calcext:value-type="float">
            <text:p>1640502242</text:p>
          </table:table-cell>
          <table:table-cell office:value-type="float" office:value="1640543010" calcext:value-type="float">
            <text:p>1640543010</text:p>
          </table:table-cell>
          <table:table-cell office:value-type="float" office:value="1635474886" calcext:value-type="float">
            <text:p>1635474886</text:p>
          </table:table-cell>
          <table:table-cell office:value-type="float" office:value="1635463617" calcext:value-type="float">
            <text:p>1635463617</text:p>
          </table:table-cell>
          <table:table-cell office:value-type="float" office:value="1640584404" calcext:value-type="float">
            <text:p>1640584404</text:p>
          </table:table-cell>
          <table:table-cell office:value-type="float" office:value="1640543426" calcext:value-type="float">
            <text:p>1640543426</text:p>
          </table:table-cell>
          <table:table-cell office:value-type="float" office:value="1640524123" calcext:value-type="float">
            <text:p>1640524123</text:p>
          </table:table-cell>
          <table:table-cell office:value-type="float" office:value="1640490754" calcext:value-type="float">
            <text:p>1640490754</text:p>
          </table:table-cell>
          <table:table-cell office:value-type="float" office:value="1640495858" calcext:value-type="float">
            <text:p>1640495858</text:p>
          </table:table-cell>
          <table:table-cell office:value-type="float" office:value="1640538161" calcext:value-type="float">
            <text:p>1640538161</text:p>
          </table:table-cell>
          <table:table-cell office:value-type="float" office:value="1640549087" calcext:value-type="float">
            <text:p>1640549087</text:p>
          </table:table-cell>
          <table:table-cell office:value-type="float" office:value="1640548605" calcext:value-type="float">
            <text:p>1640548605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353214851" calcext:value-type="float">
            <text:p>3353214851</text:p>
          </table:table-cell>
          <table:table-cell office:value-type="float" office:value="3343127191" calcext:value-type="float">
            <text:p>3343127191</text:p>
          </table:table-cell>
          <table:table-cell office:value-type="float" office:value="3353273837" calcext:value-type="float">
            <text:p>3353273837</text:p>
          </table:table-cell>
          <table:table-cell office:value-type="float" office:value="3353256208" calcext:value-type="float">
            <text:p>3353256208</text:p>
          </table:table-cell>
          <table:table-cell office:value-type="float" office:value="3343145950" calcext:value-type="float">
            <text:p>3343145950</text:p>
          </table:table-cell>
          <table:table-cell office:value-type="float" office:value="3353338230" calcext:value-type="float">
            <text:p>3353338230</text:p>
          </table:table-cell>
          <table:table-cell office:value-type="float" office:value="3353282303" calcext:value-type="float">
            <text:p>3353282303</text:p>
          </table:table-cell>
          <table:table-cell office:value-type="float" office:value="3353381163" calcext:value-type="float">
            <text:p>3353381163</text:p>
          </table:table-cell>
          <table:table-cell office:value-type="float" office:value="3343097545" calcext:value-type="float">
            <text:p>3343097545</text:p>
          </table:table-cell>
          <table:table-cell office:value-type="float" office:value="3343080928" calcext:value-type="float">
            <text:p>3343080928</text:p>
          </table:table-cell>
          <table:table-cell office:value-type="float" office:value="3353097943" calcext:value-type="float">
            <text:p>3353097943</text:p>
          </table:table-cell>
          <table:table-cell office:value-type="float" office:value="3343197151" calcext:value-type="float">
            <text:p>3343197151</text:p>
          </table:table-cell>
          <table:table-cell office:value-type="float" office:value="3353210618" calcext:value-type="float">
            <text:p>3353210618</text:p>
          </table:table-cell>
          <table:table-cell office:value-type="float" office:value="3353244443" calcext:value-type="float">
            <text:p>3353244443</text:p>
          </table:table-cell>
          <table:table-cell office:value-type="float" office:value="3343046940" calcext:value-type="float">
            <text:p>3343046940</text:p>
          </table:table-cell>
          <table:table-cell office:value-type="float" office:value="3353288374" calcext:value-type="float">
            <text:p>3353288374</text:p>
          </table:table-cell>
          <table:table-cell office:value-type="float" office:value="3353329183" calcext:value-type="float">
            <text:p>3353329183</text:p>
          </table:table-cell>
          <table:table-cell office:value-type="float" office:value="3342966790" calcext:value-type="float">
            <text:p>3342966790</text:p>
          </table:table-cell>
          <table:table-cell office:value-type="float" office:value="3353248383" calcext:value-type="float">
            <text:p>3353248383</text:p>
          </table:table-cell>
          <table:table-cell office:value-type="float" office:value="3353245804" calcext:value-type="float">
            <text:p>3353245804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8491485073" calcext:value-type="float">
            <text:p>8491485073</text:p>
          </table:table-cell>
          <table:table-cell office:value-type="float" office:value="8491744594" calcext:value-type="float">
            <text:p>8491744594</text:p>
          </table:table-cell>
          <table:table-cell office:value-type="float" office:value="8491620288" calcext:value-type="float">
            <text:p>8491620288</text:p>
          </table:table-cell>
          <table:table-cell office:value-type="float" office:value="8491557561" calcext:value-type="float">
            <text:p>8491557561</text:p>
          </table:table-cell>
          <table:table-cell office:value-type="float" office:value="8491170835" calcext:value-type="float">
            <text:p>8491170835</text:p>
          </table:table-cell>
          <table:table-cell office:value-type="float" office:value="8490566256" calcext:value-type="float">
            <text:p>8490566256</text:p>
          </table:table-cell>
          <table:table-cell office:value-type="float" office:value="8466274517" calcext:value-type="float">
            <text:p>8466274517</text:p>
          </table:table-cell>
          <table:table-cell office:value-type="float" office:value="8491018288" calcext:value-type="float">
            <text:p>8491018288</text:p>
          </table:table-cell>
          <table:table-cell office:value-type="float" office:value="8491655451" calcext:value-type="float">
            <text:p>8491655451</text:p>
          </table:table-cell>
          <table:table-cell office:value-type="float" office:value="8491674086" calcext:value-type="float">
            <text:p>8491674086</text:p>
          </table:table-cell>
          <table:table-cell office:value-type="float" office:value="8466248075" calcext:value-type="float">
            <text:p>8466248075</text:p>
          </table:table-cell>
          <table:table-cell office:value-type="float" office:value="8491098459" calcext:value-type="float">
            <text:p>8491098459</text:p>
          </table:table-cell>
          <table:table-cell office:value-type="float" office:value="8491648376" calcext:value-type="float">
            <text:p>8491648376</text:p>
          </table:table-cell>
          <table:table-cell office:value-type="float" office:value="8466055137" calcext:value-type="float">
            <text:p>8466055137</text:p>
          </table:table-cell>
          <table:table-cell office:value-type="float" office:value="8466225986" calcext:value-type="float">
            <text:p>8466225986</text:p>
          </table:table-cell>
          <table:table-cell office:value-type="float" office:value="8466263806" calcext:value-type="float">
            <text:p>8466263806</text:p>
          </table:table-cell>
          <table:table-cell office:value-type="float" office:value="8491362472" calcext:value-type="float">
            <text:p>8491362472</text:p>
          </table:table-cell>
          <table:table-cell office:value-type="float" office:value="8491513939" calcext:value-type="float">
            <text:p>8491513939</text:p>
          </table:table-cell>
          <table:table-cell office:value-type="float" office:value="8491018759" calcext:value-type="float">
            <text:p>8491018759</text:p>
          </table:table-cell>
          <table:table-cell office:value-type="float" office:value="8490585955" calcext:value-type="float">
            <text:p>849058595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5110" calcext:value-type="float">
            <text:p>305110</text:p>
          </table:table-cell>
          <table:table-cell office:value-type="float" office:value="305789" calcext:value-type="float">
            <text:p>305789</text:p>
          </table:table-cell>
          <table:table-cell office:value-type="float" office:value="305406" calcext:value-type="float">
            <text:p>305406</text:p>
          </table:table-cell>
          <table:table-cell office:value-type="float" office:value="305806" calcext:value-type="float">
            <text:p>305806</text:p>
          </table:table-cell>
          <table:table-cell office:value-type="float" office:value="305728" calcext:value-type="float">
            <text:p>305728</text:p>
          </table:table-cell>
          <table:table-cell office:value-type="float" office:value="305790" calcext:value-type="float">
            <text:p>305790</text:p>
          </table:table-cell>
          <table:table-cell office:value-type="float" office:value="305501" calcext:value-type="float">
            <text:p>305501</text:p>
          </table:table-cell>
          <table:table-cell office:value-type="float" office:value="305296" calcext:value-type="float">
            <text:p>305296</text:p>
          </table:table-cell>
          <table:table-cell office:value-type="float" office:value="305570" calcext:value-type="float">
            <text:p>305570</text:p>
          </table:table-cell>
          <table:table-cell office:value-type="float" office:value="305456" calcext:value-type="float">
            <text:p>305456</text:p>
          </table:table-cell>
          <table:table-cell office:value-type="float" office:value="305201" calcext:value-type="float">
            <text:p>305201</text:p>
          </table:table-cell>
          <table:table-cell office:value-type="float" office:value="305443" calcext:value-type="float">
            <text:p>305443</text:p>
          </table:table-cell>
          <table:table-cell office:value-type="float" office:value="305645" calcext:value-type="float">
            <text:p>305645</text:p>
          </table:table-cell>
          <table:table-cell office:value-type="float" office:value="305668" calcext:value-type="float">
            <text:p>305668</text:p>
          </table:table-cell>
          <table:table-cell office:value-type="float" office:value="305223" calcext:value-type="float">
            <text:p>305223</text:p>
          </table:table-cell>
          <table:table-cell office:value-type="float" office:value="305245" calcext:value-type="float">
            <text:p>305245</text:p>
          </table:table-cell>
          <table:table-cell office:value-type="float" office:value="305370" calcext:value-type="float">
            <text:p>305370</text:p>
          </table:table-cell>
          <table:table-cell office:value-type="float" office:value="305669" calcext:value-type="float">
            <text:p>305669</text:p>
          </table:table-cell>
          <table:table-cell office:value-type="float" office:value="305067" calcext:value-type="float">
            <text:p>305067</text:p>
          </table:table-cell>
          <table:table-cell office:value-type="float" office:value="305435" calcext:value-type="float">
            <text:p>30543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68248" calcext:value-type="float">
            <text:p>468248</text:p>
          </table:table-cell>
          <table:table-cell table:number-columns-repeated="2" office:value-type="float" office:value="468449" calcext:value-type="float">
            <text:p>468449</text:p>
          </table:table-cell>
          <table:table-cell office:value-type="float" office:value="468443" calcext:value-type="float">
            <text:p>468443</text:p>
          </table:table-cell>
          <table:table-cell office:value-type="float" office:value="466423" calcext:value-type="float">
            <text:p>466423</text:p>
          </table:table-cell>
          <table:table-cell office:value-type="float" office:value="468337" calcext:value-type="float">
            <text:p>468337</text:p>
          </table:table-cell>
          <table:table-cell office:value-type="float" office:value="467968" calcext:value-type="float">
            <text:p>467968</text:p>
          </table:table-cell>
          <table:table-cell office:value-type="float" office:value="468514" calcext:value-type="float">
            <text:p>468514</text:p>
          </table:table-cell>
          <table:table-cell office:value-type="float" office:value="469086" calcext:value-type="float">
            <text:p>469086</text:p>
          </table:table-cell>
          <table:table-cell office:value-type="float" office:value="468349" calcext:value-type="float">
            <text:p>468349</text:p>
          </table:table-cell>
          <table:table-cell office:value-type="float" office:value="467887" calcext:value-type="float">
            <text:p>467887</text:p>
          </table:table-cell>
          <table:table-cell office:value-type="float" office:value="467832" calcext:value-type="float">
            <text:p>467832</text:p>
          </table:table-cell>
          <table:table-cell office:value-type="float" office:value="468239" calcext:value-type="float">
            <text:p>468239</text:p>
          </table:table-cell>
          <table:table-cell office:value-type="float" office:value="468394" calcext:value-type="float">
            <text:p>468394</text:p>
          </table:table-cell>
          <table:table-cell office:value-type="float" office:value="468047" calcext:value-type="float">
            <text:p>468047</text:p>
          </table:table-cell>
          <table:table-cell office:value-type="float" office:value="467746" calcext:value-type="float">
            <text:p>467746</text:p>
          </table:table-cell>
          <table:table-cell office:value-type="float" office:value="467931" calcext:value-type="float">
            <text:p>467931</text:p>
          </table:table-cell>
          <table:table-cell office:value-type="float" office:value="466938" calcext:value-type="float">
            <text:p>466938</text:p>
          </table:table-cell>
          <table:table-cell office:value-type="float" office:value="467536" calcext:value-type="float">
            <text:p>467536</text:p>
          </table:table-cell>
          <table:table-cell office:value-type="float" office:value="467303" calcext:value-type="float">
            <text:p>46730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4134" calcext:value-type="float">
            <text:p>964134</text:p>
          </table:table-cell>
          <table:table-cell office:value-type="float" office:value="963041" calcext:value-type="float">
            <text:p>963041</text:p>
          </table:table-cell>
          <table:table-cell office:value-type="float" office:value="962804" calcext:value-type="float">
            <text:p>962804</text:p>
          </table:table-cell>
          <table:table-cell office:value-type="float" office:value="963008" calcext:value-type="float">
            <text:p>963008</text:p>
          </table:table-cell>
          <table:table-cell office:value-type="float" office:value="963339" calcext:value-type="float">
            <text:p>963339</text:p>
          </table:table-cell>
          <table:table-cell office:value-type="float" office:value="963955" calcext:value-type="float">
            <text:p>963955</text:p>
          </table:table-cell>
          <table:table-cell table:number-columns-repeated="2" office:value-type="float" office:value="962879" calcext:value-type="float">
            <text:p>962879</text:p>
          </table:table-cell>
          <table:table-cell office:value-type="float" office:value="964130" calcext:value-type="float">
            <text:p>964130</text:p>
          </table:table-cell>
          <table:table-cell office:value-type="float" office:value="962153" calcext:value-type="float">
            <text:p>962153</text:p>
          </table:table-cell>
          <table:table-cell office:value-type="float" office:value="964334" calcext:value-type="float">
            <text:p>964334</text:p>
          </table:table-cell>
          <table:table-cell office:value-type="float" office:value="963683" calcext:value-type="float">
            <text:p>963683</text:p>
          </table:table-cell>
          <table:table-cell office:value-type="float" office:value="962891" calcext:value-type="float">
            <text:p>962891</text:p>
          </table:table-cell>
          <table:table-cell office:value-type="float" office:value="962423" calcext:value-type="float">
            <text:p>962423</text:p>
          </table:table-cell>
          <table:table-cell office:value-type="float" office:value="962859" calcext:value-type="float">
            <text:p>962859</text:p>
          </table:table-cell>
          <table:table-cell office:value-type="float" office:value="963260" calcext:value-type="float">
            <text:p>963260</text:p>
          </table:table-cell>
          <table:table-cell office:value-type="float" office:value="964558" calcext:value-type="float">
            <text:p>964558</text:p>
          </table:table-cell>
          <table:table-cell office:value-type="float" office:value="963594" calcext:value-type="float">
            <text:p>963594</text:p>
          </table:table-cell>
          <table:table-cell office:value-type="float" office:value="963062" calcext:value-type="float">
            <text:p>963062</text:p>
          </table:table-cell>
          <table:table-cell office:value-type="float" office:value="965685" calcext:value-type="float">
            <text:p>96568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797270" calcext:value-type="float">
            <text:p>1797270</text:p>
          </table:table-cell>
          <table:table-cell office:value-type="float" office:value="1797129" calcext:value-type="float">
            <text:p>1797129</text:p>
          </table:table-cell>
          <table:table-cell office:value-type="float" office:value="1797862" calcext:value-type="float">
            <text:p>1797862</text:p>
          </table:table-cell>
          <table:table-cell office:value-type="float" office:value="1798513" calcext:value-type="float">
            <text:p>1798513</text:p>
          </table:table-cell>
          <table:table-cell office:value-type="float" office:value="1798440" calcext:value-type="float">
            <text:p>1798440</text:p>
          </table:table-cell>
          <table:table-cell office:value-type="float" office:value="1797773" calcext:value-type="float">
            <text:p>1797773</text:p>
          </table:table-cell>
          <table:table-cell office:value-type="float" office:value="1798282" calcext:value-type="float">
            <text:p>1798282</text:p>
          </table:table-cell>
          <table:table-cell office:value-type="float" office:value="1797834" calcext:value-type="float">
            <text:p>1797834</text:p>
          </table:table-cell>
          <table:table-cell office:value-type="float" office:value="1798526" calcext:value-type="float">
            <text:p>1798526</text:p>
          </table:table-cell>
          <table:table-cell office:value-type="float" office:value="1797477" calcext:value-type="float">
            <text:p>1797477</text:p>
          </table:table-cell>
          <table:table-cell office:value-type="float" office:value="1797911" calcext:value-type="float">
            <text:p>1797911</text:p>
          </table:table-cell>
          <table:table-cell office:value-type="float" office:value="1797936" calcext:value-type="float">
            <text:p>1797936</text:p>
          </table:table-cell>
          <table:table-cell office:value-type="float" office:value="1796800" calcext:value-type="float">
            <text:p>1796800</text:p>
          </table:table-cell>
          <table:table-cell office:value-type="float" office:value="1798382" calcext:value-type="float">
            <text:p>1798382</text:p>
          </table:table-cell>
          <table:table-cell office:value-type="float" office:value="1797777" calcext:value-type="float">
            <text:p>1797777</text:p>
          </table:table-cell>
          <table:table-cell office:value-type="float" office:value="1798528" calcext:value-type="float">
            <text:p>1798528</text:p>
          </table:table-cell>
          <table:table-cell office:value-type="float" office:value="1796854" calcext:value-type="float">
            <text:p>1796854</text:p>
          </table:table-cell>
          <table:table-cell office:value-type="float" office:value="1797891" calcext:value-type="float">
            <text:p>1797891</text:p>
          </table:table-cell>
          <table:table-cell office:value-type="float" office:value="1798046" calcext:value-type="float">
            <text:p>1798046</text:p>
          </table:table-cell>
          <table:table-cell office:value-type="float" office:value="1798830" calcext:value-type="float">
            <text:p>179883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553955" calcext:value-type="float">
            <text:p>3553955</text:p>
          </table:table-cell>
          <table:table-cell office:value-type="float" office:value="3546245" calcext:value-type="float">
            <text:p>3546245</text:p>
          </table:table-cell>
          <table:table-cell office:value-type="float" office:value="3545210" calcext:value-type="float">
            <text:p>3545210</text:p>
          </table:table-cell>
          <table:table-cell office:value-type="float" office:value="3545376" calcext:value-type="float">
            <text:p>3545376</text:p>
          </table:table-cell>
          <table:table-cell office:value-type="float" office:value="3547835" calcext:value-type="float">
            <text:p>3547835</text:p>
          </table:table-cell>
          <table:table-cell office:value-type="float" office:value="3547957" calcext:value-type="float">
            <text:p>3547957</text:p>
          </table:table-cell>
          <table:table-cell office:value-type="float" office:value="3550057" calcext:value-type="float">
            <text:p>3550057</text:p>
          </table:table-cell>
          <table:table-cell office:value-type="float" office:value="3549041" calcext:value-type="float">
            <text:p>3549041</text:p>
          </table:table-cell>
          <table:table-cell office:value-type="float" office:value="3548575" calcext:value-type="float">
            <text:p>3548575</text:p>
          </table:table-cell>
          <table:table-cell office:value-type="float" office:value="3547203" calcext:value-type="float">
            <text:p>3547203</text:p>
          </table:table-cell>
          <table:table-cell office:value-type="float" office:value="3549762" calcext:value-type="float">
            <text:p>3549762</text:p>
          </table:table-cell>
          <table:table-cell office:value-type="float" office:value="3551172" calcext:value-type="float">
            <text:p>3551172</text:p>
          </table:table-cell>
          <table:table-cell office:value-type="float" office:value="3547662" calcext:value-type="float">
            <text:p>3547662</text:p>
          </table:table-cell>
          <table:table-cell office:value-type="float" office:value="3546795" calcext:value-type="float">
            <text:p>3546795</text:p>
          </table:table-cell>
          <table:table-cell office:value-type="float" office:value="3547767" calcext:value-type="float">
            <text:p>3547767</text:p>
          </table:table-cell>
          <table:table-cell office:value-type="float" office:value="3548822" calcext:value-type="float">
            <text:p>3548822</text:p>
          </table:table-cell>
          <table:table-cell office:value-type="float" office:value="3551211" calcext:value-type="float">
            <text:p>3551211</text:p>
          </table:table-cell>
          <table:table-cell office:value-type="float" office:value="3551728" calcext:value-type="float">
            <text:p>3551728</text:p>
          </table:table-cell>
          <table:table-cell office:value-type="float" office:value="3548646" calcext:value-type="float">
            <text:p>3548646</text:p>
          </table:table-cell>
          <table:table-cell office:value-type="float" office:value="3547298" calcext:value-type="float">
            <text:p>354729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8908161" calcext:value-type="float">
            <text:p>8908161</text:p>
          </table:table-cell>
          <table:table-cell office:value-type="float" office:value="8907448" calcext:value-type="float">
            <text:p>8907448</text:p>
          </table:table-cell>
          <table:table-cell office:value-type="float" office:value="8908411" calcext:value-type="float">
            <text:p>8908411</text:p>
          </table:table-cell>
          <table:table-cell office:value-type="float" office:value="8906669" calcext:value-type="float">
            <text:p>8906669</text:p>
          </table:table-cell>
          <table:table-cell office:value-type="float" office:value="8909130" calcext:value-type="float">
            <text:p>8909130</text:p>
          </table:table-cell>
          <table:table-cell office:value-type="float" office:value="8906028" calcext:value-type="float">
            <text:p>8906028</text:p>
          </table:table-cell>
          <table:table-cell office:value-type="float" office:value="8905504" calcext:value-type="float">
            <text:p>8905504</text:p>
          </table:table-cell>
          <table:table-cell office:value-type="float" office:value="8908009" calcext:value-type="float">
            <text:p>8908009</text:p>
          </table:table-cell>
          <table:table-cell office:value-type="float" office:value="8908059" calcext:value-type="float">
            <text:p>8908059</text:p>
          </table:table-cell>
          <table:table-cell office:value-type="float" office:value="8904676" calcext:value-type="float">
            <text:p>8904676</text:p>
          </table:table-cell>
          <table:table-cell office:value-type="float" office:value="8908255" calcext:value-type="float">
            <text:p>8908255</text:p>
          </table:table-cell>
          <table:table-cell office:value-type="float" office:value="8905464" calcext:value-type="float">
            <text:p>8905464</text:p>
          </table:table-cell>
          <table:table-cell office:value-type="float" office:value="8902638" calcext:value-type="float">
            <text:p>8902638</text:p>
          </table:table-cell>
          <table:table-cell office:value-type="float" office:value="8903290" calcext:value-type="float">
            <text:p>8903290</text:p>
          </table:table-cell>
          <table:table-cell office:value-type="float" office:value="8908021" calcext:value-type="float">
            <text:p>8908021</text:p>
          </table:table-cell>
          <table:table-cell office:value-type="float" office:value="8910043" calcext:value-type="float">
            <text:p>8910043</text:p>
          </table:table-cell>
          <table:table-cell office:value-type="float" office:value="8902608" calcext:value-type="float">
            <text:p>8902608</text:p>
          </table:table-cell>
          <table:table-cell office:value-type="float" office:value="8909887" calcext:value-type="float">
            <text:p>8909887</text:p>
          </table:table-cell>
          <table:table-cell office:value-type="float" office:value="8907985" calcext:value-type="float">
            <text:p>8907985</text:p>
          </table:table-cell>
          <table:table-cell office:value-type="float" office:value="8903475" calcext:value-type="float">
            <text:p>890347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7954984" calcext:value-type="float">
            <text:p>17954984</text:p>
          </table:table-cell>
          <table:table-cell office:value-type="float" office:value="17955760" calcext:value-type="float">
            <text:p>17955760</text:p>
          </table:table-cell>
          <table:table-cell office:value-type="float" office:value="17948109" calcext:value-type="float">
            <text:p>17948109</text:p>
          </table:table-cell>
          <table:table-cell office:value-type="float" office:value="17952876" calcext:value-type="float">
            <text:p>17952876</text:p>
          </table:table-cell>
          <table:table-cell office:value-type="float" office:value="17950335" calcext:value-type="float">
            <text:p>17950335</text:p>
          </table:table-cell>
          <table:table-cell office:value-type="float" office:value="17950069" calcext:value-type="float">
            <text:p>17950069</text:p>
          </table:table-cell>
          <table:table-cell office:value-type="float" office:value="17951651" calcext:value-type="float">
            <text:p>17951651</text:p>
          </table:table-cell>
          <table:table-cell office:value-type="float" office:value="17953954" calcext:value-type="float">
            <text:p>17953954</text:p>
          </table:table-cell>
          <table:table-cell office:value-type="float" office:value="17952464" calcext:value-type="float">
            <text:p>17952464</text:p>
          </table:table-cell>
          <table:table-cell office:value-type="float" office:value="17949865" calcext:value-type="float">
            <text:p>17949865</text:p>
          </table:table-cell>
          <table:table-cell office:value-type="float" office:value="17953117" calcext:value-type="float">
            <text:p>17953117</text:p>
          </table:table-cell>
          <table:table-cell office:value-type="float" office:value="17952188" calcext:value-type="float">
            <text:p>17952188</text:p>
          </table:table-cell>
          <table:table-cell office:value-type="float" office:value="17954877" calcext:value-type="float">
            <text:p>17954877</text:p>
          </table:table-cell>
          <table:table-cell office:value-type="float" office:value="17951620" calcext:value-type="float">
            <text:p>17951620</text:p>
          </table:table-cell>
          <table:table-cell office:value-type="float" office:value="17953457" calcext:value-type="float">
            <text:p>17953457</text:p>
          </table:table-cell>
          <table:table-cell office:value-type="float" office:value="17953456" calcext:value-type="float">
            <text:p>17953456</text:p>
          </table:table-cell>
          <table:table-cell office:value-type="float" office:value="17957461" calcext:value-type="float">
            <text:p>17957461</text:p>
          </table:table-cell>
          <table:table-cell office:value-type="float" office:value="17952783" calcext:value-type="float">
            <text:p>17952783</text:p>
          </table:table-cell>
          <table:table-cell office:value-type="float" office:value="17955805" calcext:value-type="float">
            <text:p>17955805</text:p>
          </table:table-cell>
          <table:table-cell office:value-type="float" office:value="17955430" calcext:value-type="float">
            <text:p>17955430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6923758" calcext:value-type="float">
            <text:p>36923758</text:p>
          </table:table-cell>
          <table:table-cell office:value-type="float" office:value="36919110" calcext:value-type="float">
            <text:p>36919110</text:p>
          </table:table-cell>
          <table:table-cell office:value-type="float" office:value="36920442" calcext:value-type="float">
            <text:p>36920442</text:p>
          </table:table-cell>
          <table:table-cell office:value-type="float" office:value="36918165" calcext:value-type="float">
            <text:p>36918165</text:p>
          </table:table-cell>
          <table:table-cell office:value-type="float" office:value="36930156" calcext:value-type="float">
            <text:p>36930156</text:p>
          </table:table-cell>
          <table:table-cell office:value-type="float" office:value="36930595" calcext:value-type="float">
            <text:p>36930595</text:p>
          </table:table-cell>
          <table:table-cell office:value-type="float" office:value="36920880" calcext:value-type="float">
            <text:p>36920880</text:p>
          </table:table-cell>
          <table:table-cell office:value-type="float" office:value="36933068" calcext:value-type="float">
            <text:p>36933068</text:p>
          </table:table-cell>
          <table:table-cell office:value-type="float" office:value="36922129" calcext:value-type="float">
            <text:p>36922129</text:p>
          </table:table-cell>
          <table:table-cell office:value-type="float" office:value="36928784" calcext:value-type="float">
            <text:p>36928784</text:p>
          </table:table-cell>
          <table:table-cell office:value-type="float" office:value="36921419" calcext:value-type="float">
            <text:p>36921419</text:p>
          </table:table-cell>
          <table:table-cell office:value-type="float" office:value="36921057" calcext:value-type="float">
            <text:p>36921057</text:p>
          </table:table-cell>
          <table:table-cell office:value-type="float" office:value="36932346" calcext:value-type="float">
            <text:p>36932346</text:p>
          </table:table-cell>
          <table:table-cell office:value-type="float" office:value="36917495" calcext:value-type="float">
            <text:p>36917495</text:p>
          </table:table-cell>
          <table:table-cell office:value-type="float" office:value="36917213" calcext:value-type="float">
            <text:p>36917213</text:p>
          </table:table-cell>
          <table:table-cell office:value-type="float" office:value="36926971" calcext:value-type="float">
            <text:p>36926971</text:p>
          </table:table-cell>
          <table:table-cell office:value-type="float" office:value="36932542" calcext:value-type="float">
            <text:p>36932542</text:p>
          </table:table-cell>
          <table:table-cell office:value-type="float" office:value="36914591" calcext:value-type="float">
            <text:p>36914591</text:p>
          </table:table-cell>
          <table:table-cell office:value-type="float" office:value="36916420" calcext:value-type="float">
            <text:p>36916420</text:p>
          </table:table-cell>
          <table:table-cell office:value-type="float" office:value="36917965" calcext:value-type="float">
            <text:p>36917965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565616" calcext:value-type="float">
            <text:p>94565616</text:p>
          </table:table-cell>
          <table:table-cell office:value-type="float" office:value="94551502" calcext:value-type="float">
            <text:p>94551502</text:p>
          </table:table-cell>
          <table:table-cell office:value-type="float" office:value="94551690" calcext:value-type="float">
            <text:p>94551690</text:p>
          </table:table-cell>
          <table:table-cell office:value-type="float" office:value="94548264" calcext:value-type="float">
            <text:p>94548264</text:p>
          </table:table-cell>
          <table:table-cell office:value-type="float" office:value="94555622" calcext:value-type="float">
            <text:p>94555622</text:p>
          </table:table-cell>
          <table:table-cell office:value-type="float" office:value="94559812" calcext:value-type="float">
            <text:p>94559812</text:p>
          </table:table-cell>
          <table:table-cell office:value-type="float" office:value="94566690" calcext:value-type="float">
            <text:p>94566690</text:p>
          </table:table-cell>
          <table:table-cell office:value-type="float" office:value="94550509" calcext:value-type="float">
            <text:p>94550509</text:p>
          </table:table-cell>
          <table:table-cell office:value-type="float" office:value="94569797" calcext:value-type="float">
            <text:p>94569797</text:p>
          </table:table-cell>
          <table:table-cell office:value-type="float" office:value="94552503" calcext:value-type="float">
            <text:p>94552503</text:p>
          </table:table-cell>
          <table:table-cell office:value-type="float" office:value="94569451" calcext:value-type="float">
            <text:p>94569451</text:p>
          </table:table-cell>
          <table:table-cell office:value-type="float" office:value="94554360" calcext:value-type="float">
            <text:p>94554360</text:p>
          </table:table-cell>
          <table:table-cell office:value-type="float" office:value="94564488" calcext:value-type="float">
            <text:p>94564488</text:p>
          </table:table-cell>
          <table:table-cell office:value-type="float" office:value="94553980" calcext:value-type="float">
            <text:p>94553980</text:p>
          </table:table-cell>
          <table:table-cell office:value-type="float" office:value="94558531" calcext:value-type="float">
            <text:p>94558531</text:p>
          </table:table-cell>
          <table:table-cell office:value-type="float" office:value="94557972" calcext:value-type="float">
            <text:p>94557972</text:p>
          </table:table-cell>
          <table:table-cell office:value-type="float" office:value="94550416" calcext:value-type="float">
            <text:p>94550416</text:p>
          </table:table-cell>
          <table:table-cell office:value-type="float" office:value="94563733" calcext:value-type="float">
            <text:p>94563733</text:p>
          </table:table-cell>
          <table:table-cell office:value-type="float" office:value="94551319" calcext:value-type="float">
            <text:p>94551319</text:p>
          </table:table-cell>
          <table:table-cell office:value-type="float" office:value="94557791" calcext:value-type="float">
            <text:p>9455779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1945429" calcext:value-type="float">
            <text:p>191945429</text:p>
          </table:table-cell>
          <table:table-cell office:value-type="float" office:value="191941627" calcext:value-type="float">
            <text:p>191941627</text:p>
          </table:table-cell>
          <table:table-cell office:value-type="float" office:value="191913471" calcext:value-type="float">
            <text:p>191913471</text:p>
          </table:table-cell>
          <table:table-cell office:value-type="float" office:value="191935654" calcext:value-type="float">
            <text:p>191935654</text:p>
          </table:table-cell>
          <table:table-cell office:value-type="float" office:value="191930582" calcext:value-type="float">
            <text:p>191930582</text:p>
          </table:table-cell>
          <table:table-cell office:value-type="float" office:value="191932847" calcext:value-type="float">
            <text:p>191932847</text:p>
          </table:table-cell>
          <table:table-cell office:value-type="float" office:value="191936534" calcext:value-type="float">
            <text:p>191936534</text:p>
          </table:table-cell>
          <table:table-cell office:value-type="float" office:value="191928147" calcext:value-type="float">
            <text:p>191928147</text:p>
          </table:table-cell>
          <table:table-cell office:value-type="float" office:value="191928385" calcext:value-type="float">
            <text:p>191928385</text:p>
          </table:table-cell>
          <table:table-cell office:value-type="float" office:value="191925932" calcext:value-type="float">
            <text:p>191925932</text:p>
          </table:table-cell>
          <table:table-cell office:value-type="float" office:value="191931692" calcext:value-type="float">
            <text:p>191931692</text:p>
          </table:table-cell>
          <table:table-cell office:value-type="float" office:value="191929054" calcext:value-type="float">
            <text:p>191929054</text:p>
          </table:table-cell>
          <table:table-cell office:value-type="float" office:value="191933511" calcext:value-type="float">
            <text:p>191933511</text:p>
          </table:table-cell>
          <table:table-cell office:value-type="float" office:value="191934441" calcext:value-type="float">
            <text:p>191934441</text:p>
          </table:table-cell>
          <table:table-cell office:value-type="float" office:value="191939338" calcext:value-type="float">
            <text:p>191939338</text:p>
          </table:table-cell>
          <table:table-cell office:value-type="float" office:value="191951446" calcext:value-type="float">
            <text:p>191951446</text:p>
          </table:table-cell>
          <table:table-cell office:value-type="float" office:value="191933618" calcext:value-type="float">
            <text:p>191933618</text:p>
          </table:table-cell>
          <table:table-cell office:value-type="float" office:value="191928161" calcext:value-type="float">
            <text:p>191928161</text:p>
          </table:table-cell>
          <table:table-cell office:value-type="float" office:value="191944755" calcext:value-type="float">
            <text:p>191944755</text:p>
          </table:table-cell>
          <table:table-cell office:value-type="float" office:value="191920267" calcext:value-type="float">
            <text:p>191920267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395425550" calcext:value-type="float">
            <text:p>395425550</text:p>
          </table:table-cell>
          <table:table-cell office:value-type="float" office:value="395427138" calcext:value-type="float">
            <text:p>395427138</text:p>
          </table:table-cell>
          <table:table-cell office:value-type="float" office:value="395426877" calcext:value-type="float">
            <text:p>395426877</text:p>
          </table:table-cell>
          <table:table-cell office:value-type="float" office:value="395462872" calcext:value-type="float">
            <text:p>395462872</text:p>
          </table:table-cell>
          <table:table-cell office:value-type="float" office:value="395454807" calcext:value-type="float">
            <text:p>395454807</text:p>
          </table:table-cell>
          <table:table-cell office:value-type="float" office:value="395461199" calcext:value-type="float">
            <text:p>395461199</text:p>
          </table:table-cell>
          <table:table-cell office:value-type="float" office:value="395440684" calcext:value-type="float">
            <text:p>395440684</text:p>
          </table:table-cell>
          <table:table-cell office:value-type="float" office:value="395463435" calcext:value-type="float">
            <text:p>395463435</text:p>
          </table:table-cell>
          <table:table-cell office:value-type="float" office:value="395488714" calcext:value-type="float">
            <text:p>395488714</text:p>
          </table:table-cell>
          <table:table-cell office:value-type="float" office:value="395462287" calcext:value-type="float">
            <text:p>395462287</text:p>
          </table:table-cell>
          <table:table-cell office:value-type="float" office:value="395426781" calcext:value-type="float">
            <text:p>395426781</text:p>
          </table:table-cell>
          <table:table-cell office:value-type="float" office:value="395454694" calcext:value-type="float">
            <text:p>395454694</text:p>
          </table:table-cell>
          <table:table-cell office:value-type="float" office:value="395422736" calcext:value-type="float">
            <text:p>395422736</text:p>
          </table:table-cell>
          <table:table-cell office:value-type="float" office:value="395428914" calcext:value-type="float">
            <text:p>395428914</text:p>
          </table:table-cell>
          <table:table-cell office:value-type="float" office:value="395445286" calcext:value-type="float">
            <text:p>395445286</text:p>
          </table:table-cell>
          <table:table-cell office:value-type="float" office:value="395454529" calcext:value-type="float">
            <text:p>395454529</text:p>
          </table:table-cell>
          <table:table-cell office:value-type="float" office:value="395470436" calcext:value-type="float">
            <text:p>395470436</text:p>
          </table:table-cell>
          <table:table-cell office:value-type="float" office:value="395421149" calcext:value-type="float">
            <text:p>395421149</text:p>
          </table:table-cell>
          <table:table-cell office:value-type="float" office:value="395458631" calcext:value-type="float">
            <text:p>395458631</text:p>
          </table:table-cell>
          <table:table-cell office:value-type="float" office:value="395421417" calcext:value-type="float">
            <text:p>39542141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11852568" calcext:value-type="float">
            <text:p>1011852568</text:p>
          </table:table-cell>
          <table:table-cell office:value-type="float" office:value="1011895499" calcext:value-type="float">
            <text:p>1011895499</text:p>
          </table:table-cell>
          <table:table-cell office:value-type="float" office:value="1011916757" calcext:value-type="float">
            <text:p>1011916757</text:p>
          </table:table-cell>
          <table:table-cell office:value-type="float" office:value="1011901301" calcext:value-type="float">
            <text:p>1011901301</text:p>
          </table:table-cell>
          <table:table-cell office:value-type="float" office:value="1011894930" calcext:value-type="float">
            <text:p>1011894930</text:p>
          </table:table-cell>
          <table:table-cell office:value-type="float" office:value="1011914425" calcext:value-type="float">
            <text:p>1011914425</text:p>
          </table:table-cell>
          <table:table-cell office:value-type="float" office:value="1011888435" calcext:value-type="float">
            <text:p>1011888435</text:p>
          </table:table-cell>
          <table:table-cell office:value-type="float" office:value="1011897616" calcext:value-type="float">
            <text:p>1011897616</text:p>
          </table:table-cell>
          <table:table-cell office:value-type="float" office:value="1011882020" calcext:value-type="float">
            <text:p>1011882020</text:p>
          </table:table-cell>
          <table:table-cell office:value-type="float" office:value="1011901889" calcext:value-type="float">
            <text:p>1011901889</text:p>
          </table:table-cell>
          <table:table-cell office:value-type="float" office:value="1011867033" calcext:value-type="float">
            <text:p>1011867033</text:p>
          </table:table-cell>
          <table:table-cell office:value-type="float" office:value="1011880719" calcext:value-type="float">
            <text:p>1011880719</text:p>
          </table:table-cell>
          <table:table-cell office:value-type="float" office:value="1011866796" calcext:value-type="float">
            <text:p>1011866796</text:p>
          </table:table-cell>
          <table:table-cell office:value-type="float" office:value="1011882503" calcext:value-type="float">
            <text:p>1011882503</text:p>
          </table:table-cell>
          <table:table-cell office:value-type="float" office:value="1011895561" calcext:value-type="float">
            <text:p>1011895561</text:p>
          </table:table-cell>
          <table:table-cell office:value-type="float" office:value="1011883669" calcext:value-type="float">
            <text:p>1011883669</text:p>
          </table:table-cell>
          <table:table-cell office:value-type="float" office:value="1011881119" calcext:value-type="float">
            <text:p>1011881119</text:p>
          </table:table-cell>
          <table:table-cell office:value-type="float" office:value="1011918374" calcext:value-type="float">
            <text:p>1011918374</text:p>
          </table:table-cell>
          <table:table-cell office:value-type="float" office:value="1011913542" calcext:value-type="float">
            <text:p>1011913542</text:p>
          </table:table-cell>
          <table:table-cell office:value-type="float" office:value="1011839663" calcext:value-type="float">
            <text:p>1011839663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049813836" calcext:value-type="float">
            <text:p>2049813836</text:p>
          </table:table-cell>
          <table:table-cell office:value-type="float" office:value="2049852168" calcext:value-type="float">
            <text:p>2049852168</text:p>
          </table:table-cell>
          <table:table-cell office:value-type="float" office:value="2049802727" calcext:value-type="float">
            <text:p>2049802727</text:p>
          </table:table-cell>
          <table:table-cell office:value-type="float" office:value="2049821115" calcext:value-type="float">
            <text:p>2049821115</text:p>
          </table:table-cell>
          <table:table-cell office:value-type="float" office:value="2049755474" calcext:value-type="float">
            <text:p>2049755474</text:p>
          </table:table-cell>
          <table:table-cell office:value-type="float" office:value="2049846177" calcext:value-type="float">
            <text:p>2049846177</text:p>
          </table:table-cell>
          <table:table-cell office:value-type="float" office:value="2049816815" calcext:value-type="float">
            <text:p>2049816815</text:p>
          </table:table-cell>
          <table:table-cell office:value-type="float" office:value="2049774611" calcext:value-type="float">
            <text:p>2049774611</text:p>
          </table:table-cell>
          <table:table-cell office:value-type="float" office:value="2049785213" calcext:value-type="float">
            <text:p>2049785213</text:p>
          </table:table-cell>
          <table:table-cell office:value-type="float" office:value="2049805195" calcext:value-type="float">
            <text:p>2049805195</text:p>
          </table:table-cell>
          <table:table-cell office:value-type="float" office:value="2049820238" calcext:value-type="float">
            <text:p>2049820238</text:p>
          </table:table-cell>
          <table:table-cell office:value-type="float" office:value="2049811291" calcext:value-type="float">
            <text:p>2049811291</text:p>
          </table:table-cell>
          <table:table-cell office:value-type="float" office:value="2049811586" calcext:value-type="float">
            <text:p>2049811586</text:p>
          </table:table-cell>
          <table:table-cell office:value-type="float" office:value="2049832278" calcext:value-type="float">
            <text:p>2049832278</text:p>
          </table:table-cell>
          <table:table-cell office:value-type="float" office:value="2049762264" calcext:value-type="float">
            <text:p>2049762264</text:p>
          </table:table-cell>
          <table:table-cell office:value-type="float" office:value="2049818857" calcext:value-type="float">
            <text:p>2049818857</text:p>
          </table:table-cell>
          <table:table-cell office:value-type="float" office:value="2049831543" calcext:value-type="float">
            <text:p>2049831543</text:p>
          </table:table-cell>
          <table:table-cell office:value-type="float" office:value="2049815237" calcext:value-type="float">
            <text:p>2049815237</text:p>
          </table:table-cell>
          <table:table-cell office:value-type="float" office:value="2049782831" calcext:value-type="float">
            <text:p>2049782831</text:p>
          </table:table-cell>
          <table:table-cell office:value-type="float" office:value="2049779994" calcext:value-type="float">
            <text:p>2049779994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209582445" calcext:value-type="float">
            <text:p>4209582445</text:p>
          </table:table-cell>
          <table:table-cell office:value-type="float" office:value="4209764782" calcext:value-type="float">
            <text:p>4209764782</text:p>
          </table:table-cell>
          <table:table-cell office:value-type="float" office:value="4209752019" calcext:value-type="float">
            <text:p>4209752019</text:p>
          </table:table-cell>
          <table:table-cell office:value-type="float" office:value="4209409213" calcext:value-type="float">
            <text:p>4209409213</text:p>
          </table:table-cell>
          <table:table-cell office:value-type="float" office:value="4209573005" calcext:value-type="float">
            <text:p>4209573005</text:p>
          </table:table-cell>
          <table:table-cell office:value-type="float" office:value="4209702111" calcext:value-type="float">
            <text:p>4209702111</text:p>
          </table:table-cell>
          <table:table-cell office:value-type="float" office:value="4209489601" calcext:value-type="float">
            <text:p>4209489601</text:p>
          </table:table-cell>
          <table:table-cell office:value-type="float" office:value="4209792362" calcext:value-type="float">
            <text:p>4209792362</text:p>
          </table:table-cell>
          <table:table-cell office:value-type="float" office:value="4209784348" calcext:value-type="float">
            <text:p>4209784348</text:p>
          </table:table-cell>
          <table:table-cell office:value-type="float" office:value="4209749161" calcext:value-type="float">
            <text:p>4209749161</text:p>
          </table:table-cell>
          <table:table-cell office:value-type="float" office:value="4209749517" calcext:value-type="float">
            <text:p>4209749517</text:p>
          </table:table-cell>
          <table:table-cell office:value-type="float" office:value="4209498004" calcext:value-type="float">
            <text:p>4209498004</text:p>
          </table:table-cell>
          <table:table-cell office:value-type="float" office:value="4209735456" calcext:value-type="float">
            <text:p>4209735456</text:p>
          </table:table-cell>
          <table:table-cell office:value-type="float" office:value="4209775036" calcext:value-type="float">
            <text:p>4209775036</text:p>
          </table:table-cell>
          <table:table-cell office:value-type="float" office:value="4209693886" calcext:value-type="float">
            <text:p>4209693886</text:p>
          </table:table-cell>
          <table:table-cell office:value-type="float" office:value="4209658851" calcext:value-type="float">
            <text:p>4209658851</text:p>
          </table:table-cell>
          <table:table-cell office:value-type="float" office:value="4209537493" calcext:value-type="float">
            <text:p>4209537493</text:p>
          </table:table-cell>
          <table:table-cell office:value-type="float" office:value="4209791820" calcext:value-type="float">
            <text:p>4209791820</text:p>
          </table:table-cell>
          <table:table-cell office:value-type="float" office:value="4209788972" calcext:value-type="float">
            <text:p>4209788972</text:p>
          </table:table-cell>
          <table:table-cell office:value-type="float" office:value="4209816144" calcext:value-type="float">
            <text:p>4209816144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0759179902" calcext:value-type="float">
            <text:p>10759179902</text:p>
          </table:table-cell>
          <table:table-cell office:value-type="float" office:value="10758291665" calcext:value-type="float">
            <text:p>10758291665</text:p>
          </table:table-cell>
          <table:table-cell office:value-type="float" office:value="10759065246" calcext:value-type="float">
            <text:p>10759065246</text:p>
          </table:table-cell>
          <table:table-cell office:value-type="float" office:value="10759316079" calcext:value-type="float">
            <text:p>10759316079</text:p>
          </table:table-cell>
          <table:table-cell office:value-type="float" office:value="10759110727" calcext:value-type="float">
            <text:p>10759110727</text:p>
          </table:table-cell>
          <table:table-cell office:value-type="float" office:value="10759402642" calcext:value-type="float">
            <text:p>10759402642</text:p>
          </table:table-cell>
          <table:table-cell office:value-type="float" office:value="10759318657" calcext:value-type="float">
            <text:p>10759318657</text:p>
          </table:table-cell>
          <table:table-cell office:value-type="float" office:value="10759349573" calcext:value-type="float">
            <text:p>10759349573</text:p>
          </table:table-cell>
          <table:table-cell office:value-type="float" office:value="10758231089" calcext:value-type="float">
            <text:p>10758231089</text:p>
          </table:table-cell>
          <table:table-cell office:value-type="float" office:value="10759288742" calcext:value-type="float">
            <text:p>10759288742</text:p>
          </table:table-cell>
          <table:table-cell office:value-type="float" office:value="10759307760" calcext:value-type="float">
            <text:p>10759307760</text:p>
          </table:table-cell>
          <table:table-cell office:value-type="float" office:value="10759239156" calcext:value-type="float">
            <text:p>10759239156</text:p>
          </table:table-cell>
          <table:table-cell office:value-type="float" office:value="10758374047" calcext:value-type="float">
            <text:p>10758374047</text:p>
          </table:table-cell>
          <table:table-cell office:value-type="float" office:value="10759281484" calcext:value-type="float">
            <text:p>10759281484</text:p>
          </table:table-cell>
          <table:table-cell office:value-type="float" office:value="10759337453" calcext:value-type="float">
            <text:p>10759337453</text:p>
          </table:table-cell>
          <table:table-cell office:value-type="float" office:value="10758802417" calcext:value-type="float">
            <text:p>10758802417</text:p>
          </table:table-cell>
          <table:table-cell office:value-type="float" office:value="10759373380" calcext:value-type="float">
            <text:p>10759373380</text:p>
          </table:table-cell>
          <table:table-cell office:value-type="float" office:value="10759292114" calcext:value-type="float">
            <text:p>10759292114</text:p>
          </table:table-cell>
          <table:table-cell office:value-type="float" office:value="10759416320" calcext:value-type="float">
            <text:p>10759416320</text:p>
          </table:table-cell>
          <table:table-cell office:value-type="float" office:value="10759321707" calcext:value-type="float">
            <text:p>10759321707</text:p>
          </table:table-cell>
        </table:table-row>
      </table:table>
      <table:table table:name="Total" table:style-name="ta1">
        <table:shapes>
          <draw:frame draw:z-index="0" draw:style-name="gr1" draw:text-style-name="P1" svg:width="6.2949in" svg:height="3.5457in" svg:x="5.6504in" svg:y="1.2764in">
            <draw:object draw:notify-on-update-of-ranges="Total.C3:Total.C17 Total.B3:Total.B17 Total.C3:Total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7in" svg:x="4.4965in" svg:y="5.8409in">
            <draw:object draw:notify-on-update-of-ranges="Total.B21:Total.B35 Total.C21:Total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SUM([$Sheet1.C3:.AH3]:[$Sheet8.C3:.AH3])/(32*8)" office:value-type="float" office:value="293245.78125" calcext:value-type="float">
            <text:p>293245.781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SUM([$Sheet1.C4:.AH4]:[$Sheet8.C4:.AH4])/(32*8)" office:value-type="float" office:value="439283.1875" calcext:value-type="float">
            <text:p>439283.187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SUM([$Sheet1.C5:.AH5]:[$Sheet8.C5:.AH5])/(32*8)" office:value-type="float" office:value="878537.53125" calcext:value-type="float">
            <text:p>878537.5312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SUM([$Sheet1.C6:.AH6]:[$Sheet8.C6:.AH6])/(32*8)" office:value-type="float" office:value="1609066.96875" calcext:value-type="float">
            <text:p>1609066.9687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SUM([$Sheet1.C7:.AH7]:[$Sheet8.C7:.AH7])/(32*8)" office:value-type="float" office:value="3134116.8125" calcext:value-type="float">
            <text:p>3134116.8125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SUM([$Sheet1.C8:.AH8]:[$Sheet8.C8:.AH8])/(32*8)" office:value-type="float" office:value="7701762.34375" calcext:value-type="float">
            <text:p>7701762.3437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SUM([$Sheet1.C9:.AH9]:[$Sheet8.C9:.AH9])/(32*8)" office:value-type="float" office:value="15322017.5625" calcext:value-type="float">
            <text:p>15322017.562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SUM([$Sheet1.C10:.AH10]:[$Sheet8.C10:.AH10])/(32*8)" office:value-type="float" office:value="31056059.09375" calcext:value-type="float">
            <text:p>31056059.09375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SUM([$Sheet1.C11:.AH11]:[$Sheet8.C11:.AH11])/(32*8)" office:value-type="float" office:value="78462836.09375" calcext:value-type="float">
            <text:p>78462836.0937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SUM([$Sheet1.C12:.AH12]:[$Sheet8.C12:.AH12])/(32*8)" office:value-type="float" office:value="157495260.15625" calcext:value-type="float">
            <text:p>157495260.1562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formula="of:=SUM([$Sheet1.C13:.AH13]:[$Sheet8.C13:.AH13])/(32*8)" office:value-type="float" office:value="322130215" calcext:value-type="float">
            <text:p>32213021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SUM([$Sheet1.C14:.AH14]:[$Sheet8.C14:.AH14])/(32*8)" office:value-type="float" office:value="815619855.65625" calcext:value-type="float">
            <text:p>815619855.65625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SUM([$Sheet1.C15:.AH15]:[$Sheet8.C15:.AH15])/(32*8)" office:value-type="float" office:value="1638473075.625" calcext:value-type="float">
            <text:p>1638473075.625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table:formula="of:=SUM([$Sheet1.C16:.AH16]:[$Sheet8.C16:.AH16])/(32*8)" office:value-type="float" office:value="3349785244.09375" calcext:value-type="float">
            <text:p>3349785244.093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formula="of:=SUM([$Sheet1.C17:.AH17]:[$Sheet8.C17:.AH17])/(32*8)" office:value-type="float" office:value="8481925162.59375" calcext:value-type="float">
            <text:p>8481925162.593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SUM([$Sheet1.C21:.AH21]:[$Sheet8.C21:.AH21])/(32*8)" office:value-type="float" office:value="306126.4375" calcext:value-type="float">
            <text:p>306126.43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SUM([$Sheet1.C22:.AH22]:[$Sheet8.C22:.AH22])/(32*8)" office:value-type="float" office:value="468477.3828125" calcext:value-type="float">
            <text:p>468477.38281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SUM([$Sheet1.C23:.AH23]:[$Sheet8.C23:.AH23])/(32*8)" office:value-type="float" office:value="963793.8125" calcext:value-type="float">
            <text:p>963793.812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SUM([$Sheet1.C24:.AH24]:[$Sheet8.C24:.AH24])/(32*8)" office:value-type="float" office:value="1798657.59375" calcext:value-type="float">
            <text:p>1798657.5937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SUM([$Sheet1.C25:.AH25]:[$Sheet8.C25:.AH25])/(32*8)" office:value-type="float" office:value="3550093.7734375" calcext:value-type="float">
            <text:p>3550093.7734375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SUM([$Sheet1.C26:.AH26]:[$Sheet8.C26:.AH26])/(32*8)" office:value-type="float" office:value="8906756.6875" calcext:value-type="float">
            <text:p>8906756.687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SUM([$Sheet1.C27:.AH27]:[$Sheet8.C27:.AH27])/(32*8)" office:value-type="float" office:value="17954919" calcext:value-type="float">
            <text:p>17954919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SUM([$Sheet1.C28:.AH28]:[$Sheet8.C28:.AH28])/(32*8)" office:value-type="float" office:value="36924923.25" calcext:value-type="float">
            <text:p>36924923.25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SUM([$Sheet1.C29:.AH29]:[$Sheet8.C29:.AH29])/(32*8)" office:value-type="float" office:value="94560339.375" calcext:value-type="float">
            <text:p>94560339.37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SUM([$Sheet1.C30:.AH30]:[$Sheet8.C30:.AH30])/(32*8)" office:value-type="float" office:value="191936096.1875" calcext:value-type="float">
            <text:p>191936096.187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formula="of:=SUM([$Sheet1.C31:.AH31]:[$Sheet8.C31:.AH31])/(32*8)" office:value-type="float" office:value="395446137.03125" calcext:value-type="float">
            <text:p>395446137.0312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SUM([$Sheet1.C32:.AH32]:[$Sheet8.C32:.AH32])/(32*8)" office:value-type="float" office:value="1011890997.34375" calcext:value-type="float">
            <text:p>1011890997.34375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SUM([$Sheet1.C33:.AH33]:[$Sheet8.C33:.AH33])/(32*8)" office:value-type="float" office:value="2049807342.09375" calcext:value-type="float">
            <text:p>2049807342.09375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table:formula="of:=SUM([$Sheet1.C34:.AH34]:[$Sheet8.C34:.AH34])/(32*8)" office:value-type="float" office:value="4209688886.59375" calcext:value-type="float">
            <text:p>4209688886.59375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formula="of:=SUM([$Sheet1.C35:.AH35]:[$Sheet8.C35:.AH35])/(32*8)" office:value-type="float" office:value="10759175326.8438" calcext:value-type="float">
            <text:p>10759175326.8438</text:p>
          </table:table-cell>
        </table:table-row>
      </table:table>
      <table:table table:name="Total_2" table:style-name="ta1">
        <table:shapes>
          <draw:frame draw:z-index="0" draw:style-name="gr1" draw:text-style-name="P1" svg:width="6.2949in" svg:height="3.5457in" svg:x="10.1728in" svg:y="0in">
            <draw:object draw:notify-on-update-of-ranges="Total_2.B3:Total_2.B17 Total_2.C3:Total_2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53in" svg:height="3.5457in" svg:x="10.7657in" svg:y="4.4185in">
            <draw:object draw:notify-on-update-of-ranges="Total_2.B24:Total_2.B38 Total_2.C24:Total_2.C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fonsoso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linear for m=C17/b17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SUM([$Sheet1.C3:.AH3]:[$Sheet16.C3:.AH3])+SUM([$Sheet17.C3:.V3]))/((32*16)+20)" office:value-type="float" office:value="293220.656015038" calcext:value-type="float">
            <text:p>293220.656015038</text:p>
          </table:table-cell>
          <table:table-cell/>
          <table:table-cell table:formula="of:=[.B3]*[.G3]" office:value-type="float" office:value="169640.844662594" calcext:value-type="float">
            <text:p>169640.844662594</text:p>
          </table:table-cell>
          <table:table-cell/>
          <table:table-cell table:formula="of:=[.C17]/[.B17]" office:value-type="float" office:value="1696.40844662594" calcext:value-type="float">
            <text:p>1696.40844662594</text:p>
          </table:table-cell>
          <table:table-cell table:formula="of:=[.B3]*LOG([.B3]; 1.02)" office:value-type="float" office:value="23255.3494902997" calcext:value-type="float">
            <text:p>23255.3494902997</text:p>
          </table:table-cell>
          <table:table-cell table:formula="of:=[.H3]*[.G17]" office:value-type="float" office:value="58158.1036618076" calcext:value-type="float">
            <text:p>58158.1036618076</text:p>
          </table:table-cell>
          <table:table-cell office:value-type="float" office:value="293220.656015038" calcext:value-type="float">
            <text:p>293220.656015038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SUM([$Sheet1.C4:.AH4]:[$Sheet16.C4:.AH4])+SUM([$Sheet17.C4:.V4]))/((32*16)+20)" office:value-type="float" office:value="439245.203007519" calcext:value-type="float">
            <text:p>439245.203007519</text:p>
          </table:table-cell>
          <table:table-cell/>
          <table:table-cell table:formula="of:=[.B4]*[.G3]" office:value-type="float" office:value="339281.689325188" calcext:value-type="float">
            <text:p>339281.689325188</text:p>
          </table:table-cell>
          <table:table-cell table:number-columns-repeated="2"/>
          <table:table-cell table:formula="of:=[.B4]*LOG([.B4]; 1.02)" office:value-type="float" office:value="53511.2567368288" calcext:value-type="float">
            <text:p>53511.2567368288</text:p>
          </table:table-cell>
          <table:table-cell table:formula="of:=[.H4]*[.G17]" office:value-type="float" office:value="133823.541016755" calcext:value-type="float">
            <text:p>133823.541016755</text:p>
          </table:table-cell>
          <table:table-cell office:value-type="float" office:value="439245.203007519" calcext:value-type="float">
            <text:p>439245.203007519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SUM([$Sheet1.C5:.AH5]:[$Sheet16.C5:.AH5])+SUM([$Sheet17.C5:.V5]))/((32*16)+20)" office:value-type="float" office:value="878505.757518797" calcext:value-type="float">
            <text:p>878505.757518797</text:p>
          </table:table-cell>
          <table:table-cell/>
          <table:table-cell table:formula="of:=[.B5]*[.G3]" office:value-type="float" office:value="848204.22331297" calcext:value-type="float">
            <text:p>848204.22331297</text:p>
          </table:table-cell>
          <table:table-cell/>
          <table:table-cell table:formula="of:=[.E3]/[.C3]" office:value-type="float" office:value="0.578543295578379" calcext:value-type="float">
            <text:p>0.578543295578379</text:p>
          </table:table-cell>
          <table:table-cell table:formula="of:=[.B5]*LOG([.B5]; 1.02)" office:value-type="float" office:value="156913.726786675" calcext:value-type="float">
            <text:p>156913.726786675</text:p>
          </table:table-cell>
          <table:table-cell table:formula="of:=[.H5]*[.G17]" office:value-type="float" office:value="392417.443230709" calcext:value-type="float">
            <text:p>392417.443230709</text:p>
          </table:table-cell>
          <table:table-cell office:value-type="float" office:value="878505.757518797" calcext:value-type="float">
            <text:p>878505.757518797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SUM([$Sheet1.C6:.AH6]:[$Sheet16.C6:.AH6])+SUM([$Sheet17.C6:.V6]))/((32*16)+20)" office:value-type="float" office:value="1609045.41917293" calcext:value-type="float">
            <text:p>1609045.41917293</text:p>
          </table:table-cell>
          <table:table-cell/>
          <table:table-cell table:formula="of:=[.B6]*[.G3]" office:value-type="float" office:value="1696408.44662594" calcext:value-type="float">
            <text:p>1696408.44662594</text:p>
          </table:table-cell>
          <table:table-cell table:number-columns-repeated="2"/>
          <table:table-cell table:formula="of:=[.B6]*LOG([.B6]; 1.02)" office:value-type="float" office:value="348830.242354496" calcext:value-type="float">
            <text:p>348830.242354496</text:p>
          </table:table-cell>
          <table:table-cell table:formula="of:=[.H6]*[.G17]" office:value-type="float" office:value="872371.554927114" calcext:value-type="float">
            <text:p>872371.554927114</text:p>
          </table:table-cell>
          <table:table-cell office:value-type="float" office:value="1609045.41917293" calcext:value-type="float">
            <text:p>1609045.41917293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SUM([$Sheet1.C7:.AH7]:[$Sheet16.C7:.AH7])+SUM([$Sheet17.C7:.V7]))/((32*16)+20)" office:value-type="float" office:value="3134056.18233083" calcext:value-type="float">
            <text:p>3134056.18233083</text:p>
          </table:table-cell>
          <table:table-cell/>
          <table:table-cell table:formula="of:=[.B7]*[.G3]" office:value-type="float" office:value="3392816.89325188" calcext:value-type="float">
            <text:p>3392816.89325188</text:p>
          </table:table-cell>
          <table:table-cell table:number-columns-repeated="2"/>
          <table:table-cell table:formula="of:=[.B7]*LOG([.B7]; 1.02)" office:value-type="float" office:value="767666.062271285" calcext:value-type="float">
            <text:p>767666.062271285</text:p>
          </table:table-cell>
          <table:table-cell table:formula="of:=[.H7]*[.G17]" office:value-type="float" office:value="1919816.44678562" calcext:value-type="float">
            <text:p>1919816.44678562</text:p>
          </table:table-cell>
          <table:table-cell office:value-type="float" office:value="3134056.18233083" calcext:value-type="float">
            <text:p>3134056.18233083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(SUM([$Sheet1.C8:.AH8]:[$Sheet16.C8:.AH8])+SUM([$Sheet17.C8:.V8]))/((32*16)+20)" office:value-type="float" office:value="7701744.4943609" calcext:value-type="float">
            <text:p>7701744.4943609</text:p>
          </table:table-cell>
          <table:table-cell/>
          <table:table-cell table:formula="of:=[.B8]*[.G3]" office:value-type="float" office:value="8482042.2331297" calcext:value-type="float">
            <text:p>8482042.2331297</text:p>
          </table:table-cell>
          <table:table-cell table:number-columns-repeated="2"/>
          <table:table-cell table:formula="of:=[.B8]*LOG([.B8]; 1.02)" office:value-type="float" office:value="2150521.00512424" calcext:value-type="float">
            <text:p>2150521.00512424</text:p>
          </table:table-cell>
          <table:table-cell table:formula="of:=[.H8]*[.G17]" office:value-type="float" office:value="5378127.02385228" calcext:value-type="float">
            <text:p>5378127.02385228</text:p>
          </table:table-cell>
          <table:table-cell office:value-type="float" office:value="7701744.4943609" calcext:value-type="float">
            <text:p>7701744.4943609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SUM([$Sheet1.C9:.AH9]:[$Sheet16.C9:.AH9])+SUM([$Sheet17.C9:.V9]))/((32*16)+20)" office:value-type="float" office:value="15321808.4097744" calcext:value-type="float">
            <text:p>15321808.4097744</text:p>
          </table:table-cell>
          <table:table-cell/>
          <table:table-cell table:formula="of:=[.B9]*[.G3]" office:value-type="float" office:value="16964084.4662594" calcext:value-type="float">
            <text:p>16964084.4662594</text:p>
          </table:table-cell>
          <table:table-cell table:number-columns-repeated="2"/>
          <table:table-cell table:formula="of:=[.B9]*LOG([.B9]; 1.02)" office:value-type="float" office:value="4651069.89805995" calcext:value-type="float">
            <text:p>4651069.89805995</text:p>
          </table:table-cell>
          <table:table-cell table:formula="of:=[.H9]*[.G17]" office:value-type="float" office:value="11631620.7323615" calcext:value-type="float">
            <text:p>11631620.7323615</text:p>
          </table:table-cell>
          <table:table-cell office:value-type="float" office:value="15321808.4097744" calcext:value-type="float">
            <text:p>15321808.4097744</text:p>
          </table:table-cell>
          <table:table-cell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(SUM([$Sheet1.C10:.AH10]:[$Sheet16.C10:.AH10])+SUM([$Sheet17.C10:.V10]))/((32*16)+20)" office:value-type="float" office:value="31055626.7368421" calcext:value-type="float">
            <text:p>31055626.7368421</text:p>
          </table:table-cell>
          <table:table-cell/>
          <table:table-cell table:formula="of:=[.B10]*[.G3]" office:value-type="float" office:value="33928168.9325188" calcext:value-type="float">
            <text:p>33928168.9325188</text:p>
          </table:table-cell>
          <table:table-cell/>
          <table:table-cell table:formula="of:=[.C17]/[.B17]" office:value-type="float" office:value="1696.40844662594" calcext:value-type="float">
            <text:p>1696.40844662594</text:p>
          </table:table-cell>
          <table:table-cell table:formula="of:=[.B10]*LOG([.B10]; 1.02)" office:value-type="float" office:value="10002195.5717428" calcext:value-type="float">
            <text:p>10002195.5717428</text:p>
          </table:table-cell>
          <table:table-cell table:formula="of:=[.H10]*[.G17]" office:value-type="float" office:value="25013974.834037" calcext:value-type="float">
            <text:p>25013974.834037</text:p>
          </table:table-cell>
          <table:table-cell office:value-type="float" office:value="31055626.7368421" calcext:value-type="float">
            <text:p>31055626.7368421</text:p>
          </table:table-cell>
          <table:table-cell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(SUM([$Sheet1.C11:.AH11]:[$Sheet16.C11:.AH11])+SUM([$Sheet17.C11:.V11]))/((32*16)+20)" office:value-type="float" office:value="78464019.3082707" calcext:value-type="float">
            <text:p>78464019.3082707</text:p>
          </table:table-cell>
          <table:table-cell/>
          <table:table-cell table:formula="of:=[.B11]*[.G3]" office:value-type="float" office:value="84820422.331297" calcext:value-type="float">
            <text:p>84820422.331297</text:p>
          </table:table-cell>
          <table:table-cell/>
          <table:table-cell table:formula="of:=[.C3]/[.B3]" office:value-type="float" office:value="2932.20656015038" calcext:value-type="float">
            <text:p>2932.20656015038</text:p>
          </table:table-cell>
          <table:table-cell table:formula="of:=[.B11]*LOG([.B11]; 1.02)" office:value-type="float" office:value="27319047.4238174" calcext:value-type="float">
            <text:p>27319047.4238174</text:p>
          </table:table-cell>
          <table:table-cell table:formula="of:=[.H11]*[.G17]" office:value-type="float" office:value="68320796.1539747" calcext:value-type="float">
            <text:p>68320796.1539747</text:p>
          </table:table-cell>
          <table:table-cell office:value-type="float" office:value="78464019.3082707" calcext:value-type="float">
            <text:p>78464019.3082707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SUM([$Sheet1.C12:.AH12]:[$Sheet16.C12:.AH12])+SUM([$Sheet17.C12:.V12]))/((32*16)+20)" office:value-type="float" office:value="157496597.518797" calcext:value-type="float">
            <text:p>157496597.518797</text:p>
          </table:table-cell>
          <table:table-cell/>
          <table:table-cell table:formula="of:=[.B12]*[.G3]" office:value-type="float" office:value="169640844.662594" calcext:value-type="float">
            <text:p>169640844.662594</text:p>
          </table:table-cell>
          <table:table-cell table:number-columns-repeated="2"/>
          <table:table-cell table:formula="of:=[.B12]*LOG([.B12]; 1.02)" office:value-type="float" office:value="58138373.7257494" calcext:value-type="float">
            <text:p>58138373.7257494</text:p>
          </table:table-cell>
          <table:table-cell table:formula="of:=[.H12]*[.G17]" office:value-type="float" office:value="145395259.154519" calcext:value-type="float">
            <text:p>145395259.154519</text:p>
          </table:table-cell>
          <table:table-cell office:value-type="float" office:value="157496597.518797" calcext:value-type="float">
            <text:p>157496597.518797</text:p>
          </table:table-cell>
          <table:table-cell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formula="of:=(SUM([$Sheet1.C13:.AH13]:[$Sheet16.C13:.AH13])+SUM([$Sheet17.C13:.V13]))/((32*16)+20)" office:value-type="float" office:value="322126831.080827" calcext:value-type="float">
            <text:p>322126831.080827</text:p>
          </table:table-cell>
          <table:table-cell/>
          <table:table-cell table:formula="of:=[.B13]*[.G3]" office:value-type="float" office:value="339281689.325188" calcext:value-type="float">
            <text:p>339281689.325188</text:p>
          </table:table-cell>
          <table:table-cell/>
          <table:table-cell table:formula="of:=[.G11]/[.G10]" office:value-type="float" office:value="1.72847910889761" calcext:value-type="float">
            <text:p>1.72847910889761</text:p>
          </table:table-cell>
          <table:table-cell table:formula="of:=[.B13]*LOG([.B13]; 1.02)" office:value-type="float" office:value="123277305.207728" calcext:value-type="float">
            <text:p>123277305.207728</text:p>
          </table:table-cell>
          <table:table-cell table:formula="of:=[.H13]*[.G17]" office:value-type="float" office:value="308297852.002177" calcext:value-type="float">
            <text:p>308297852.002177</text:p>
          </table:table-cell>
          <table:table-cell office:value-type="float" office:value="322126831.080827" calcext:value-type="float">
            <text:p>322126831.080827</text:p>
          </table:table-cell>
          <table:table-cell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(SUM([$Sheet1.C14:.AH14]:[$Sheet16.C14:.AH14])+SUM([$Sheet17.C14:.V14]))/((32*16)+20)" office:value-type="float" office:value="815647011.774436" calcext:value-type="float">
            <text:p>815647011.774436</text:p>
          </table:table-cell>
          <table:table-cell/>
          <table:table-cell table:formula="of:=[.B14]*[.G3]" office:value-type="float" office:value="848204223.31297" calcext:value-type="float">
            <text:p>848204223.31297</text:p>
          </table:table-cell>
          <table:table-cell table:number-columns-repeated="2"/>
          <table:table-cell table:formula="of:=[.B14]*LOG([.B14]; 1.02)" office:value-type="float" office:value="331328847.963923" calcext:value-type="float">
            <text:p>331328847.963923</text:p>
          </table:table-cell>
          <table:table-cell table:formula="of:=[.H14]*[.G17]" office:value-type="float" office:value="828603220.694266" calcext:value-type="float">
            <text:p>828603220.694266</text:p>
          </table:table-cell>
          <table:table-cell office:value-type="float" office:value="815647011.774436" calcext:value-type="float">
            <text:p>815647011.77443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(SUM([$Sheet1.C15:.AH15]:[$Sheet16.C15:.AH15])+SUM([$Sheet17.C15:.V15]))/((32*16)+20)" office:value-type="float" office:value="1638512365.32143" calcext:value-type="float">
            <text:p>1638512365.32143</text:p>
          </table:table-cell>
          <table:table-cell/>
          <table:table-cell table:formula="of:=[.B15]*[.G3]" office:value-type="float" office:value="1696408446.62594" calcext:value-type="float">
            <text:p>1696408446.62594</text:p>
          </table:table-cell>
          <table:table-cell table:number-columns-repeated="2"/>
          <table:table-cell table:formula="of:=[.B15]*LOG([.B15]; 1.02)" office:value-type="float" office:value="697660484.708992" calcext:value-type="float">
            <text:p>697660484.708992</text:p>
          </table:table-cell>
          <table:table-cell table:formula="of:=[.H15]*[.G17]" office:value-type="float" office:value="1744743109.85423" calcext:value-type="float">
            <text:p>1744743109.85423</text:p>
          </table:table-cell>
          <table:table-cell office:value-type="float" office:value="1638512365.32143" calcext:value-type="float">
            <text:p>1638512365.32143</text:p>
          </table:table-cell>
          <table:table-cell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table:formula="of:=(SUM([$Sheet1.C16:.AH16]:[$Sheet16.C16:.AH16])+SUM([$Sheet17.C16:.V16]))/((32*16)+20)" office:value-type="float" office:value="3349782172.32143" calcext:value-type="float">
            <text:p>3349782172.32143</text:p>
          </table:table-cell>
          <table:table-cell/>
          <table:table-cell table:formula="of:=[.B16]*[.G3]" office:value-type="float" office:value="3392816893.25188" calcext:value-type="float">
            <text:p>3392816893.25188</text:p>
          </table:table-cell>
          <table:table-cell table:number-columns-repeated="2"/>
          <table:table-cell table:formula="of:=[.B16]*LOG([.B16]; 1.02)" office:value-type="float" office:value="1465326546.98028" calcext:value-type="float">
            <text:p>1465326546.98028</text:p>
          </table:table-cell>
          <table:table-cell table:formula="of:=[.H16]*[.G17]" office:value-type="float" office:value="3664559556.63985" calcext:value-type="float">
            <text:p>3664559556.63985</text:p>
          </table:table-cell>
          <table:table-cell office:value-type="float" office:value="3349782172.32143" calcext:value-type="float">
            <text:p>3349782172.32143</text:p>
          </table:table-cell>
          <table:table-cell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formula="of:=(SUM([$Sheet1.C17:.AH17]:[$Sheet16.C17:.AH17])+SUM([$Sheet17.C17:.V17]))/((32*16)+20)" office:value-type="float" office:value="8482042233.1297" calcext:value-type="float">
            <text:p>8482042233.1297</text:p>
          </table:table-cell>
          <table:table-cell/>
          <table:table-cell table:formula="of:=[.B17]*[.G3]" office:value-type="float" office:value="8482042233.1297" calcext:value-type="float">
            <text:p>8482042233.1297</text:p>
          </table:table-cell>
          <table:table-cell/>
          <table:table-cell table:formula="of:=[.C17]/[.H17]" office:value-type="float" office:value="2.50084840419476" calcext:value-type="float">
            <text:p>2.50084840419476</text:p>
          </table:table-cell>
          <table:table-cell table:formula="of:=[.B17]*LOG([.B17]; 1.023)" office:value-type="float" office:value="3391665891.82394" calcext:value-type="float">
            <text:p>3391665891.82394</text:p>
          </table:table-cell>
          <table:table-cell table:formula="of:=[.H17]*[.G17]" office:value-type="float" office:value="8482042233.1297" calcext:value-type="float">
            <text:p>8482042233.1297</text:p>
          </table:table-cell>
          <table:table-cell office:value-type="float" office:value="8482042233.1297" calcext:value-type="float">
            <text:p>8482042233.129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quação afonsosor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2.5Nlog1.023(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nstructions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SUM([$Sheet1.C21:.AH21]:[$Sheet16.C21:.AH21])+SUM([$Sheet17.C21:.V21]))/((32*16)+20)" office:value-type="float" office:value="306101.793233083" calcext:value-type="float">
            <text:p>306101.793233083</text:p>
          </table:table-cell>
          <table:table-cell/>
          <table:table-cell table:formula="of:=[.B24]*[.G24]" office:value-type="float" office:value="215183.464446203" calcext:value-type="float">
            <text:p>215183.464446203</text:p>
          </table:table-cell>
          <table:table-cell/>
          <table:table-cell table:formula="of:=[.C38]/[.B38]" office:value-type="float" office:value="2151.83464446203" calcext:value-type="float">
            <text:p>2151.83464446203</text:p>
          </table:table-cell>
          <table:table-cell table:formula="of:=[.B24]*LOG([.B24]; 1.02)" office:value-type="float" office:value="23255.3494902997" calcext:value-type="float">
            <text:p>23255.3494902997</text:p>
          </table:table-cell>
          <table:table-cell table:formula="of:=[.H24]*[.G38]" office:value-type="float" office:value="70598.7005898349" calcext:value-type="float">
            <text:p>70598.7005898349</text:p>
          </table:table-cell>
          <table:table-cell/>
          <table:table-cell office:value-type="float" office:value="306101.793233083" calcext:value-type="float">
            <text:p>306101.7932330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SUM([$Sheet1.C22:.AH22]:[$Sheet16.C22:.AH22])+SUM([$Sheet17.C22:.V22]))/((32*16)+20)" office:value-type="float" office:value="468456.87406015" calcext:value-type="float">
            <text:p>468456.87406015</text:p>
          </table:table-cell>
          <table:table-cell/>
          <table:table-cell table:formula="of:=[.B25]*[.G24]" office:value-type="float" office:value="430366.928892406" calcext:value-type="float">
            <text:p>430366.928892406</text:p>
          </table:table-cell>
          <table:table-cell table:number-columns-repeated="2"/>
          <table:table-cell table:formula="of:=[.B25]*LOG([.B25]; 1.02)" office:value-type="float" office:value="53511.2567368288" calcext:value-type="float">
            <text:p>53511.2567368288</text:p>
          </table:table-cell>
          <table:table-cell table:formula="of:=[.H25]*[.G38]" office:value-type="float" office:value="162449.727712111" calcext:value-type="float">
            <text:p>162449.727712111</text:p>
          </table:table-cell>
          <table:table-cell/>
          <table:table-cell office:value-type="float" office:value="468456.87406015" calcext:value-type="float">
            <text:p>468456.874060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SUM([$Sheet1.C23:.AH23]:[$Sheet16.C23:.AH23])+SUM([$Sheet17.C23:.V23]))/((32*16)+20)" office:value-type="float" office:value="963780.268796993" calcext:value-type="float">
            <text:p>963780.268796993</text:p>
          </table:table-cell>
          <table:table-cell/>
          <table:table-cell table:formula="of:=[.B26]*[.G24]" office:value-type="float" office:value="1075917.32223102" calcext:value-type="float">
            <text:p>1075917.32223102</text:p>
          </table:table-cell>
          <table:table-cell/>
          <table:table-cell table:formula="of:=[.E24]/[.C24]" office:value-type="float" office:value="0.702980084413784" calcext:value-type="float">
            <text:p>0.702980084413784</text:p>
          </table:table-cell>
          <table:table-cell table:formula="of:=[.B26]*LOG([.B26]; 1.02)" office:value-type="float" office:value="156913.726786675" calcext:value-type="float">
            <text:p>156913.726786675</text:p>
          </table:table-cell>
          <table:table-cell table:formula="of:=[.H26]*[.G38]" office:value-type="float" office:value="476359.43809266" calcext:value-type="float">
            <text:p>476359.43809266</text:p>
          </table:table-cell>
          <table:table-cell/>
          <table:table-cell office:value-type="float" office:value="963780.268796993" calcext:value-type="float">
            <text:p>963780.26879699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SUM([$Sheet1.C24:.AH24]:[$Sheet16.C24:.AH24])+SUM([$Sheet17.C24:.V24]))/((32*16)+20)" office:value-type="float" office:value="1798629.22744361" calcext:value-type="float">
            <text:p>1798629.22744361</text:p>
          </table:table-cell>
          <table:table-cell/>
          <table:table-cell table:formula="of:=[.B27]*[.G24]" office:value-type="float" office:value="2151834.64446203" calcext:value-type="float">
            <text:p>2151834.64446203</text:p>
          </table:table-cell>
          <table:table-cell table:number-columns-repeated="2"/>
          <table:table-cell table:formula="of:=[.B27]*LOG([.B27]; 1.02)" office:value-type="float" office:value="348830.242354496" calcext:value-type="float">
            <text:p>348830.242354496</text:p>
          </table:table-cell>
          <table:table-cell table:formula="of:=[.H27]*[.G38]" office:value-type="float" office:value="1058980.50884752" calcext:value-type="float">
            <text:p>1058980.50884752</text:p>
          </table:table-cell>
          <table:table-cell/>
          <table:table-cell office:value-type="float" office:value="1798629.22744361" calcext:value-type="float">
            <text:p>1798629.2274436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SUM([$Sheet1.C25:.AH25]:[$Sheet16.C25:.AH25])+SUM([$Sheet17.C25:.V25]))/((32*16)+20)" office:value-type="float" office:value="3550035.32894737" calcext:value-type="float">
            <text:p>3550035.32894737</text:p>
          </table:table-cell>
          <table:table-cell/>
          <table:table-cell table:formula="of:=[.B28]*[.G24]" office:value-type="float" office:value="4303669.28892406" calcext:value-type="float">
            <text:p>4303669.28892406</text:p>
          </table:table-cell>
          <table:table-cell table:number-columns-repeated="2"/>
          <table:table-cell table:formula="of:=[.B28]*LOG([.B28]; 1.02)" office:value-type="float" office:value="767666.062271285" calcext:value-type="float">
            <text:p>767666.062271285</text:p>
          </table:table-cell>
          <table:table-cell table:formula="of:=[.H28]*[.G38]" office:value-type="float" office:value="2330484.28301945" calcext:value-type="float">
            <text:p>2330484.28301945</text:p>
          </table:table-cell>
          <table:table-cell/>
          <table:table-cell office:value-type="float" office:value="3550035.32894737" calcext:value-type="float">
            <text:p>3550035.3289473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(SUM([$Sheet1.C26:.AH26]:[$Sheet16.C26:.AH26])+SUM([$Sheet17.C26:.V26]))/((32*16)+20)" office:value-type="float" office:value="8906728.93421053" calcext:value-type="float">
            <text:p>8906728.93421053</text:p>
          </table:table-cell>
          <table:table-cell/>
          <table:table-cell table:formula="of:=[.B29]*[.G24]" office:value-type="float" office:value="10759173.2223102" calcext:value-type="float">
            <text:p>10759173.2223102</text:p>
          </table:table-cell>
          <table:table-cell table:number-columns-repeated="2"/>
          <table:table-cell table:formula="of:=[.B29]*LOG([.B29]; 1.02)" office:value-type="float" office:value="2150521.00512424" calcext:value-type="float">
            <text:p>2150521.00512424</text:p>
          </table:table-cell>
          <table:table-cell table:formula="of:=[.H29]*[.G38]" office:value-type="float" office:value="6528561.89567247" calcext:value-type="float">
            <text:p>6528561.89567247</text:p>
          </table:table-cell>
          <table:table-cell/>
          <table:table-cell office:value-type="float" office:value="8906728.93421053" calcext:value-type="float">
            <text:p>8906728.9342105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SUM([$Sheet1.C27:.AH27]:[$Sheet16.C27:.AH27])+SUM([$Sheet17.C27:.V27]))/((32*16)+20)" office:value-type="float" office:value="17954847.3477444" calcext:value-type="float">
            <text:p>17954847.3477444</text:p>
          </table:table-cell>
          <table:table-cell/>
          <table:table-cell table:formula="of:=[.B30]*[.G24]" office:value-type="float" office:value="21518346.4446203" calcext:value-type="float">
            <text:p>21518346.4446203</text:p>
          </table:table-cell>
          <table:table-cell table:number-columns-repeated="2"/>
          <table:table-cell table:formula="of:=[.B30]*LOG([.B30]; 1.02)" office:value-type="float" office:value="4651069.89805995" calcext:value-type="float">
            <text:p>4651069.89805995</text:p>
          </table:table-cell>
          <table:table-cell table:formula="of:=[.H30]*[.G38]" office:value-type="float" office:value="14119740.117967" calcext:value-type="float">
            <text:p>14119740.117967</text:p>
          </table:table-cell>
          <table:table-cell/>
          <table:table-cell office:value-type="float" office:value="17954847.3477444" calcext:value-type="float">
            <text:p>17954847.347744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(SUM([$Sheet1.C28:.AH28]:[$Sheet16.C28:.AH28])+SUM([$Sheet17.C28:.V28]))/((32*16)+20)" office:value-type="float" office:value="36924860.5451128" calcext:value-type="float">
            <text:p>36924860.5451128</text:p>
          </table:table-cell>
          <table:table-cell/>
          <table:table-cell table:formula="of:=[.B31]*[.G24]" office:value-type="float" office:value="43036692.8892406" calcext:value-type="float">
            <text:p>43036692.8892406</text:p>
          </table:table-cell>
          <table:table-cell/>
          <table:table-cell table:formula="of:=[.C38]/[.B38]" office:value-type="float" office:value="2151.83464446203" calcext:value-type="float">
            <text:p>2151.83464446203</text:p>
          </table:table-cell>
          <table:table-cell table:formula="of:=[.B31]*LOG([.B31]; 1.02)" office:value-type="float" office:value="10002195.5717428" calcext:value-type="float">
            <text:p>10002195.5717428</text:p>
          </table:table-cell>
          <table:table-cell table:formula="of:=[.H31]*[.G38]" office:value-type="float" office:value="30364712.889178" calcext:value-type="float">
            <text:p>30364712.889178</text:p>
          </table:table-cell>
          <table:table-cell/>
          <table:table-cell office:value-type="float" office:value="36924860.5451128" calcext:value-type="float">
            <text:p>36924860.545112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(SUM([$Sheet1.C29:.AH29]:[$Sheet16.C29:.AH29])+SUM([$Sheet17.C29:.V29]))/((32*16)+20)" office:value-type="float" office:value="94560240.2368421" calcext:value-type="float">
            <text:p>94560240.2368421</text:p>
          </table:table-cell>
          <table:table-cell/>
          <table:table-cell table:formula="of:=[.B32]*[.G24]" office:value-type="float" office:value="107591732.223102" calcext:value-type="float">
            <text:p>107591732.223102</text:p>
          </table:table-cell>
          <table:table-cell/>
          <table:table-cell table:formula="of:=[.C24]/[.B24]" office:value-type="float" office:value="3061.01793233083" calcext:value-type="float">
            <text:p>3061.01793233083</text:p>
          </table:table-cell>
          <table:table-cell table:formula="of:=[.B32]*LOG([.B32]; 1.02)" office:value-type="float" office:value="27319047.4238174" calcext:value-type="float">
            <text:p>27319047.4238174</text:p>
          </table:table-cell>
          <table:table-cell table:formula="of:=[.H32]*[.G38]" office:value-type="float" office:value="82935294.1041835" calcext:value-type="float">
            <text:p>82935294.1041835</text:p>
          </table:table-cell>
          <table:table-cell/>
          <table:table-cell office:value-type="float" office:value="94560240.2368421" calcext:value-type="float">
            <text:p>94560240.236842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SUM([$Sheet1.C30:.AH30]:[$Sheet16.C30:.AH30])+SUM([$Sheet17.C30:.V30]))/((32*16)+20)" office:value-type="float" office:value="191935954.862782" calcext:value-type="float">
            <text:p>191935954.862782</text:p>
          </table:table-cell>
          <table:table-cell/>
          <table:table-cell table:formula="of:=[.B33]*[.G24]" office:value-type="float" office:value="215183464.446203" calcext:value-type="float">
            <text:p>215183464.446203</text:p>
          </table:table-cell>
          <table:table-cell table:number-columns-repeated="2"/>
          <table:table-cell table:formula="of:=[.B33]*LOG([.B33]; 1.02)" office:value-type="float" office:value="58138373.7257494" calcext:value-type="float">
            <text:p>58138373.7257494</text:p>
          </table:table-cell>
          <table:table-cell table:formula="of:=[.H33]*[.G38]" office:value-type="float" office:value="176496751.474587" calcext:value-type="float">
            <text:p>176496751.474587</text:p>
          </table:table-cell>
          <table:table-cell/>
          <table:table-cell office:value-type="float" office:value="191935954.862782" calcext:value-type="float">
            <text:p>191935954.86278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formula="of:=(SUM([$Sheet1.C31:.AH31]:[$Sheet16.C31:.AH31])+SUM([$Sheet17.C31:.V31]))/((32*16)+20)" office:value-type="float" office:value="395446128.37594" calcext:value-type="float">
            <text:p>395446128.37594</text:p>
          </table:table-cell>
          <table:table-cell/>
          <table:table-cell table:formula="of:=[.B34]*[.G24]" office:value-type="float" office:value="430366928.892406" calcext:value-type="float">
            <text:p>430366928.892406</text:p>
          </table:table-cell>
          <table:table-cell/>
          <table:table-cell table:formula="of:=[.G32]/[.G31]" office:value-type="float" office:value="1.42251540573002" calcext:value-type="float">
            <text:p>1.42251540573002</text:p>
          </table:table-cell>
          <table:table-cell table:formula="of:=[.B34]*LOG([.B34]; 1.02)" office:value-type="float" office:value="123277305.207728" calcext:value-type="float">
            <text:p>123277305.207728</text:p>
          </table:table-cell>
          <table:table-cell table:formula="of:=[.H34]*[.G38]" office:value-type="float" office:value="374245829.481615" calcext:value-type="float">
            <text:p>374245829.481615</text:p>
          </table:table-cell>
          <table:table-cell/>
          <table:table-cell office:value-type="float" office:value="395446128.37594" calcext:value-type="float">
            <text:p>395446128.37594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(SUM([$Sheet1.C32:.AH32]:[$Sheet16.C32:.AH32])+SUM([$Sheet17.C32:.V32]))/((32*16)+20)" office:value-type="float" office:value="1011890978.37782" calcext:value-type="float">
            <text:p>1011890978.37782</text:p>
          </table:table-cell>
          <table:table-cell/>
          <table:table-cell table:formula="of:=[.B35]*[.G24]" office:value-type="float" office:value="1075917322.23102" calcext:value-type="float">
            <text:p>1075917322.23102</text:p>
          </table:table-cell>
          <table:table-cell table:number-columns-repeated="2"/>
          <table:table-cell table:formula="of:=[.B35]*LOG([.B35]; 1.02)" office:value-type="float" office:value="331328847.963923" calcext:value-type="float">
            <text:p>331328847.963923</text:p>
          </table:table-cell>
          <table:table-cell table:formula="of:=[.H35]*[.G38]" office:value-type="float" office:value="1005849692.51642" calcext:value-type="float">
            <text:p>1005849692.51642</text:p>
          </table:table-cell>
          <table:table-cell/>
          <table:table-cell office:value-type="float" office:value="1011890978.37782" calcext:value-type="float">
            <text:p>1011890978.3778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(SUM([$Sheet1.C33:.AH33]:[$Sheet16.C33:.AH33])+SUM([$Sheet17.C33:.V33]))/((32*16)+20)" office:value-type="float" office:value="2049807461.73308" calcext:value-type="float">
            <text:p>2049807461.73308</text:p>
          </table:table-cell>
          <table:table-cell/>
          <table:table-cell table:formula="of:=[.B36]*[.G24]" office:value-type="float" office:value="2151834644.46203" calcext:value-type="float">
            <text:p>2151834644.46203</text:p>
          </table:table-cell>
          <table:table-cell table:number-columns-repeated="2"/>
          <table:table-cell table:formula="of:=[.B36]*LOG([.B36]; 1.02)" office:value-type="float" office:value="697660484.708992" calcext:value-type="float">
            <text:p>697660484.708992</text:p>
          </table:table-cell>
          <table:table-cell table:formula="of:=[.H36]*[.G38]" office:value-type="float" office:value="2117961017.69505" calcext:value-type="float">
            <text:p>2117961017.69505</text:p>
          </table:table-cell>
          <table:table-cell/>
          <table:table-cell office:value-type="float" office:value="2049807461.73308" calcext:value-type="float">
            <text:p>2049807461.73308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table:formula="of:=(SUM([$Sheet1.C34:.AH34]:[$Sheet16.C34:.AH34])+SUM([$Sheet17.C34:.V34]))/((32*16)+20)" office:value-type="float" office:value="4209688676.77068" calcext:value-type="float">
            <text:p>4209688676.77068</text:p>
          </table:table-cell>
          <table:table-cell/>
          <table:table-cell table:formula="of:=[.B37]*[.G24]" office:value-type="float" office:value="4303669288.92406" calcext:value-type="float">
            <text:p>4303669288.92406</text:p>
          </table:table-cell>
          <table:table-cell table:number-columns-repeated="2"/>
          <table:table-cell table:formula="of:=[.B37]*LOG([.B37]; 1.02)" office:value-type="float" office:value="1465326546.98028" calcext:value-type="float">
            <text:p>1465326546.98028</text:p>
          </table:table-cell>
          <table:table-cell table:formula="of:=[.H37]*[.G38]" office:value-type="float" office:value="4448445300.7145" calcext:value-type="float">
            <text:p>4448445300.7145</text:p>
          </table:table-cell>
          <table:table-cell/>
          <table:table-cell office:value-type="float" office:value="4209688676.77068" calcext:value-type="float">
            <text:p>4209688676.77068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formula="of:=(SUM([$Sheet1.C35:.AH35]:[$Sheet16.C35:.AH35])+SUM([$Sheet17.C35:.V35]))/((32*16)+20)" office:value-type="float" office:value="10759173222.3102" calcext:value-type="float">
            <text:p>10759173222.3102</text:p>
          </table:table-cell>
          <table:table-cell/>
          <table:table-cell table:formula="of:=[.B38]*[.G24]" office:value-type="float" office:value="10759173222.3102" calcext:value-type="float">
            <text:p>10759173222.3102</text:p>
          </table:table-cell>
          <table:table-cell/>
          <table:table-cell table:formula="of:=[.C38]/[.H38]" office:value-type="float" office:value="3.03580475620386" calcext:value-type="float">
            <text:p>3.03580475620386</text:p>
          </table:table-cell>
          <table:table-cell table:formula="of:=[.B38]*LOG([.B38]; 1.022)" office:value-type="float" office:value="3544092616.73469" calcext:value-type="float">
            <text:p>3544092616.73469</text:p>
          </table:table-cell>
          <table:table-cell table:formula="of:=[.H38]*[.G38]" office:value-type="float" office:value="10759173222.3102" calcext:value-type="float">
            <text:p>10759173222.3102</text:p>
          </table:table-cell>
          <table:table-cell/>
          <table:table-cell office:value-type="float" office:value="10759173222.3102" calcext:value-type="float">
            <text:p>10759173222.31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quação quicks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.03580475620386" calcext:value-type="float">
            <text:p>3.0358047562038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3.04Nlog1.022(N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00:58:59.525252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8:21:25.054239374</meta:creation-date>
    <dc:date>2024-05-01T00:56:03.057618441</dc:date>
    <meta:editing-duration>PT2H20M8S</meta:editing-duration>
    <meta:editing-cycles>26</meta:editing-cycles>
    <meta:generator>LibreOffice/24.2.2.2$Linux_X86_64 LibreOffice_project/420$Build-2</meta:generator>
    <meta:document-statistic meta:table-count="19" meta:cell-count="17836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scatter" chart:column-mapping="0 0" chart:style-name="ch1">
        <chart:legend chart:legend-position="end" svg:x="13.019cm" svg:y="4.157cm" style:legend-expansion="high" chart:style-name="ch2"/>
        <chart:plot-area chart:style-name="ch3" table:cell-range-address="Total.B3:Total.C17" chart:data-source-has-labels="column" svg:x="0.319cm" svg:y="0.18cm" svg:width="12.381cm" svg:height="8.647cm">
          <chart:coordinate-region svg:x="2.607cm" svg:y="0.426cm" svg:width="9.377cm" svg:height="7.661cm"/>
          <chart:axis chart:dimension="x" chart:name="primary-x" chart:style-name="ch4" chartooo:axis-type="auto">
            <chart:categories table:cell-range-address="Total.C3:Total.C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.C3:Total.C17" chart:class="chart:scatter">
            <chart:domain table:cell-range-address="Total.B3:Total.B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93245.78125">
                <text:p>293245.78125</text:p>
                <draw:g>
                  <svg:desc>Total.C3:Total.C17</svg:desc>
                </draw:g>
              </table:table-cell>
              <table:table-cell office:value-type="float" office:value="100">
                <text:p>100</text:p>
                <draw:g>
                  <svg:desc>Total.B3:Total.B17</svg:desc>
                </draw:g>
              </table:table-cell>
              <table:table-cell office:value-type="float" office:value="293245.78125">
                <text:p>293245.78125</text:p>
                <draw:g>
                  <svg:desc>Total.C3:Total.C17</svg:desc>
                </draw:g>
              </table:table-cell>
            </table:table-row>
            <table:table-row>
              <table:table-cell office:value-type="float" office:value="439283.1875">
                <text:p>439283.1875</text:p>
              </table:table-cell>
              <table:table-cell office:value-type="float" office:value="200">
                <text:p>200</text:p>
              </table:table-cell>
              <table:table-cell office:value-type="float" office:value="439283.1875">
                <text:p>439283.1875</text:p>
              </table:table-cell>
            </table:table-row>
            <table:table-row>
              <table:table-cell office:value-type="float" office:value="878537.53125">
                <text:p>878537.53125</text:p>
              </table:table-cell>
              <table:table-cell office:value-type="float" office:value="500">
                <text:p>500</text:p>
              </table:table-cell>
              <table:table-cell office:value-type="float" office:value="878537.53125">
                <text:p>878537.53125</text:p>
              </table:table-cell>
            </table:table-row>
            <table:table-row>
              <table:table-cell office:value-type="float" office:value="1609066.96875">
                <text:p>1609066.96875</text:p>
              </table:table-cell>
              <table:table-cell office:value-type="float" office:value="1000">
                <text:p>1000</text:p>
              </table:table-cell>
              <table:table-cell office:value-type="float" office:value="1609066.96875">
                <text:p>1609066.96875</text:p>
              </table:table-cell>
            </table:table-row>
            <table:table-row>
              <table:table-cell office:value-type="float" office:value="3134116.8125">
                <text:p>3134116.8125</text:p>
              </table:table-cell>
              <table:table-cell office:value-type="float" office:value="2000">
                <text:p>2000</text:p>
              </table:table-cell>
              <table:table-cell office:value-type="float" office:value="3134116.8125">
                <text:p>3134116.8125</text:p>
              </table:table-cell>
            </table:table-row>
            <table:table-row>
              <table:table-cell office:value-type="float" office:value="7701762.34375">
                <text:p>7701762.34375</text:p>
              </table:table-cell>
              <table:table-cell office:value-type="float" office:value="5000">
                <text:p>5000</text:p>
              </table:table-cell>
              <table:table-cell office:value-type="float" office:value="7701762.34375">
                <text:p>7701762.34375</text:p>
              </table:table-cell>
            </table:table-row>
            <table:table-row>
              <table:table-cell office:value-type="float" office:value="15322017.5625">
                <text:p>15322017.5625</text:p>
              </table:table-cell>
              <table:table-cell office:value-type="float" office:value="10000">
                <text:p>10000</text:p>
              </table:table-cell>
              <table:table-cell office:value-type="float" office:value="15322017.5625">
                <text:p>15322017.5625</text:p>
              </table:table-cell>
            </table:table-row>
            <table:table-row>
              <table:table-cell office:value-type="float" office:value="31056059.09375">
                <text:p>31056059.09375</text:p>
              </table:table-cell>
              <table:table-cell office:value-type="float" office:value="20000">
                <text:p>20000</text:p>
              </table:table-cell>
              <table:table-cell office:value-type="float" office:value="31056059.09375">
                <text:p>31056059.09375</text:p>
              </table:table-cell>
            </table:table-row>
            <table:table-row>
              <table:table-cell office:value-type="float" office:value="78462836.09375">
                <text:p>78462836.09375</text:p>
              </table:table-cell>
              <table:table-cell office:value-type="float" office:value="50000">
                <text:p>50000</text:p>
              </table:table-cell>
              <table:table-cell office:value-type="float" office:value="78462836.09375">
                <text:p>78462836.09375</text:p>
              </table:table-cell>
            </table:table-row>
            <table:table-row>
              <table:table-cell office:value-type="float" office:value="157495260.15625">
                <text:p>157495260.15625</text:p>
              </table:table-cell>
              <table:table-cell office:value-type="float" office:value="100000">
                <text:p>100000</text:p>
              </table:table-cell>
              <table:table-cell office:value-type="float" office:value="157495260.15625">
                <text:p>157495260.15625</text:p>
              </table:table-cell>
            </table:table-row>
            <table:table-row>
              <table:table-cell office:value-type="float" office:value="322130215">
                <text:p>322130215</text:p>
              </table:table-cell>
              <table:table-cell office:value-type="float" office:value="200000">
                <text:p>200000</text:p>
              </table:table-cell>
              <table:table-cell office:value-type="float" office:value="322130215">
                <text:p>322130215</text:p>
              </table:table-cell>
            </table:table-row>
            <table:table-row>
              <table:table-cell office:value-type="float" office:value="815619855.65625">
                <text:p>815619855.65625</text:p>
              </table:table-cell>
              <table:table-cell office:value-type="float" office:value="500000">
                <text:p>500000</text:p>
              </table:table-cell>
              <table:table-cell office:value-type="float" office:value="815619855.65625">
                <text:p>815619855.65625</text:p>
              </table:table-cell>
            </table:table-row>
            <table:table-row>
              <table:table-cell office:value-type="float" office:value="1638473075.625">
                <text:p>1638473075.625</text:p>
              </table:table-cell>
              <table:table-cell office:value-type="float" office:value="1000000">
                <text:p>1000000</text:p>
              </table:table-cell>
              <table:table-cell office:value-type="float" office:value="1638473075.625">
                <text:p>1638473075.625</text:p>
              </table:table-cell>
            </table:table-row>
            <table:table-row>
              <table:table-cell office:value-type="float" office:value="3349785244.09375">
                <text:p>3349785244.09375</text:p>
              </table:table-cell>
              <table:table-cell office:value-type="float" office:value="2000000">
                <text:p>2000000</text:p>
              </table:table-cell>
              <table:table-cell office:value-type="float" office:value="3349785244.09375">
                <text:p>3349785244.09375</text:p>
              </table:table-cell>
            </table:table-row>
            <table:table-row>
              <table:table-cell office:value-type="float" office:value="8481925162.59375">
                <text:p>8481925162.59375</text:p>
              </table:table-cell>
              <table:table-cell office:value-type="float" office:value="5000000">
                <text:p>5000000</text:p>
              </table:table-cell>
              <table:table-cell office:value-type="float" office:value="8481925162.59375">
                <text:p>8481925162.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scatter" chart:style-name="ch1">
        <chart:legend chart:legend-position="end" svg:x="13.019cm" svg:y="4.157cm" style:legend-expansion="high" chart:style-name="ch2"/>
        <chart:plot-area chart:style-name="ch3" table:cell-range-address="Total.B21:Total.C35" svg:x="0.319cm" svg:y="0.18cm" svg:width="12.381cm" svg:height="8.647cm">
          <chart:coordinate-region svg:x="2.806cm" svg:y="0.426cm" svg:width="9.178cm" svg:height="7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tal.C21:Total.C35" chart:class="chart:scatter">
            <chart:domain table:cell-range-address="Total.B21:Total.B3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otal.B21:Total.B35</svg:desc>
                </draw:g>
              </table:table-cell>
              <table:table-cell office:value-type="float" office:value="306126.4375">
                <text:p>306126.4375</text:p>
                <draw:g>
                  <svg:desc>Total.C21:Total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68477.3828125">
                <text:p>468477.38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63793.8125">
                <text:p>963793.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798657.59375">
                <text:p>1798657.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550093.7734375">
                <text:p>3550093.7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8906756.6875">
                <text:p>8906756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7954919">
                <text:p>17954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6924923.25">
                <text:p>3692492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94560339.375">
                <text:p>94560339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91936096.1875">
                <text:p>191936096.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395446137.03125">
                <text:p>395446137.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">
                <text:p>500000</text:p>
              </table:table-cell>
              <table:table-cell office:value-type="float" office:value="1011890997.34375">
                <text:p>1011890997.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2049807342.09375">
                <text:p>2049807342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">
                <text:p>2000000</text:p>
              </table:table-cell>
              <table:table-cell office:value-type="float" office:value="4209688886.59375">
                <text:p>4209688886.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10759175326.8438">
                <text:p>10759175326.8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scatter" chart:style-name="ch1">
        <chart:legend chart:legend-position="end" svg:x="13.019cm" svg:y="4.157cm" style:legend-expansion="high" chart:style-name="ch2"/>
        <chart:plot-area chart:style-name="ch3" table:cell-range-address="Total_2.B3:Total_2.C17" svg:x="0.319cm" svg:y="0.18cm" svg:width="12.381cm" svg:height="8.647cm">
          <chart:coordinate-region svg:x="2.607cm" svg:y="0.426cm" svg:width="9.377cm" svg:height="7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tal_2.C3:Total_2.C17" chart:class="chart:scatter">
            <chart:domain table:cell-range-address="Total_2.B3:Total_2.B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otal_2.B3:Total_2.B17</svg:desc>
                </draw:g>
              </table:table-cell>
              <table:table-cell office:value-type="float" office:value="293220.656015038">
                <text:p>293220.656015038</text:p>
                <draw:g>
                  <svg:desc>Total_2.C3:Total_2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39245.203007519">
                <text:p>439245.20300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78505.757518797">
                <text:p>878505.757518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609045.41917293">
                <text:p>1609045.41917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134056.18233083">
                <text:p>3134056.18233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7701744.4943609">
                <text:p>7701744.4943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5321808.4097744">
                <text:p>15321808.4097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1055626.7368421">
                <text:p>31055626.736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78464019.3082707">
                <text:p>78464019.3082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57496597.518797">
                <text:p>157496597.518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322126831.080827">
                <text:p>322126831.080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">
                <text:p>500000</text:p>
              </table:table-cell>
              <table:table-cell office:value-type="float" office:value="815647011.774436">
                <text:p>815647011.774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1638512365.32143">
                <text:p>1638512365.32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">
                <text:p>2000000</text:p>
              </table:table-cell>
              <table:table-cell office:value-type="float" office:value="3349782172.32143">
                <text:p>3349782172.32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8482042233.1297">
                <text:p>8482042233.1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3.02cm" svg:y="4.157cm" style:legend-expansion="high" chart:style-name="ch2"/>
        <chart:plot-area chart:style-name="ch3" table:cell-range-address="Total_2.B24:Total_2.C38" svg:x="0.319cm" svg:y="0.18cm" svg:width="12.382cm" svg:height="8.647cm">
          <chart:coordinate-region svg:x="2.806cm" svg:y="0.426cm" svg:width="9.179cm" svg:height="7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tal_2.C24:Total_2.C38" chart:class="chart:scatter">
            <chart:domain table:cell-range-address="Total_2.B24:Total_2.B38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otal_2.B24:Total_2.B38</svg:desc>
                </draw:g>
              </table:table-cell>
              <table:table-cell office:value-type="float" office:value="306101.793233083">
                <text:p>306101.793233083</text:p>
                <draw:g>
                  <svg:desc>Total_2.C24:Total_2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68456.87406015">
                <text:p>468456.87406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63780.268796993">
                <text:p>963780.268796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798629.22744361">
                <text:p>1798629.22744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550035.32894737">
                <text:p>3550035.32894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8906728.93421053">
                <text:p>8906728.93421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7954847.3477444">
                <text:p>17954847.3477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6924860.5451128">
                <text:p>36924860.5451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94560240.2368421">
                <text:p>94560240.2368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91935954.862782">
                <text:p>191935954.862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395446128.37594">
                <text:p>395446128.37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">
                <text:p>500000</text:p>
              </table:table-cell>
              <table:table-cell office:value-type="float" office:value="1011890978.37782">
                <text:p>1011890978.37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2049807461.73308">
                <text:p>2049807461.73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">
                <text:p>2000000</text:p>
              </table:table-cell>
              <table:table-cell office:value-type="float" office:value="4209688676.77068">
                <text:p>4209688676.77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10759173222.3102">
                <text:p>10759173222.31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